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92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19.5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19.74mm"/>
    </style:style>
    <style:style style:name="co7" style:family="table-column">
      <style:table-column-properties fo:break-before="auto" style:column-width="22.45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9.53mm"/>
    </style:style>
    <style:style style:name="co11" style:family="table-column">
      <style:table-column-properties fo:break-before="auto" style:column-width="14.75mm"/>
    </style:style>
    <style:style style:name="co12" style:family="table-column">
      <style:table-column-properties fo:break-before="auto" style:column-width="10.65mm"/>
    </style:style>
    <style:style style:name="co13" style:family="table-column">
      <style:table-column-properties fo:break-before="auto" style:column-width="32mm"/>
    </style:style>
    <style:style style:name="co14" style:family="table-column">
      <style:table-column-properties fo:break-before="auto" style:column-width="15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04mm" fo:break-before="auto" style:use-optimal-row-height="false"/>
    </style:style>
    <style:style style:name="ro3" style:family="table-row">
      <style:table-row-properties style:row-height="6.39mm" fo:break-before="auto" style:use-optimal-row-height="false"/>
    </style:style>
    <style:style style:name="ro4" style:family="table-row">
      <style:table-row-properties style:row-height="6.83mm" fo:break-before="auto" style:use-optimal-row-height="false"/>
    </style:style>
    <style:style style:name="ro5" style:family="table-row">
      <style:table-row-properties style:row-height="6.6mm" fo:break-before="auto" style:use-optimal-row-height="false"/>
    </style:style>
    <style:style style:name="ro6" style:family="table-row">
      <style:table-row-properties style:row-height="7.27mm" fo:break-before="auto" style:use-optimal-row-height="false"/>
    </style:style>
    <style:style style:name="ro7" style:family="table-row">
      <style:table-row-properties style:row-height="6.16mm" fo:break-before="auto" style:use-optimal-row-height="false"/>
    </style:style>
    <style:style style:name="ro8" style:family="table-row">
      <style:table-row-properties style:row-height="7.48mm" fo:break-before="auto" style:use-optimal-row-height="false"/>
    </style:style>
    <style:style style:name="ro9" style:family="table-row">
      <style:table-row-properties style:row-height="7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eeeee" fo:border="0.06pt solid #000000" style:vertical-align="middl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dddddd" fo:border="0.06pt solid #000000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ero" table:style-name="ta1">
        <table:shapes>
          <draw:frame draw:z-index="0" draw:style-name="gr1" draw:text-style-name="P1" svg:width="160.06mm" svg:height="90.07mm" svg:x="242.15mm" svg:y="112.5mm">
            <loext:p draw:notify-on-update-of-ranges="Zero.O10:Zero.W10 Zero.N11:Zero.N11 Zero.O11:Zero.W11 Zero.N12:Zero.N12 Zero.O12:Zero.W12 Zero.N13:Zero.N13 Zero.O13:Zero.W1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style-name="Default" table:number-columns-repeated="10"/>
          <table:table-cell table:number-columns-repeated="13"/>
        </table:table-row>
        <table:table-row table:style-name="ro1">
          <table:table-cell table:style-name="ce1" table:number-columns-repeated="1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10" table:number-rows-spanned="1">
            <text:p>Zero OMP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 table:style-name="ce3"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3"/>
        </table:table-row>
        <table:table-row table:style-name="ro3">
          <table:table-cell table:style-name="ce3" office:value-type="string" calcext:value-type="string">
            <text:p>P1</text:p>
          </table:table-cell>
          <table:table-cell office:value-type="float" office:value="0.008733" calcext:value-type="float">
            <text:p>0,008733</text:p>
          </table:table-cell>
          <table:table-cell office:value-type="float" office:value="0.018447" calcext:value-type="float">
            <text:p>0,018447</text:p>
          </table:table-cell>
          <table:table-cell office:value-type="float" office:value="0.037813" calcext:value-type="float">
            <text:p>0,037813</text:p>
          </table:table-cell>
          <table:table-cell office:value-type="float" office:value="0.094468" calcext:value-type="float">
            <text:p>0,094468</text:p>
          </table:table-cell>
          <table:table-cell office:value-type="float" office:value="0.3418" calcext:value-type="float">
            <text:p>0,3418</text:p>
          </table:table-cell>
          <table:table-cell office:value-type="float" office:value="0.902537" calcext:value-type="float">
            <text:p>0,902537</text:p>
          </table:table-cell>
          <table:table-cell office:value-type="float" office:value="1.860795" calcext:value-type="float">
            <text:p>1,860795</text:p>
          </table:table-cell>
          <table:table-cell office:value-type="float" office:value="4.552835" calcext:value-type="float">
            <text:p>4,552835</text:p>
          </table:table-cell>
          <table:table-cell office:value-type="float" office:value="11.502584" calcext:value-type="float">
            <text:p>11,502584</text:p>
          </table:table-cell>
          <table:table-cell table:number-columns-repeated="13"/>
        </table:table-row>
        <table:table-row table:style-name="ro4">
          <table:table-cell table:style-name="ce3" office:value-type="string" calcext:value-type="string">
            <text:p>P2</text:p>
          </table:table-cell>
          <table:table-cell office:value-type="float" office:value="0.011525" calcext:value-type="float">
            <text:p>0,011525</text:p>
          </table:table-cell>
          <table:table-cell office:value-type="float" office:value="0.01662" calcext:value-type="float">
            <text:p>0,01662</text:p>
          </table:table-cell>
          <table:table-cell office:value-type="float" office:value="0.02682" calcext:value-type="float">
            <text:p>0,02682</text:p>
          </table:table-cell>
          <table:table-cell office:value-type="float" office:value="0.106837" calcext:value-type="float">
            <text:p>0,106837</text:p>
          </table:table-cell>
          <table:table-cell office:value-type="float" office:value="0.403289" calcext:value-type="float">
            <text:p>0,403289</text:p>
          </table:table-cell>
          <table:table-cell office:value-type="float" office:value="0.953341" calcext:value-type="float">
            <text:p>0,953341</text:p>
          </table:table-cell>
          <table:table-cell office:value-type="float" office:value="2.190665" calcext:value-type="float">
            <text:p>2,190665</text:p>
          </table:table-cell>
          <table:table-cell office:value-type="float" office:value="4.280646" calcext:value-type="float">
            <text:p>4,280646</text:p>
          </table:table-cell>
          <table:table-cell office:value-type="float" office:value="10.596485" calcext:value-type="float">
            <text:p>10,596485</text:p>
          </table:table-cell>
          <table:table-cell table:number-columns-repeated="13"/>
        </table:table-row>
        <table:table-row table:style-name="ro5">
          <table:table-cell table:style-name="ce3" office:value-type="string" calcext:value-type="string">
            <text:p>P3</text:p>
          </table:table-cell>
          <table:table-cell office:value-type="float" office:value="0.01105" calcext:value-type="float">
            <text:p>0,01105</text:p>
          </table:table-cell>
          <table:table-cell office:value-type="float" office:value="0.018733" calcext:value-type="float">
            <text:p>0,018733</text:p>
          </table:table-cell>
          <table:table-cell office:value-type="float" office:value="0.034356" calcext:value-type="float">
            <text:p>0,034356</text:p>
          </table:table-cell>
          <table:table-cell office:value-type="float" office:value="0.094244" calcext:value-type="float">
            <text:p>0,094244</text:p>
          </table:table-cell>
          <table:table-cell office:value-type="float" office:value="0.398946" calcext:value-type="float">
            <text:p>0,398946</text:p>
          </table:table-cell>
          <table:table-cell office:value-type="float" office:value="1.057768" calcext:value-type="float">
            <text:p>1,057768</text:p>
          </table:table-cell>
          <table:table-cell office:value-type="float" office:value="1.723964" calcext:value-type="float">
            <text:p>1,723964</text:p>
          </table:table-cell>
          <table:table-cell office:value-type="float" office:value="4.23887" calcext:value-type="float">
            <text:p>4,23887</text:p>
          </table:table-cell>
          <table:table-cell office:value-type="float" office:value="10.732478" calcext:value-type="float">
            <text:p>10,732478</text:p>
          </table:table-cell>
          <table:table-cell table:number-columns-repeated="13"/>
        </table:table-row>
        <table:table-row table:style-name="ro6">
          <table:table-cell table:style-name="ce3" office:value-type="string" calcext:value-type="string">
            <text:p>P4</text:p>
          </table:table-cell>
          <table:table-cell office:value-type="float" office:value="0.01308" calcext:value-type="float">
            <text:p>0,01308</text:p>
          </table:table-cell>
          <table:table-cell office:value-type="float" office:value="0.018719" calcext:value-type="float">
            <text:p>0,018719</text:p>
          </table:table-cell>
          <table:table-cell office:value-type="float" office:value="0.032895" calcext:value-type="float">
            <text:p>0,032895</text:p>
          </table:table-cell>
          <table:table-cell office:value-type="float" office:value="0.105326" calcext:value-type="float">
            <text:p>0,105326</text:p>
          </table:table-cell>
          <table:table-cell office:value-type="float" office:value="0.406004" calcext:value-type="float">
            <text:p>0,406004</text:p>
          </table:table-cell>
          <table:table-cell office:value-type="float" office:value="0.88436" calcext:value-type="float">
            <text:p>0,88436</text:p>
          </table:table-cell>
          <table:table-cell office:value-type="float" office:value="1.70147" calcext:value-type="float">
            <text:p>1,70147</text:p>
          </table:table-cell>
          <table:table-cell office:value-type="float" office:value="4.581486" calcext:value-type="float">
            <text:p>4,581486</text:p>
          </table:table-cell>
          <table:table-cell office:value-type="float" office:value="10.823119" calcext:value-type="float">
            <text:p>10,823119</text:p>
          </table:table-cell>
          <table:table-cell table:number-columns-repeated="13"/>
        </table:table-row>
        <table:table-row table:style-name="ro7">
          <table:table-cell table:style-name="ce3" office:value-type="string" calcext:value-type="string">
            <text:p>P5</text:p>
          </table:table-cell>
          <table:table-cell office:value-type="float" office:value="0.012933" calcext:value-type="float">
            <text:p>0,012933</text:p>
          </table:table-cell>
          <table:table-cell office:value-type="float" office:value="0.018576" calcext:value-type="float">
            <text:p>0,018576</text:p>
          </table:table-cell>
          <table:table-cell office:value-type="float" office:value="0.03418" calcext:value-type="float">
            <text:p>0,03418</text:p>
          </table:table-cell>
          <table:table-cell office:value-type="float" office:value="0.112548" calcext:value-type="float">
            <text:p>0,112548</text:p>
          </table:table-cell>
          <table:table-cell office:value-type="float" office:value="0.356716" calcext:value-type="float">
            <text:p>0,356716</text:p>
          </table:table-cell>
          <table:table-cell office:value-type="float" office:value="0.876827" calcext:value-type="float">
            <text:p>0,876827</text:p>
          </table:table-cell>
          <table:table-cell office:value-type="float" office:value="1.869055" calcext:value-type="float">
            <text:p>1,869055</text:p>
          </table:table-cell>
          <table:table-cell office:value-type="float" office:value="3.361203" calcext:value-type="float">
            <text:p>3,361203</text:p>
          </table:table-cell>
          <table:table-cell office:value-type="float" office:value="10.073076" calcext:value-type="float">
            <text:p>10,073076</text:p>
          </table:table-cell>
          <table:table-cell table:number-columns-repeated="4"/>
          <table:table-cell table:style-name="ce6" office:value-type="string" calcext:value-type="string">
            <text:p>2¹⁹</text:p>
          </table:table-cell>
          <table:table-cell table:style-name="ce6" office:value-type="string" calcext:value-type="string">
            <text:p>2²⁰</text:p>
          </table:table-cell>
          <table:table-cell table:style-name="ce6" office:value-type="string" calcext:value-type="string">
            <text:p>2²¹</text:p>
          </table:table-cell>
          <table:table-cell table:style-name="ce6" office:value-type="string" calcext:value-type="string">
            <text:p>2²²</text:p>
          </table:table-cell>
          <table:table-cell table:style-name="ce6" office:value-type="string" calcext:value-type="string">
            <text:p>2²³</text:p>
          </table:table-cell>
          <table:table-cell table:style-name="ce6" office:value-type="string" calcext:value-type="string">
            <text:p>2²⁴</text:p>
          </table:table-cell>
          <table:table-cell table:style-name="ce6" office:value-type="string" calcext:value-type="string">
            <text:p>2²⁵</text:p>
          </table:table-cell>
          <table:table-cell table:style-name="ce6" office:value-type="string" calcext:value-type="string">
            <text:p>2²⁶</text:p>
          </table:table-cell>
          <table:table-cell table:style-name="ce6" office:value-type="string" calcext:value-type="string">
            <text:p>2²⁷</text:p>
          </table:table-cell>
        </table:table-row>
        <table:table-row table:style-name="ro4">
          <table:table-cell table:style-name="ce3" office:value-type="string" calcext:value-type="string">
            <text:p>Promedio</text:p>
          </table:table-cell>
          <table:table-cell table:formula="of:=AVERAGE([.B6:.B10])" office:value-type="float" office:value="0.0114642" calcext:value-type="float">
            <text:p>0,0114642</text:p>
          </table:table-cell>
          <table:table-cell table:formula="of:=AVERAGE([.C6:.C10])" office:value-type="float" office:value="0.018219" calcext:value-type="float">
            <text:p>0,018219</text:p>
          </table:table-cell>
          <table:table-cell table:formula="of:=AVERAGE([.D6:.D10])" office:value-type="float" office:value="0.0332128" calcext:value-type="float">
            <text:p>0,0332128</text:p>
          </table:table-cell>
          <table:table-cell table:formula="of:=AVERAGE([.E6:.E10])" office:value-type="float" office:value="0.1026846" calcext:value-type="float">
            <text:p>0,1026846</text:p>
          </table:table-cell>
          <table:table-cell table:formula="of:=AVERAGE([.F6:.F10])" office:value-type="float" office:value="0.381351" calcext:value-type="float">
            <text:p>0,381351</text:p>
          </table:table-cell>
          <table:table-cell table:formula="of:=AVERAGE([.G6:.G10])" office:value-type="float" office:value="0.9349666" calcext:value-type="float">
            <text:p>0,9349666</text:p>
          </table:table-cell>
          <table:table-cell table:formula="of:=AVERAGE([.H6];[.H7];[.H8];[.H9];[.H10])" office:value-type="float" office:value="1.8691898" calcext:value-type="float">
            <text:p>1,8691898</text:p>
          </table:table-cell>
          <table:table-cell table:formula="of:=AVERAGE([.I6:.I9])" office:value-type="float" office:value="4.41345925" calcext:value-type="float">
            <text:p>4,41345925</text:p>
          </table:table-cell>
          <table:table-cell table:formula="of:=AVERAGE([.J6:.J10])" office:value-type="float" office:value="10.7455484" calcext:value-type="float">
            <text:p>10,7455484</text:p>
          </table:table-cell>
          <table:table-cell table:number-columns-repeated="3"/>
          <table:table-cell office:value-type="string" calcext:value-type="string">
            <text:p>OpenMP</text:p>
          </table:table-cell>
          <table:table-cell office:value-type="float" office:value="0.0114642" calcext:value-type="float">
            <text:p>0,0114642</text:p>
          </table:table-cell>
          <table:table-cell office:value-type="float" office:value="0.018219" calcext:value-type="float">
            <text:p>0,018219</text:p>
          </table:table-cell>
          <table:table-cell office:value-type="float" office:value="0.0332128" calcext:value-type="float">
            <text:p>0,0332128</text:p>
          </table:table-cell>
          <table:table-cell office:value-type="float" office:value="0.1026846" calcext:value-type="float">
            <text:p>0,1026846</text:p>
          </table:table-cell>
          <table:table-cell office:value-type="float" office:value="0.381351" calcext:value-type="float">
            <text:p>0,381351</text:p>
          </table:table-cell>
          <table:table-cell office:value-type="float" office:value="0.9349666" calcext:value-type="float">
            <text:p>0,9349666</text:p>
          </table:table-cell>
          <table:table-cell office:value-type="float" office:value="1.8691898" calcext:value-type="float">
            <text:p>1,8691898</text:p>
          </table:table-cell>
          <table:table-cell office:value-type="float" office:value="4.41345925" calcext:value-type="float">
            <text:p>4,41345925</text:p>
          </table:table-cell>
          <table:table-cell office:value-type="float" office:value="10.7455484" calcext:value-type="float">
            <text:p>10,7455484</text:p>
          </table:table-cell>
        </table:table-row>
        <table:table-row table:style-name="ro2">
          <table:table-cell table:style-name="ce1"/>
          <table:table-cell table:style-name="ce7" table:number-columns-repeated="9"/>
          <table:table-cell table:number-columns-repeated="3"/>
          <table:table-cell office:value-type="string" calcext:value-type="string">
            <text:p>OpenMP-CORE</text:p>
          </table:table-cell>
          <table:table-cell table:style-name="ce3" office:value-type="float" office:value="0.008879" calcext:value-type="float">
            <text:p>0,008879</text:p>
          </table:table-cell>
          <table:table-cell table:style-name="ce3" office:value-type="float" office:value="0.016274" calcext:value-type="float">
            <text:p>0,016274</text:p>
          </table:table-cell>
          <table:table-cell table:style-name="ce3" office:value-type="float" office:value="0.0271424" calcext:value-type="float">
            <text:p>0,0271424</text:p>
          </table:table-cell>
          <table:table-cell office:value-type="float" office:value="0.0825182" calcext:value-type="float">
            <text:p>0,0825182</text:p>
          </table:table-cell>
          <table:table-cell office:value-type="float" office:value="0.306225" calcext:value-type="float">
            <text:p>0,306225</text:p>
          </table:table-cell>
          <table:table-cell office:value-type="float" office:value="0.732751" calcext:value-type="float">
            <text:p>0,732751</text:p>
          </table:table-cell>
          <table:table-cell office:value-type="float" office:value="1.536435" calcext:value-type="float">
            <text:p>1,536435</text:p>
          </table:table-cell>
          <table:table-cell office:value-type="float" office:value="3.5503328" calcext:value-type="float">
            <text:p>3,5503328</text:p>
          </table:table-cell>
          <table:table-cell office:value-type="float" office:value="8.3856634" calcext:value-type="float">
            <text:p>8,3856634</text:p>
          </table:table-cell>
        </table:table-row>
        <table:table-row table:style-name="ro8">
          <table:table-cell table:style-name="ce1" table:number-columns-repeated="10"/>
          <table:table-cell table:number-columns-repeated="3"/>
          <table:table-cell office:value-type="string" calcext:value-type="string">
            <text:p>Secuencial</text:p>
          </table:table-cell>
          <table:table-cell office:value-type="float" office:value="0.0086662" calcext:value-type="float">
            <text:p>0,0086662</text:p>
          </table:table-cell>
          <table:table-cell office:value-type="float" office:value="0.0172492" calcext:value-type="float">
            <text:p>0,0172492</text:p>
          </table:table-cell>
          <table:table-cell office:value-type="float" office:value="0.0361186" calcext:value-type="float">
            <text:p>0,0361186</text:p>
          </table:table-cell>
          <table:table-cell office:value-type="float" office:value="0.0668502" calcext:value-type="float">
            <text:p>0,0668502</text:p>
          </table:table-cell>
          <table:table-cell office:value-type="float" office:value="0.1440444" calcext:value-type="float">
            <text:p>0,1440444</text:p>
          </table:table-cell>
          <table:table-cell office:value-type="float" office:value="0.3030318" calcext:value-type="float">
            <text:p>0,3030318</text:p>
          </table:table-cell>
          <table:table-cell office:value-type="float" office:value="0.6362462" calcext:value-type="float">
            <text:p>0,6362462</text:p>
          </table:table-cell>
          <table:table-cell office:value-type="float" office:value="1.3332896" calcext:value-type="float">
            <text:p>1,3332896</text:p>
          </table:table-cell>
          <table:table-cell office:value-type="float" office:value="2.78617" calcext:value-type="float">
            <text:p>2,78617</text:p>
          </table:table-cell>
        </table:table-row>
        <table:table-row table:style-name="ro4">
          <table:table-cell table:style-name="ce2" office:value-type="string" calcext:value-type="string" table:number-columns-spanned="10" table:number-rows-spanned="1">
            <text:p>Zero <text:s/>Secuencial</text:p>
          </table:table-cell>
          <table:covered-table-cell table:number-columns-repeated="9"/>
          <table:table-cell table:number-columns-repeated="13"/>
        </table:table-row>
        <table:table-row table:style-name="ro6">
          <table:table-cell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.007288" calcext:value-type="float">
            <text:p>0,007288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031931" calcext:value-type="float">
            <text:p>0,031931</text:p>
          </table:table-cell>
          <table:table-cell office:value-type="float" office:value="0.067091" calcext:value-type="float">
            <text:p>0,067091</text:p>
          </table:table-cell>
          <table:table-cell office:value-type="float" office:value="0.144344" calcext:value-type="float">
            <text:p>0,144344</text:p>
          </table:table-cell>
          <table:table-cell office:value-type="float" office:value="0.30363" calcext:value-type="float">
            <text:p>0,30363</text:p>
          </table:table-cell>
          <table:table-cell office:value-type="float" office:value="0.637676" calcext:value-type="float">
            <text:p>0,637676</text:p>
          </table:table-cell>
          <table:table-cell office:value-type="float" office:value="1.338512" calcext:value-type="float">
            <text:p>1,338512</text:p>
          </table:table-cell>
          <table:table-cell office:value-type="float" office:value="2.796632" calcext:value-type="float">
            <text:p>2,796632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P2</text:p>
          </table:table-cell>
          <table:table-cell office:value-type="float" office:value="0.010801" calcext:value-type="float">
            <text:p>0,010801</text:p>
          </table:table-cell>
          <table:table-cell office:value-type="float" office:value="0.020327" calcext:value-type="float">
            <text:p>0,020327</text:p>
          </table:table-cell>
          <table:table-cell office:value-type="float" office:value="0.042556" calcext:value-type="float">
            <text:p>0,042556</text:p>
          </table:table-cell>
          <table:table-cell office:value-type="float" office:value="0.066654" calcext:value-type="float">
            <text:p>0,066654</text:p>
          </table:table-cell>
          <table:table-cell office:value-type="float" office:value="0.14367" calcext:value-type="float">
            <text:p>0,14367</text:p>
          </table:table-cell>
          <table:table-cell office:value-type="float" office:value="0.302149" calcext:value-type="float">
            <text:p>0,302149</text:p>
          </table:table-cell>
          <table:table-cell office:value-type="float" office:value="0.635078" calcext:value-type="float">
            <text:p>0,635078</text:p>
          </table:table-cell>
          <table:table-cell office:value-type="float" office:value="1.335" calcext:value-type="float">
            <text:p>1,335</text:p>
          </table:table-cell>
          <table:table-cell office:value-type="float" office:value="2.783883" calcext:value-type="float">
            <text:p>2,78388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0.007256" calcext:value-type="float">
            <text:p>0,007256</text:p>
          </table:table-cell>
          <table:table-cell office:value-type="float" office:value="0.015446" calcext:value-type="float">
            <text:p>0,015446</text:p>
          </table:table-cell>
          <table:table-cell office:value-type="float" office:value="0.03229" calcext:value-type="float">
            <text:p>0,03229</text:p>
          </table:table-cell>
          <table:table-cell office:value-type="float" office:value="0.066823" calcext:value-type="float">
            <text:p>0,066823</text:p>
          </table:table-cell>
          <table:table-cell office:value-type="float" office:value="0.144301" calcext:value-type="float">
            <text:p>0,144301</text:p>
          </table:table-cell>
          <table:table-cell office:value-type="float" office:value="0.303292" calcext:value-type="float">
            <text:p>0,303292</text:p>
          </table:table-cell>
          <table:table-cell office:value-type="float" office:value="0.636491" calcext:value-type="float">
            <text:p>0,636491</text:p>
          </table:table-cell>
          <table:table-cell office:value-type="float" office:value="1.334384" calcext:value-type="float">
            <text:p>1,334384</text:p>
          </table:table-cell>
          <table:table-cell office:value-type="float" office:value="2.790071" calcext:value-type="float">
            <text:p>2,790071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P4</text:p>
          </table:table-cell>
          <table:table-cell office:value-type="float" office:value="0.010674" calcext:value-type="float">
            <text:p>0,010674</text:p>
          </table:table-cell>
          <table:table-cell office:value-type="float" office:value="0.019832" calcext:value-type="float">
            <text:p>0,019832</text:p>
          </table:table-cell>
          <table:table-cell office:value-type="float" office:value="0.041732" calcext:value-type="float">
            <text:p>0,041732</text:p>
          </table:table-cell>
          <table:table-cell office:value-type="float" office:value="0.066852" calcext:value-type="float">
            <text:p>0,066852</text:p>
          </table:table-cell>
          <table:table-cell office:value-type="float" office:value="0.143358" calcext:value-type="float">
            <text:p>0,143358</text:p>
          </table:table-cell>
          <table:table-cell office:value-type="float" office:value="0.301897" calcext:value-type="float">
            <text:p>0,301897</text:p>
          </table:table-cell>
          <table:table-cell office:value-type="float" office:value="0.634154" calcext:value-type="float">
            <text:p>0,634154</text:p>
          </table:table-cell>
          <table:table-cell office:value-type="float" office:value="1.329396" calcext:value-type="float">
            <text:p>1,329396</text:p>
          </table:table-cell>
          <table:table-cell office:value-type="float" office:value="2.780258" calcext:value-type="float">
            <text:p>2,78025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0.007312" calcext:value-type="float">
            <text:p>0,007312</text:p>
          </table:table-cell>
          <table:table-cell office:value-type="float" office:value="0.015441" calcext:value-type="float">
            <text:p>0,015441</text:p>
          </table:table-cell>
          <table:table-cell office:value-type="float" office:value="0.032084" calcext:value-type="float">
            <text:p>0,032084</text:p>
          </table:table-cell>
          <table:table-cell office:value-type="float" office:value="0.066831" calcext:value-type="float">
            <text:p>0,066831</text:p>
          </table:table-cell>
          <table:table-cell office:value-type="float" office:value="0.144549" calcext:value-type="float">
            <text:p>0,144549</text:p>
          </table:table-cell>
          <table:table-cell office:value-type="float" office:value="0.304191" calcext:value-type="float">
            <text:p>0,304191</text:p>
          </table:table-cell>
          <table:table-cell office:value-type="float" office:value="0.637832" calcext:value-type="float">
            <text:p>0,637832</text:p>
          </table:table-cell>
          <table:table-cell office:value-type="float" office:value="1.329156" calcext:value-type="float">
            <text:p>1,329156</text:p>
          </table:table-cell>
          <table:table-cell office:value-type="float" office:value="2.780006" calcext:value-type="float">
            <text:p>2,780006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omedio</text:p>
          </table:table-cell>
          <table:table-cell table:formula="of:=AVERAGE([.B16:.B20])" office:value-type="float" office:value="0.0086662" calcext:value-type="float">
            <text:p>0,0086662</text:p>
          </table:table-cell>
          <table:table-cell table:formula="of:=AVERAGE([.C16:.C20])" office:value-type="float" office:value="0.0172492" calcext:value-type="float">
            <text:p>0,0172492</text:p>
          </table:table-cell>
          <table:table-cell table:formula="of:=AVERAGE([.D16:.D20])" office:value-type="float" office:value="0.0361186" calcext:value-type="float">
            <text:p>0,0361186</text:p>
          </table:table-cell>
          <table:table-cell table:formula="of:=AVERAGE([.E16:.E20])" office:value-type="float" office:value="0.0668502" calcext:value-type="float">
            <text:p>0,0668502</text:p>
          </table:table-cell>
          <table:table-cell table:formula="of:=AVERAGE([.F16:.F20])" office:value-type="float" office:value="0.1440444" calcext:value-type="float">
            <text:p>0,1440444</text:p>
          </table:table-cell>
          <table:table-cell table:formula="of:=AVERAGE([.G16:.G20])" office:value-type="float" office:value="0.3030318" calcext:value-type="float">
            <text:p>0,3030318</text:p>
          </table:table-cell>
          <table:table-cell table:formula="of:=AVERAGE([.H16:.H20])" office:value-type="float" office:value="0.6362462" calcext:value-type="float">
            <text:p>0,6362462</text:p>
          </table:table-cell>
          <table:table-cell table:formula="of:=AVERAGE([.I16:.I20])" office:value-type="float" office:value="1.3332896" calcext:value-type="float">
            <text:p>1,3332896</text:p>
          </table:table-cell>
          <table:table-cell table:formula="of:=AVERAGE([.J16:.J20])" office:value-type="float" office:value="2.78617" calcext:value-type="float">
            <text:p>2,78617</text:p>
          </table:table-cell>
          <table:table-cell table:number-columns-repeated="13"/>
        </table:table-row>
        <table:table-row table:style-name="ro4">
          <table:table-cell table:style-name="ce5"/>
          <table:table-cell table:style-name="Default" table:number-columns-repeated="9"/>
          <table:table-cell table:number-columns-repeated="13"/>
        </table:table-row>
        <table:table-row table:style-name="ro6">
          <table:table-cell table:style-name="ce5"/>
          <table:table-cell table:style-name="Default" table:number-columns-repeated="9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10" table:number-rows-spanned="1">
            <text:p>Zero OMP – Asignación de Núcleo</text:p>
          </table:table-cell>
          <table:covered-table-cell table:number-columns-repeated="9"/>
          <table:table-cell table:number-columns-repeated="13"/>
        </table:table-row>
        <table:table-row table:style-name="ro4">
          <table:table-cell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.010369" calcext:value-type="float">
            <text:p>0,010369</text:p>
          </table:table-cell>
          <table:table-cell office:value-type="float" office:value="0.014844" calcext:value-type="float">
            <text:p>0,014844</text:p>
          </table:table-cell>
          <table:table-cell office:value-type="float" office:value="0.02811" calcext:value-type="float">
            <text:p>0,02811</text:p>
          </table:table-cell>
          <table:table-cell office:value-type="float" office:value="0.07498" calcext:value-type="float">
            <text:p>0,07498</text:p>
          </table:table-cell>
          <table:table-cell office:value-type="float" office:value="0.294553" calcext:value-type="float">
            <text:p>0,294553</text:p>
          </table:table-cell>
          <table:table-cell office:value-type="float" office:value="0.749148" calcext:value-type="float">
            <text:p>0,749148</text:p>
          </table:table-cell>
          <table:table-cell office:value-type="float" office:value="1.639432" calcext:value-type="float">
            <text:p>1,639432</text:p>
          </table:table-cell>
          <table:table-cell office:value-type="float" office:value="3.615406" calcext:value-type="float">
            <text:p>3,615406</text:p>
          </table:table-cell>
          <table:table-cell office:value-type="float" office:value="8.073232" calcext:value-type="float">
            <text:p>8,073232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2</text:p>
          </table:table-cell>
          <table:table-cell office:value-type="float" office:value="0.007786" calcext:value-type="float">
            <text:p>0,007786</text:p>
          </table:table-cell>
          <table:table-cell office:value-type="float" office:value="0.017201" calcext:value-type="float">
            <text:p>0,017201</text:p>
          </table:table-cell>
          <table:table-cell office:value-type="float" office:value="0.027392" calcext:value-type="float">
            <text:p>0,027392</text:p>
          </table:table-cell>
          <table:table-cell office:value-type="float" office:value="0.083754" calcext:value-type="float">
            <text:p>0,083754</text:p>
          </table:table-cell>
          <table:table-cell office:value-type="float" office:value="0.309857" calcext:value-type="float">
            <text:p>0,309857</text:p>
          </table:table-cell>
          <table:table-cell office:value-type="float" office:value="0.752719" calcext:value-type="float">
            <text:p>0,752719</text:p>
          </table:table-cell>
          <table:table-cell office:value-type="float" office:value="1.417192" calcext:value-type="float">
            <text:p>1,417192</text:p>
          </table:table-cell>
          <table:table-cell office:value-type="float" office:value="3.521357" calcext:value-type="float">
            <text:p>3,521357</text:p>
          </table:table-cell>
          <table:table-cell office:value-type="float" office:value="8.621529" calcext:value-type="float">
            <text:p>8,621529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0.008075" calcext:value-type="float">
            <text:p>0,008075</text:p>
          </table:table-cell>
          <table:table-cell office:value-type="float" office:value="0.016325" calcext:value-type="float">
            <text:p>0,016325</text:p>
          </table:table-cell>
          <table:table-cell office:value-type="float" office:value="0.028494" calcext:value-type="float">
            <text:p>0,028494</text:p>
          </table:table-cell>
          <table:table-cell office:value-type="float" office:value="0.082267" calcext:value-type="float">
            <text:p>0,082267</text:p>
          </table:table-cell>
          <table:table-cell office:value-type="float" office:value="0.30205" calcext:value-type="float">
            <text:p>0,30205</text:p>
          </table:table-cell>
          <table:table-cell office:value-type="float" office:value="0.717389" calcext:value-type="float">
            <text:p>0,717389</text:p>
          </table:table-cell>
          <table:table-cell office:value-type="float" office:value="1.422931" calcext:value-type="float">
            <text:p>1,422931</text:p>
          </table:table-cell>
          <table:table-cell office:value-type="float" office:value="3.324042" calcext:value-type="float">
            <text:p>3,324042</text:p>
          </table:table-cell>
          <table:table-cell office:value-type="float" office:value="8.598232" calcext:value-type="float">
            <text:p>8,59823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0.009901" calcext:value-type="float">
            <text:p>0,009901</text:p>
          </table:table-cell>
          <table:table-cell office:value-type="float" office:value="0.015959" calcext:value-type="float">
            <text:p>0,015959</text:p>
          </table:table-cell>
          <table:table-cell office:value-type="float" office:value="0.02638" calcext:value-type="float">
            <text:p>0,02638</text:p>
          </table:table-cell>
          <table:table-cell office:value-type="float" office:value="0.085836" calcext:value-type="float">
            <text:p>0,085836</text:p>
          </table:table-cell>
          <table:table-cell office:value-type="float" office:value="0.31141" calcext:value-type="float">
            <text:p>0,31141</text:p>
          </table:table-cell>
          <table:table-cell office:value-type="float" office:value="0.715701" calcext:value-type="float">
            <text:p>0,715701</text:p>
          </table:table-cell>
          <table:table-cell office:value-type="float" office:value="1.539542" calcext:value-type="float">
            <text:p>1,539542</text:p>
          </table:table-cell>
          <table:table-cell office:value-type="float" office:value="3.575589" calcext:value-type="float">
            <text:p>3,575589</text:p>
          </table:table-cell>
          <table:table-cell office:value-type="float" office:value="8.443905" calcext:value-type="float">
            <text:p>8,443905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0.008262" calcext:value-type="float">
            <text:p>0,008262</text:p>
          </table:table-cell>
          <table:table-cell office:value-type="float" office:value="0.017039" calcext:value-type="float">
            <text:p>0,017039</text:p>
          </table:table-cell>
          <table:table-cell office:value-type="float" office:value="0.025336" calcext:value-type="float">
            <text:p>0,025336</text:p>
          </table:table-cell>
          <table:table-cell office:value-type="float" office:value="0.085754" calcext:value-type="float">
            <text:p>0,085754</text:p>
          </table:table-cell>
          <table:table-cell office:value-type="float" office:value="0.313255" calcext:value-type="float">
            <text:p>0,313255</text:p>
          </table:table-cell>
          <table:table-cell office:value-type="float" office:value="0.728798" calcext:value-type="float">
            <text:p>0,728798</text:p>
          </table:table-cell>
          <table:table-cell office:value-type="float" office:value="1.663078" calcext:value-type="float">
            <text:p>1,663078</text:p>
          </table:table-cell>
          <table:table-cell office:value-type="float" office:value="3.71527" calcext:value-type="float">
            <text:p>3,71527</text:p>
          </table:table-cell>
          <table:table-cell office:value-type="float" office:value="8.191419" calcext:value-type="float">
            <text:p>8,191419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romedio</text:p>
          </table:table-cell>
          <table:table-cell table:formula="of:=AVERAGE([.B26:.B30])" office:value-type="float" office:value="0.0088786" calcext:value-type="float">
            <text:p>0,0088786</text:p>
          </table:table-cell>
          <table:table-cell table:formula="of:=AVERAGE([.C26:.C30])" office:value-type="float" office:value="0.0162736" calcext:value-type="float">
            <text:p>0,0162736</text:p>
          </table:table-cell>
          <table:table-cell table:formula="of:=AVERAGE([.D26:.D30])" office:value-type="float" office:value="0.0271424" calcext:value-type="float">
            <text:p>0,0271424</text:p>
          </table:table-cell>
          <table:table-cell table:formula="of:=AVERAGE([.E26:.E30])" office:value-type="float" office:value="0.0825182" calcext:value-type="float">
            <text:p>0,0825182</text:p>
          </table:table-cell>
          <table:table-cell table:formula="of:=AVERAGE([.F26:.F30])" office:value-type="float" office:value="0.306225" calcext:value-type="float">
            <text:p>0,306225</text:p>
          </table:table-cell>
          <table:table-cell table:formula="of:=AVERAGE([.G26:.G30])" office:value-type="float" office:value="0.732751" calcext:value-type="float">
            <text:p>0,732751</text:p>
          </table:table-cell>
          <table:table-cell table:formula="of:=AVERAGE([.H26:.H30])" office:value-type="float" office:value="1.536435" calcext:value-type="float">
            <text:p>1,536435</text:p>
          </table:table-cell>
          <table:table-cell table:formula="of:=AVERAGE([.I26:.I30])" office:value-type="float" office:value="3.5503328" calcext:value-type="float">
            <text:p>3,5503328</text:p>
          </table:table-cell>
          <table:table-cell table:formula="of:=AVERAGE([.J26:.J30])" office:value-type="float" office:value="8.3856634" calcext:value-type="float">
            <text:p>8,3856634</text:p>
          </table:table-cell>
          <table:table-cell table:number-columns-repeated="13"/>
        </table:table-row>
      </table:table>
      <table:table table:name="Sorted" table:style-name="ta1">
        <table:shapes>
          <draw:frame draw:z-index="0" draw:style-name="gr1" draw:text-style-name="P1" svg:width="159.85mm" svg:height="89.89mm" svg:x="245.13mm" svg:y="82.38mm">
            <loext:p draw:notify-on-update-of-ranges="Sorted.M9:Sorted.U9 Sorted.L10:Sorted.L10 Sorted.M10:Sorted.U10 Sorted.L11:Sorted.L11 Sorted.M11:Sorted.U11 Sorted.L12:Sorted.L12 Sorted.M12:Sorted.U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style-name="Default" table:number-columns-repeated="10"/>
          <table:table-cell table:number-columns-repeated="11"/>
        </table:table-row>
        <table:table-row table:style-name="ro1">
          <table:table-cell table:style-name="ce1" table:number-columns-repeated="10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10" table:number-rows-spanned="1">
            <text:p>Sorted OMP</text:p>
          </table:table-cell>
          <table:covered-table-cell table:number-columns-repeated="9"/>
          <table:table-cell table:number-columns-repeated="11"/>
        </table:table-row>
        <table:table-row table:style-name="ro2">
          <table:table-cell table:style-name="ce3"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1"/>
        </table:table-row>
        <table:table-row table:style-name="ro3">
          <table:table-cell table:style-name="ce3" office:value-type="string" calcext:value-type="string">
            <text:p>P1</text:p>
          </table:table-cell>
          <table:table-cell office:value-type="float" office:value="0.011588" calcext:value-type="float">
            <text:p>0,011588</text:p>
          </table:table-cell>
          <table:table-cell office:value-type="float" office:value="0.017943" calcext:value-type="float">
            <text:p>0,017943</text:p>
          </table:table-cell>
          <table:table-cell office:value-type="float" office:value="0.03558" calcext:value-type="float">
            <text:p>0,03558</text:p>
          </table:table-cell>
          <table:table-cell office:value-type="float" office:value="0.089138" calcext:value-type="float">
            <text:p>0,089138</text:p>
          </table:table-cell>
          <table:table-cell office:value-type="float" office:value="0.397482" calcext:value-type="float">
            <text:p>0,397482</text:p>
          </table:table-cell>
          <table:table-cell office:value-type="float" office:value="0.846472" calcext:value-type="float">
            <text:p>0,846472</text:p>
          </table:table-cell>
          <table:table-cell office:value-type="float" office:value="1.807132" calcext:value-type="float">
            <text:p>1,807132</text:p>
          </table:table-cell>
          <table:table-cell office:value-type="float" office:value="4.574148" calcext:value-type="float">
            <text:p>4,574148</text:p>
          </table:table-cell>
          <table:table-cell office:value-type="float" office:value="10.653812" calcext:value-type="float">
            <text:p>10,653812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P2</text:p>
          </table:table-cell>
          <table:table-cell office:value-type="float" office:value="0.013361" calcext:value-type="float">
            <text:p>0,013361</text:p>
          </table:table-cell>
          <table:table-cell office:value-type="float" office:value="0.014911" calcext:value-type="float">
            <text:p>0,014911</text:p>
          </table:table-cell>
          <table:table-cell office:value-type="float" office:value="0.029951" calcext:value-type="float">
            <text:p>0,029951</text:p>
          </table:table-cell>
          <table:table-cell office:value-type="float" office:value="0.097357" calcext:value-type="float">
            <text:p>0,097357</text:p>
          </table:table-cell>
          <table:table-cell office:value-type="float" office:value="0.354674" calcext:value-type="float">
            <text:p>0,354674</text:p>
          </table:table-cell>
          <table:table-cell office:value-type="float" office:value="0.827739" calcext:value-type="float">
            <text:p>0,827739</text:p>
          </table:table-cell>
          <table:table-cell office:value-type="float" office:value="1.417548" calcext:value-type="float">
            <text:p>1,417548</text:p>
          </table:table-cell>
          <table:table-cell office:value-type="float" office:value="4.608599" calcext:value-type="float">
            <text:p>4,608599</text:p>
          </table:table-cell>
          <table:table-cell office:value-type="float" office:value="9.381486" calcext:value-type="float">
            <text:p>9,381486</text:p>
          </table:table-cell>
          <table:table-cell table:number-columns-repeated="11"/>
        </table:table-row>
        <table:table-row table:style-name="ro5">
          <table:table-cell table:style-name="ce3" office:value-type="string" calcext:value-type="string">
            <text:p>P3</text:p>
          </table:table-cell>
          <table:table-cell office:value-type="float" office:value="0.010658" calcext:value-type="float">
            <text:p>0,010658</text:p>
          </table:table-cell>
          <table:table-cell office:value-type="float" office:value="0.016566" calcext:value-type="float">
            <text:p>0,016566</text:p>
          </table:table-cell>
          <table:table-cell office:value-type="float" office:value="0.033979" calcext:value-type="float">
            <text:p>0,033979</text:p>
          </table:table-cell>
          <table:table-cell office:value-type="float" office:value="0.106865" calcext:value-type="float">
            <text:p>0,106865</text:p>
          </table:table-cell>
          <table:table-cell office:value-type="float" office:value="0.359123" calcext:value-type="float">
            <text:p>0,359123</text:p>
          </table:table-cell>
          <table:table-cell office:value-type="float" office:value="0.947728" calcext:value-type="float">
            <text:p>0,947728</text:p>
          </table:table-cell>
          <table:table-cell office:value-type="float" office:value="1.920153" calcext:value-type="float">
            <text:p>1,920153</text:p>
          </table:table-cell>
          <table:table-cell office:value-type="float" office:value="4.446111" calcext:value-type="float">
            <text:p>4,446111</text:p>
          </table:table-cell>
          <table:table-cell office:value-type="float" office:value="10.69171" calcext:value-type="float">
            <text:p>10,69171</text:p>
          </table:table-cell>
          <table:table-cell table:number-columns-repeated="11"/>
        </table:table-row>
        <table:table-row table:style-name="ro6">
          <table:table-cell table:style-name="ce3" office:value-type="string" calcext:value-type="string">
            <text:p>P4</text:p>
          </table:table-cell>
          <table:table-cell office:value-type="float" office:value="0.010154" calcext:value-type="float">
            <text:p>0,010154</text:p>
          </table:table-cell>
          <table:table-cell office:value-type="float" office:value="0.014642" calcext:value-type="float">
            <text:p>0,014642</text:p>
          </table:table-cell>
          <table:table-cell office:value-type="float" office:value="0.033127" calcext:value-type="float">
            <text:p>0,033127</text:p>
          </table:table-cell>
          <table:table-cell office:value-type="float" office:value="0.090702" calcext:value-type="float">
            <text:p>0,090702</text:p>
          </table:table-cell>
          <table:table-cell office:value-type="float" office:value="0.399607" calcext:value-type="float">
            <text:p>0,399607</text:p>
          </table:table-cell>
          <table:table-cell office:value-type="float" office:value="0.849877" calcext:value-type="float">
            <text:p>0,849877</text:p>
          </table:table-cell>
          <table:table-cell office:value-type="float" office:value="1.939374" calcext:value-type="float">
            <text:p>1,939374</text:p>
          </table:table-cell>
          <table:table-cell office:value-type="float" office:value="4.633051" calcext:value-type="float">
            <text:p>4,633051</text:p>
          </table:table-cell>
          <table:table-cell office:value-type="float" office:value="10.872888" calcext:value-type="float">
            <text:p>10,872888</text:p>
          </table:table-cell>
          <table:table-cell table:number-columns-repeated="2"/>
          <table:table-cell table:style-name="ce6" office:value-type="string" calcext:value-type="string">
            <text:p>2¹⁹</text:p>
          </table:table-cell>
          <table:table-cell table:style-name="ce6" office:value-type="string" calcext:value-type="string">
            <text:p>2²⁰</text:p>
          </table:table-cell>
          <table:table-cell table:style-name="ce6" office:value-type="string" calcext:value-type="string">
            <text:p>2²¹</text:p>
          </table:table-cell>
          <table:table-cell table:style-name="ce6" office:value-type="string" calcext:value-type="string">
            <text:p>2²²</text:p>
          </table:table-cell>
          <table:table-cell table:style-name="ce6" office:value-type="string" calcext:value-type="string">
            <text:p>2²³</text:p>
          </table:table-cell>
          <table:table-cell table:style-name="ce6" office:value-type="string" calcext:value-type="string">
            <text:p>2²⁴</text:p>
          </table:table-cell>
          <table:table-cell table:style-name="ce6" office:value-type="string" calcext:value-type="string">
            <text:p>2²⁵</text:p>
          </table:table-cell>
          <table:table-cell table:style-name="ce6" office:value-type="string" calcext:value-type="string">
            <text:p>2²⁶</text:p>
          </table:table-cell>
          <table:table-cell table:style-name="ce6" office:value-type="string" calcext:value-type="string">
            <text:p>2²⁷</text:p>
          </table:table-cell>
        </table:table-row>
        <table:table-row table:style-name="ro7">
          <table:table-cell table:style-name="ce3" office:value-type="string" calcext:value-type="string">
            <text:p>P5</text:p>
          </table:table-cell>
          <table:table-cell office:value-type="float" office:value="0.011124" calcext:value-type="float">
            <text:p>0,011124</text:p>
          </table:table-cell>
          <table:table-cell office:value-type="float" office:value="0.013212" calcext:value-type="float">
            <text:p>0,013212</text:p>
          </table:table-cell>
          <table:table-cell office:value-type="float" office:value="0.070301" calcext:value-type="float">
            <text:p>0,070301</text:p>
          </table:table-cell>
          <table:table-cell office:value-type="float" office:value="0.092713" calcext:value-type="float">
            <text:p>0,092713</text:p>
          </table:table-cell>
          <table:table-cell office:value-type="float" office:value="0.404734" calcext:value-type="float">
            <text:p>0,404734</text:p>
          </table:table-cell>
          <table:table-cell office:value-type="float" office:value="1.045277" calcext:value-type="float">
            <text:p>1,045277</text:p>
          </table:table-cell>
          <table:table-cell office:value-type="float" office:value="1.93985" calcext:value-type="float">
            <text:p>1,93985</text:p>
          </table:table-cell>
          <table:table-cell office:value-type="float" office:value="4.356204" calcext:value-type="float">
            <text:p>4,356204</text:p>
          </table:table-cell>
          <table:table-cell office:value-type="float" office:value="9.771917" calcext:value-type="float">
            <text:p>9,771917</text:p>
          </table:table-cell>
          <table:table-cell/>
          <table:table-cell office:value-type="string" calcext:value-type="string">
            <text:p>OpenMP</text:p>
          </table:table-cell>
          <table:table-cell table:style-name="ce3" office:value-type="float" office:value="0.011377" calcext:value-type="float">
            <text:p>0,011377</text:p>
          </table:table-cell>
          <table:table-cell table:style-name="ce3" office:value-type="float" office:value="0.0154548" calcext:value-type="float">
            <text:p>0,0154548</text:p>
          </table:table-cell>
          <table:table-cell table:style-name="ce3" office:value-type="float" office:value="0.0405876" calcext:value-type="float">
            <text:p>0,0405876</text:p>
          </table:table-cell>
          <table:table-cell table:style-name="ce3" office:value-type="float" office:value="0.095355" calcext:value-type="float">
            <text:p>0,095355</text:p>
          </table:table-cell>
          <table:table-cell table:style-name="ce3" office:value-type="float" office:value="0.383124" calcext:value-type="float">
            <text:p>0,383124</text:p>
          </table:table-cell>
          <table:table-cell table:style-name="ce3" office:value-type="float" office:value="0.9034186" calcext:value-type="float">
            <text:p>0,9034186</text:p>
          </table:table-cell>
          <table:table-cell table:style-name="ce3" office:value-type="float" office:value="1.8048114" calcext:value-type="float">
            <text:p>1,8048114</text:p>
          </table:table-cell>
          <table:table-cell table:style-name="ce3" office:value-type="float" office:value="4.56547725" calcext:value-type="float">
            <text:p>4,56547725</text:p>
          </table:table-cell>
          <table:table-cell table:style-name="ce3" office:value-type="float" office:value="10.2743626" calcext:value-type="float">
            <text:p>10,2743626</text:p>
          </table:table-cell>
        </table:table-row>
        <table:table-row table:style-name="ro4">
          <table:table-cell table:style-name="ce3" office:value-type="string" calcext:value-type="string">
            <text:p>Promedio</text:p>
          </table:table-cell>
          <table:table-cell table:formula="of:=AVERAGE([.B6:.B10])" office:value-type="float" office:value="0.011377" calcext:value-type="float">
            <text:p>0,011377</text:p>
          </table:table-cell>
          <table:table-cell table:formula="of:=AVERAGE([.C6:.C10])" office:value-type="float" office:value="0.0154548" calcext:value-type="float">
            <text:p>0,0154548</text:p>
          </table:table-cell>
          <table:table-cell table:formula="of:=AVERAGE([.D6:.D10])" office:value-type="float" office:value="0.0405876" calcext:value-type="float">
            <text:p>0,0405876</text:p>
          </table:table-cell>
          <table:table-cell table:formula="of:=AVERAGE([.E6:.E10])" office:value-type="float" office:value="0.095355" calcext:value-type="float">
            <text:p>0,095355</text:p>
          </table:table-cell>
          <table:table-cell table:formula="of:=AVERAGE([.F6:.F10])" office:value-type="float" office:value="0.383124" calcext:value-type="float">
            <text:p>0,383124</text:p>
          </table:table-cell>
          <table:table-cell table:formula="of:=AVERAGE([.G6:.G10])" office:value-type="float" office:value="0.9034186" calcext:value-type="float">
            <text:p>0,9034186</text:p>
          </table:table-cell>
          <table:table-cell table:formula="of:=AVERAGE([.H6];[.H7];[.H8];[.H9];[.H10])" office:value-type="float" office:value="1.8048114" calcext:value-type="float">
            <text:p>1,8048114</text:p>
          </table:table-cell>
          <table:table-cell table:formula="of:=AVERAGE([.I6:.I9])" office:value-type="float" office:value="4.56547725" calcext:value-type="float">
            <text:p>4,56547725</text:p>
          </table:table-cell>
          <table:table-cell table:formula="of:=AVERAGE([.J6:.J10])" office:value-type="float" office:value="10.2743626" calcext:value-type="float">
            <text:p>10,2743626</text:p>
          </table:table-cell>
          <table:table-cell/>
          <table:table-cell office:value-type="string" calcext:value-type="string">
            <text:p>CORE</text:p>
          </table:table-cell>
          <table:table-cell office:value-type="float" office:value="0.008411" calcext:value-type="float">
            <text:p>0,008411</text:p>
          </table:table-cell>
          <table:table-cell office:value-type="float" office:value="0.015531" calcext:value-type="float">
            <text:p>0,015531</text:p>
          </table:table-cell>
          <table:table-cell table:style-name="ce3" office:value-type="float" office:value="0.0264534" calcext:value-type="float">
            <text:p>0,0264534</text:p>
          </table:table-cell>
          <table:table-cell office:value-type="float" office:value="0.0836734" calcext:value-type="float">
            <text:p>0,0836734</text:p>
          </table:table-cell>
          <table:table-cell office:value-type="float" office:value="0.313168" calcext:value-type="float">
            <text:p>0,313168</text:p>
          </table:table-cell>
          <table:table-cell office:value-type="float" office:value="0.7272024" calcext:value-type="float">
            <text:p>0,7272024</text:p>
          </table:table-cell>
          <table:table-cell office:value-type="float" office:value="1.5985678" calcext:value-type="float">
            <text:p>1,5985678</text:p>
          </table:table-cell>
          <table:table-cell office:value-type="float" office:value="3.6486468" calcext:value-type="float">
            <text:p>3,6486468</text:p>
          </table:table-cell>
          <table:table-cell office:value-type="float" office:value="8.5950834" calcext:value-type="float">
            <text:p>8,5950834</text:p>
          </table:table-cell>
        </table:table-row>
        <table:table-row table:style-name="ro2">
          <table:table-cell table:style-name="ce1"/>
          <table:table-cell table:style-name="ce7" table:number-columns-repeated="9"/>
          <table:table-cell/>
          <table:table-cell office:value-type="string" calcext:value-type="string">
            <text:p>Secuencial</text:p>
          </table:table-cell>
          <table:table-cell office:value-type="float" office:value="0.0073122" calcext:value-type="float">
            <text:p>0,0073122</text:p>
          </table:table-cell>
          <table:table-cell office:value-type="float" office:value="0.0153" calcext:value-type="float">
            <text:p>0,0153</text:p>
          </table:table-cell>
          <table:table-cell office:value-type="float" office:value="0.031567" calcext:value-type="float">
            <text:p>0,031567</text:p>
          </table:table-cell>
          <table:table-cell office:value-type="float" office:value="0.0672094" calcext:value-type="float">
            <text:p>0,0672094</text:p>
          </table:table-cell>
          <table:table-cell office:value-type="float" office:value="0.144404" calcext:value-type="float">
            <text:p>0,144404</text:p>
          </table:table-cell>
          <table:table-cell office:value-type="float" office:value="0.3031522" calcext:value-type="float">
            <text:p>0,3031522</text:p>
          </table:table-cell>
          <table:table-cell office:value-type="float" office:value="0.6365178" calcext:value-type="float">
            <text:p>0,6365178</text:p>
          </table:table-cell>
          <table:table-cell office:value-type="float" office:value="1.3340832" calcext:value-type="float">
            <text:p>1,3340832</text:p>
          </table:table-cell>
          <table:table-cell office:value-type="float" office:value="2.784087" calcext:value-type="float">
            <text:p>2,784087</text:p>
          </table:table-cell>
        </table:table-row>
        <table:table-row table:style-name="ro8">
          <table:table-cell table:style-name="ce1" table:number-columns-repeated="10"/>
          <table:table-cell table:number-columns-repeated="11"/>
        </table:table-row>
        <table:table-row table:style-name="ro4">
          <table:table-cell table:style-name="ce2" office:value-type="string" calcext:value-type="string" table:number-columns-spanned="10" table:number-rows-spanned="1">
            <text:p>Sorted Secuencial</text:p>
          </table:table-cell>
          <table:covered-table-cell table:number-columns-repeated="9"/>
          <table:table-cell table:number-columns-repeated="11"/>
        </table:table-row>
        <table:table-row table:style-name="ro6">
          <table:table-cell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.007321" calcext:value-type="float">
            <text:p>0,007321</text:p>
          </table:table-cell>
          <table:table-cell office:value-type="float" office:value="0.015211" calcext:value-type="float">
            <text:p>0,015211</text:p>
          </table:table-cell>
          <table:table-cell office:value-type="float" office:value="0.031469" calcext:value-type="float">
            <text:p>0,031469</text:p>
          </table:table-cell>
          <table:table-cell office:value-type="float" office:value="0.067246" calcext:value-type="float">
            <text:p>0,067246</text:p>
          </table:table-cell>
          <table:table-cell office:value-type="float" office:value="0.144186" calcext:value-type="float">
            <text:p>0,144186</text:p>
          </table:table-cell>
          <table:table-cell office:value-type="float" office:value="0.303411" calcext:value-type="float">
            <text:p>0,303411</text:p>
          </table:table-cell>
          <table:table-cell office:value-type="float" office:value="0.638179" calcext:value-type="float">
            <text:p>0,638179</text:p>
          </table:table-cell>
          <table:table-cell office:value-type="float" office:value="1.336906" calcext:value-type="float">
            <text:p>1,336906</text:p>
          </table:table-cell>
          <table:table-cell office:value-type="float" office:value="2.787422" calcext:value-type="float">
            <text:p>2,787422</text:p>
          </table:table-cell>
          <table:table-cell table:number-columns-repeated="11"/>
        </table:table-row>
        <table:table-row table:style-name="ro9">
          <table:table-cell office:value-type="string" calcext:value-type="string">
            <text:p>P2</text:p>
          </table:table-cell>
          <table:table-cell office:value-type="float" office:value="0.007261" calcext:value-type="float">
            <text:p>0,007261</text:p>
          </table:table-cell>
          <table:table-cell office:value-type="float" office:value="0.015152" calcext:value-type="float">
            <text:p>0,015152</text:p>
          </table:table-cell>
          <table:table-cell office:value-type="float" office:value="0.03141" calcext:value-type="float">
            <text:p>0,03141</text:p>
          </table:table-cell>
          <table:table-cell office:value-type="float" office:value="0.067481" calcext:value-type="float">
            <text:p>0,067481</text:p>
          </table:table-cell>
          <table:table-cell office:value-type="float" office:value="0.144145" calcext:value-type="float">
            <text:p>0,144145</text:p>
          </table:table-cell>
          <table:table-cell office:value-type="float" office:value="0.303405" calcext:value-type="float">
            <text:p>0,303405</text:p>
          </table:table-cell>
          <table:table-cell office:value-type="float" office:value="0.63706" calcext:value-type="float">
            <text:p>0,63706</text:p>
          </table:table-cell>
          <table:table-cell office:value-type="float" office:value="1.335008" calcext:value-type="float">
            <text:p>1,335008</text:p>
          </table:table-cell>
          <table:table-cell office:value-type="float" office:value="2.788031" calcext:value-type="float">
            <text:p>2,7880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0.007294" calcext:value-type="float">
            <text:p>0,007294</text:p>
          </table:table-cell>
          <table:table-cell office:value-type="float" office:value="0.015488" calcext:value-type="float">
            <text:p>0,015488</text:p>
          </table:table-cell>
          <table:table-cell office:value-type="float" office:value="0.031461" calcext:value-type="float">
            <text:p>0,031461</text:p>
          </table:table-cell>
          <table:table-cell office:value-type="float" office:value="0.067075" calcext:value-type="float">
            <text:p>0,067075</text:p>
          </table:table-cell>
          <table:table-cell office:value-type="float" office:value="0.144057" calcext:value-type="float">
            <text:p>0,144057</text:p>
          </table:table-cell>
          <table:table-cell office:value-type="float" office:value="0.302984" calcext:value-type="float">
            <text:p>0,302984</text:p>
          </table:table-cell>
          <table:table-cell office:value-type="float" office:value="0.637373" calcext:value-type="float">
            <text:p>0,637373</text:p>
          </table:table-cell>
          <table:table-cell office:value-type="float" office:value="1.335449" calcext:value-type="float">
            <text:p>1,335449</text:p>
          </table:table-cell>
          <table:table-cell office:value-type="float" office:value="2.782166" calcext:value-type="float">
            <text:p>2,782166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4</text:p>
          </table:table-cell>
          <table:table-cell office:value-type="float" office:value="0.007292" calcext:value-type="float">
            <text:p>0,007292</text:p>
          </table:table-cell>
          <table:table-cell office:value-type="float" office:value="0.01518" calcext:value-type="float">
            <text:p>0,01518</text:p>
          </table:table-cell>
          <table:table-cell office:value-type="float" office:value="0.031507" calcext:value-type="float">
            <text:p>0,031507</text:p>
          </table:table-cell>
          <table:table-cell office:value-type="float" office:value="0.067079" calcext:value-type="float">
            <text:p>0,067079</text:p>
          </table:table-cell>
          <table:table-cell office:value-type="float" office:value="0.143785" calcext:value-type="float">
            <text:p>0,143785</text:p>
          </table:table-cell>
          <table:table-cell office:value-type="float" office:value="0.302943" calcext:value-type="float">
            <text:p>0,302943</text:p>
          </table:table-cell>
          <table:table-cell office:value-type="float" office:value="0.635079" calcext:value-type="float">
            <text:p>0,635079</text:p>
          </table:table-cell>
          <table:table-cell office:value-type="float" office:value="1.332513" calcext:value-type="float">
            <text:p>1,332513</text:p>
          </table:table-cell>
          <table:table-cell office:value-type="float" office:value="2.781073" calcext:value-type="float">
            <text:p>2,78107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0.007393" calcext:value-type="float">
            <text:p>0,007393</text:p>
          </table:table-cell>
          <table:table-cell office:value-type="float" office:value="0.015469" calcext:value-type="float">
            <text:p>0,015469</text:p>
          </table:table-cell>
          <table:table-cell office:value-type="float" office:value="0.031988" calcext:value-type="float">
            <text:p>0,031988</text:p>
          </table:table-cell>
          <table:table-cell office:value-type="float" office:value="0.067166" calcext:value-type="float">
            <text:p>0,067166</text:p>
          </table:table-cell>
          <table:table-cell office:value-type="float" office:value="0.145847" calcext:value-type="float">
            <text:p>0,145847</text:p>
          </table:table-cell>
          <table:table-cell office:value-type="float" office:value="0.303018" calcext:value-type="float">
            <text:p>0,303018</text:p>
          </table:table-cell>
          <table:table-cell office:value-type="float" office:value="0.634898" calcext:value-type="float">
            <text:p>0,634898</text:p>
          </table:table-cell>
          <table:table-cell office:value-type="float" office:value="1.33054" calcext:value-type="float">
            <text:p>1,33054</text:p>
          </table:table-cell>
          <table:table-cell office:value-type="float" office:value="2.781743" calcext:value-type="float">
            <text:p>2,78174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dio</text:p>
          </table:table-cell>
          <table:table-cell table:formula="of:=AVERAGE([.B16:.B20])" office:value-type="float" office:value="0.0073122" calcext:value-type="float">
            <text:p>0,0073122</text:p>
          </table:table-cell>
          <table:table-cell table:formula="of:=AVERAGE([.C16:.C20])" office:value-type="float" office:value="0.0153" calcext:value-type="float">
            <text:p>0,0153</text:p>
          </table:table-cell>
          <table:table-cell table:formula="of:=AVERAGE([.D16:.D20])" office:value-type="float" office:value="0.031567" calcext:value-type="float">
            <text:p>0,031567</text:p>
          </table:table-cell>
          <table:table-cell table:formula="of:=AVERAGE([.E16:.E20])" office:value-type="float" office:value="0.0672094" calcext:value-type="float">
            <text:p>0,0672094</text:p>
          </table:table-cell>
          <table:table-cell table:formula="of:=AVERAGE([.F16:.F20])" office:value-type="float" office:value="0.144404" calcext:value-type="float">
            <text:p>0,144404</text:p>
          </table:table-cell>
          <table:table-cell table:formula="of:=AVERAGE([.G16:.G20])" office:value-type="float" office:value="0.3031522" calcext:value-type="float">
            <text:p>0,3031522</text:p>
          </table:table-cell>
          <table:table-cell table:formula="of:=AVERAGE([.H16:.H20])" office:value-type="float" office:value="0.6365178" calcext:value-type="float">
            <text:p>0,6365178</text:p>
          </table:table-cell>
          <table:table-cell table:formula="of:=AVERAGE([.I16:.I20])" office:value-type="float" office:value="1.3340832" calcext:value-type="float">
            <text:p>1,3340832</text:p>
          </table:table-cell>
          <table:table-cell table:formula="of:=AVERAGE([.J16:.J20])" office:value-type="float" office:value="2.784087" calcext:value-type="float">
            <text:p>2,784087</text:p>
          </table:table-cell>
          <table:table-cell table:number-columns-repeated="11"/>
        </table:table-row>
        <table:table-row table:style-name="ro4">
          <table:table-cell table:style-name="ce5"/>
          <table:table-cell table:style-name="Default" table:number-columns-repeated="9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10" table:number-rows-spanned="1">
            <text:p>Sorted OMP – Asignación de Núcleo</text:p>
          </table:table-cell>
          <table:covered-table-cell table:number-columns-repeated="9"/>
          <table:table-cell table:number-columns-repeated="11"/>
        </table:table-row>
        <table:table-row table:style-name="ro2">
          <table:table-cell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.007666" calcext:value-type="float">
            <text:p>0,007666</text:p>
          </table:table-cell>
          <table:table-cell office:value-type="float" office:value="0.014619" calcext:value-type="float">
            <text:p>0,014619</text:p>
          </table:table-cell>
          <table:table-cell office:value-type="float" office:value="0.026764" calcext:value-type="float">
            <text:p>0,026764</text:p>
          </table:table-cell>
          <table:table-cell office:value-type="float" office:value="0.082177" calcext:value-type="float">
            <text:p>0,082177</text:p>
          </table:table-cell>
          <table:table-cell office:value-type="float" office:value="0.306302" calcext:value-type="float">
            <text:p>0,306302</text:p>
          </table:table-cell>
          <table:table-cell office:value-type="float" office:value="0.721093" calcext:value-type="float">
            <text:p>0,721093</text:p>
          </table:table-cell>
          <table:table-cell office:value-type="float" office:value="1.565807" calcext:value-type="float">
            <text:p>1,565807</text:p>
          </table:table-cell>
          <table:table-cell office:value-type="float" office:value="3.62411" calcext:value-type="float">
            <text:p>3,62411</text:p>
          </table:table-cell>
          <table:table-cell office:value-type="float" office:value="8.362244" calcext:value-type="float">
            <text:p>8,36224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0.008123" calcext:value-type="float">
            <text:p>0,008123</text:p>
          </table:table-cell>
          <table:table-cell office:value-type="float" office:value="0.016425" calcext:value-type="float">
            <text:p>0,016425</text:p>
          </table:table-cell>
          <table:table-cell office:value-type="float" office:value="0.026321" calcext:value-type="float">
            <text:p>0,026321</text:p>
          </table:table-cell>
          <table:table-cell office:value-type="float" office:value="0.088622" calcext:value-type="float">
            <text:p>0,088622</text:p>
          </table:table-cell>
          <table:table-cell office:value-type="float" office:value="0.319662" calcext:value-type="float">
            <text:p>0,319662</text:p>
          </table:table-cell>
          <table:table-cell office:value-type="float" office:value="0.738816" calcext:value-type="float">
            <text:p>0,738816</text:p>
          </table:table-cell>
          <table:table-cell office:value-type="float" office:value="1.550634" calcext:value-type="float">
            <text:p>1,550634</text:p>
          </table:table-cell>
          <table:table-cell office:value-type="float" office:value="3.667094" calcext:value-type="float">
            <text:p>3,667094</text:p>
          </table:table-cell>
          <table:table-cell office:value-type="float" office:value="9.131455" calcext:value-type="float">
            <text:p>9,1314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0.008647" calcext:value-type="float">
            <text:p>0,008647</text:p>
          </table:table-cell>
          <table:table-cell office:value-type="float" office:value="0.014503" calcext:value-type="float">
            <text:p>0,014503</text:p>
          </table:table-cell>
          <table:table-cell office:value-type="float" office:value="0.026033" calcext:value-type="float">
            <text:p>0,026033</text:p>
          </table:table-cell>
          <table:table-cell office:value-type="float" office:value="0.084954" calcext:value-type="float">
            <text:p>0,084954</text:p>
          </table:table-cell>
          <table:table-cell office:value-type="float" office:value="0.29859" calcext:value-type="float">
            <text:p>0,29859</text:p>
          </table:table-cell>
          <table:table-cell office:value-type="float" office:value="0.720156" calcext:value-type="float">
            <text:p>0,720156</text:p>
          </table:table-cell>
          <table:table-cell office:value-type="float" office:value="1.626522" calcext:value-type="float">
            <text:p>1,626522</text:p>
          </table:table-cell>
          <table:table-cell office:value-type="float" office:value="3.695045" calcext:value-type="float">
            <text:p>3,695045</text:p>
          </table:table-cell>
          <table:table-cell office:value-type="float" office:value="8.469191" calcext:value-type="float">
            <text:p>8,4691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0.009483" calcext:value-type="float">
            <text:p>0,009483</text:p>
          </table:table-cell>
          <table:table-cell office:value-type="float" office:value="0.016655" calcext:value-type="float">
            <text:p>0,016655</text:p>
          </table:table-cell>
          <table:table-cell office:value-type="float" office:value="0.02573" calcext:value-type="float">
            <text:p>0,02573</text:p>
          </table:table-cell>
          <table:table-cell office:value-type="float" office:value="0.083418" calcext:value-type="float">
            <text:p>0,083418</text:p>
          </table:table-cell>
          <table:table-cell office:value-type="float" office:value="0.310045" calcext:value-type="float">
            <text:p>0,310045</text:p>
          </table:table-cell>
          <table:table-cell office:value-type="float" office:value="0.74193" calcext:value-type="float">
            <text:p>0,74193</text:p>
          </table:table-cell>
          <table:table-cell office:value-type="float" office:value="1.649507" calcext:value-type="float">
            <text:p>1,649507</text:p>
          </table:table-cell>
          <table:table-cell office:value-type="float" office:value="3.509977" calcext:value-type="float">
            <text:p>3,509977</text:p>
          </table:table-cell>
          <table:table-cell office:value-type="float" office:value="8.610855" calcext:value-type="float">
            <text:p>8,61085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5</text:p>
          </table:table-cell>
          <table:table-cell office:value-type="float" office:value="0.008138" calcext:value-type="float">
            <text:p>0,008138</text:p>
          </table:table-cell>
          <table:table-cell office:value-type="float" office:value="0.015455" calcext:value-type="float">
            <text:p>0,015455</text:p>
          </table:table-cell>
          <table:table-cell office:value-type="float" office:value="0.027419" calcext:value-type="float">
            <text:p>0,027419</text:p>
          </table:table-cell>
          <table:table-cell office:value-type="float" office:value="0.079196" calcext:value-type="float">
            <text:p>0,079196</text:p>
          </table:table-cell>
          <table:table-cell office:value-type="float" office:value="0.331241" calcext:value-type="float">
            <text:p>0,331241</text:p>
          </table:table-cell>
          <table:table-cell office:value-type="float" office:value="0.714017" calcext:value-type="float">
            <text:p>0,714017</text:p>
          </table:table-cell>
          <table:table-cell office:value-type="float" office:value="1.600369" calcext:value-type="float">
            <text:p>1,600369</text:p>
          </table:table-cell>
          <table:table-cell office:value-type="float" office:value="3.747008" calcext:value-type="float">
            <text:p>3,747008</text:p>
          </table:table-cell>
          <table:table-cell office:value-type="float" office:value="8.401672" calcext:value-type="float">
            <text:p>8,40167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dio</text:p>
          </table:table-cell>
          <table:table-cell table:formula="of:=AVERAGE([.B25:.B29])" office:value-type="float" office:value="0.0084114" calcext:value-type="float">
            <text:p>0,0084114</text:p>
          </table:table-cell>
          <table:table-cell table:formula="of:=AVERAGE([.C25:.C29])" office:value-type="float" office:value="0.0155314" calcext:value-type="float">
            <text:p>0,0155314</text:p>
          </table:table-cell>
          <table:table-cell table:formula="of:=AVERAGE([.D25:.D29])" office:value-type="float" office:value="0.0264534" calcext:value-type="float">
            <text:p>0,0264534</text:p>
          </table:table-cell>
          <table:table-cell table:formula="of:=AVERAGE([.E25:.E29])" office:value-type="float" office:value="0.0836734" calcext:value-type="float">
            <text:p>0,0836734</text:p>
          </table:table-cell>
          <table:table-cell table:formula="of:=AVERAGE([.F25:.F29])" office:value-type="float" office:value="0.313168" calcext:value-type="float">
            <text:p>0,313168</text:p>
          </table:table-cell>
          <table:table-cell table:formula="of:=AVERAGE([.G25:.G29])" office:value-type="float" office:value="0.7272024" calcext:value-type="float">
            <text:p>0,7272024</text:p>
          </table:table-cell>
          <table:table-cell table:formula="of:=AVERAGE([.H25:.H29])" office:value-type="float" office:value="1.5985678" calcext:value-type="float">
            <text:p>1,5985678</text:p>
          </table:table-cell>
          <table:table-cell table:formula="of:=AVERAGE([.I25:.I29])" office:value-type="float" office:value="3.6486468" calcext:value-type="float">
            <text:p>3,6486468</text:p>
          </table:table-cell>
          <table:table-cell table:formula="of:=AVERAGE([.J25:.J29])" office:value-type="float" office:value="8.5950834" calcext:value-type="float">
            <text:p>8,5950834</text:p>
          </table:table-cell>
          <table:table-cell table:number-columns-repeated="11"/>
        </table:table-row>
      </table:table>
      <table:table table:name="Uniform" table:style-name="ta1">
        <table:shapes>
          <draw:frame draw:z-index="0" draw:style-name="gr1" draw:text-style-name="P1" svg:width="159.99mm" svg:height="89.99mm" svg:x="247.02mm" svg:y="87.47mm">
            <loext:p draw:notify-on-update-of-ranges="Uniform.N9:Uniform.V9 Uniform.M10:Uniform.M10 Uniform.N10:Uniform.V10 Uniform.M11:Uniform.M11 Uniform.N11:Uniform.V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9" table:default-cell-style-name="Default"/>
        <table:table-row table:style-name="ro1" table:number-rows-repeated="2"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1" table:number-columns-repeated="10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10" table:number-rows-spanned="1">
            <text:p>Unifom OMP</text:p>
          </table:table-cell>
          <table:covered-table-cell table:number-columns-repeated="9"/>
          <table:table-cell table:number-columns-repeated="12"/>
        </table:table-row>
        <table:table-row table:style-name="ro2">
          <table:table-cell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1</text:p>
          </table:table-cell>
          <table:table-cell office:value-type="float" office:value="0.308699" calcext:value-type="float">
            <text:p>0,308699</text:p>
          </table:table-cell>
          <table:table-cell office:value-type="float" office:value="0.722314" calcext:value-type="float">
            <text:p>0,722314</text:p>
          </table:table-cell>
          <table:table-cell office:value-type="float" office:value="2.069734" calcext:value-type="float">
            <text:p>2,069734</text:p>
          </table:table-cell>
          <table:table-cell office:value-type="float" office:value="6.570316" calcext:value-type="float">
            <text:p>6,570316</text:p>
          </table:table-cell>
          <table:table-cell office:value-type="float" office:value="17.982601" calcext:value-type="float">
            <text:p>17,982601</text:p>
          </table:table-cell>
          <table:table-cell office:value-type="float" office:value="40.512249" calcext:value-type="float">
            <text:p>40,512249</text:p>
          </table:table-cell>
          <table:table-cell office:value-type="float" office:value="97.158561" calcext:value-type="float">
            <text:p>97,158561</text:p>
          </table:table-cell>
          <table:table-cell office:value-type="float" office:value="278.268305" calcext:value-type="float">
            <text:p>278,268305</text:p>
          </table:table-cell>
          <table:table-cell office:value-type="float" office:value="1113.436095" calcext:value-type="float">
            <text:p>1113,436095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P2</text:p>
          </table:table-cell>
          <table:table-cell office:value-type="float" office:value="0.309074" calcext:value-type="float">
            <text:p>0,309074</text:p>
          </table:table-cell>
          <table:table-cell office:value-type="float" office:value="0.703196" calcext:value-type="float">
            <text:p>0,703196</text:p>
          </table:table-cell>
          <table:table-cell office:value-type="float" office:value="2.138979" calcext:value-type="float">
            <text:p>2,138979</text:p>
          </table:table-cell>
          <table:table-cell office:value-type="float" office:value="6.636616" calcext:value-type="float">
            <text:p>6,636616</text:p>
          </table:table-cell>
          <table:table-cell office:value-type="float" office:value="17.96382" calcext:value-type="float">
            <text:p>17,96382</text:p>
          </table:table-cell>
          <table:table-cell office:value-type="float" office:value="40.832562" calcext:value-type="float">
            <text:p>40,832562</text:p>
          </table:table-cell>
          <table:table-cell office:value-type="float" office:value="98.714288" calcext:value-type="float">
            <text:p>98,714288</text:p>
          </table:table-cell>
          <table:table-cell office:value-type="float" office:value="279.506835" calcext:value-type="float">
            <text:p>279,506835</text:p>
          </table:table-cell>
          <table:table-cell office:value-type="float" office:value="1114.605223" calcext:value-type="float">
            <text:p>1114,605223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P3</text:p>
          </table:table-cell>
          <table:table-cell office:value-type="float" office:value="0.3076" calcext:value-type="float">
            <text:p>0,3076</text:p>
          </table:table-cell>
          <table:table-cell office:value-type="float" office:value="0.711621" calcext:value-type="float">
            <text:p>0,711621</text:p>
          </table:table-cell>
          <table:table-cell office:value-type="float" office:value="2.12342" calcext:value-type="float">
            <text:p>2,12342</text:p>
          </table:table-cell>
          <table:table-cell office:value-type="float" office:value="6.767235" calcext:value-type="float">
            <text:p>6,767235</text:p>
          </table:table-cell>
          <table:table-cell office:value-type="float" office:value="17.966485" calcext:value-type="float">
            <text:p>17,966485</text:p>
          </table:table-cell>
          <table:table-cell office:value-type="float" office:value="40.288304" calcext:value-type="float">
            <text:p>40,288304</text:p>
          </table:table-cell>
          <table:table-cell office:value-type="float" office:value="98.665731" calcext:value-type="float">
            <text:p>98,665731</text:p>
          </table:table-cell>
          <table:table-cell office:value-type="float" office:value="279.845001" calcext:value-type="float">
            <text:p>279,845001</text:p>
          </table:table-cell>
          <table:table-cell office:value-type="float" office:value="1120.292417" calcext:value-type="float">
            <text:p>1120,29241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P4</text:p>
          </table:table-cell>
          <table:table-cell office:value-type="float" office:value="0.308366" calcext:value-type="float">
            <text:p>0,308366</text:p>
          </table:table-cell>
          <table:table-cell office:value-type="float" office:value="0.694105" calcext:value-type="float">
            <text:p>0,694105</text:p>
          </table:table-cell>
          <table:table-cell office:value-type="float" office:value="2.068132" calcext:value-type="float">
            <text:p>2,068132</text:p>
          </table:table-cell>
          <table:table-cell office:value-type="float" office:value="6.807859" calcext:value-type="float">
            <text:p>6,807859</text:p>
          </table:table-cell>
          <table:table-cell office:value-type="float" office:value="17.862055" calcext:value-type="float">
            <text:p>17,862055</text:p>
          </table:table-cell>
          <table:table-cell office:value-type="float" office:value="39.49328" calcext:value-type="float">
            <text:p>39,49328</text:p>
          </table:table-cell>
          <table:table-cell office:value-type="float" office:value="97.905416" calcext:value-type="float">
            <text:p>97,905416</text:p>
          </table:table-cell>
          <table:table-cell office:value-type="float" office:value="280.259223" calcext:value-type="float">
            <text:p>280,259223</text:p>
          </table:table-cell>
          <table:table-cell office:value-type="float" office:value="1117.732422" calcext:value-type="float">
            <text:p>1117,732422</text:p>
          </table:table-cell>
          <table:table-cell table:number-columns-repeated="3"/>
          <table:table-cell table:style-name="ce6" office:value-type="string" calcext:value-type="string">
            <text:p>2¹⁹</text:p>
          </table:table-cell>
          <table:table-cell table:style-name="ce6" office:value-type="string" calcext:value-type="string">
            <text:p>2²⁰</text:p>
          </table:table-cell>
          <table:table-cell table:style-name="ce6" office:value-type="string" calcext:value-type="string">
            <text:p>2²¹</text:p>
          </table:table-cell>
          <table:table-cell table:style-name="ce6" office:value-type="string" calcext:value-type="string">
            <text:p>2²²</text:p>
          </table:table-cell>
          <table:table-cell table:style-name="ce6" office:value-type="string" calcext:value-type="string">
            <text:p>2²³</text:p>
          </table:table-cell>
          <table:table-cell table:style-name="ce6" office:value-type="string" calcext:value-type="string">
            <text:p>2²⁴</text:p>
          </table:table-cell>
          <table:table-cell table:style-name="ce6" office:value-type="string" calcext:value-type="string">
            <text:p>2²⁵</text:p>
          </table:table-cell>
          <table:table-cell table:style-name="ce6" office:value-type="string" calcext:value-type="string">
            <text:p>2²⁶</text:p>
          </table:table-cell>
          <table:table-cell table:style-name="ce6" office:value-type="string" calcext:value-type="string">
            <text:p>2²⁷</text:p>
          </table:table-cell>
        </table:table-row>
        <table:table-row table:style-name="ro7">
          <table:table-cell office:value-type="string" calcext:value-type="string">
            <text:p>P5</text:p>
          </table:table-cell>
          <table:table-cell office:value-type="float" office:value="0.307564" calcext:value-type="float">
            <text:p>0,307564</text:p>
          </table:table-cell>
          <table:table-cell office:value-type="float" office:value="0.701908" calcext:value-type="float">
            <text:p>0,701908</text:p>
          </table:table-cell>
          <table:table-cell office:value-type="float" office:value="2.081419" calcext:value-type="float">
            <text:p>2,081419</text:p>
          </table:table-cell>
          <table:table-cell office:value-type="float" office:value="6.757641" calcext:value-type="float">
            <text:p>6,757641</text:p>
          </table:table-cell>
          <table:table-cell office:value-type="float" office:value="17.858721" calcext:value-type="float">
            <text:p>17,858721</text:p>
          </table:table-cell>
          <table:table-cell office:value-type="float" office:value="40.400268" calcext:value-type="float">
            <text:p>40,400268</text:p>
          </table:table-cell>
          <table:table-cell office:value-type="float" office:value="97.170046" calcext:value-type="float">
            <text:p>97,170046</text:p>
          </table:table-cell>
          <table:table-cell office:value-type="float" office:value="280.000381" calcext:value-type="float">
            <text:p>280,000381</text:p>
          </table:table-cell>
          <table:table-cell office:value-type="float" office:value="1113.53731" calcext:value-type="float">
            <text:p>1113,53731</text:p>
          </table:table-cell>
          <table:table-cell table:number-columns-repeated="2"/>
          <table:table-cell office:value-type="string" calcext:value-type="string">
            <text:p>OpenMP</text:p>
          </table:table-cell>
          <table:table-cell table:style-name="ce3" office:value-type="float" office:value="0.3082606" calcext:value-type="float">
            <text:p>0,3082606</text:p>
          </table:table-cell>
          <table:table-cell table:style-name="ce3" office:value-type="float" office:value="0.7066288" calcext:value-type="float">
            <text:p>0,7066288</text:p>
          </table:table-cell>
          <table:table-cell table:style-name="ce3" office:value-type="float" office:value="2.0963368" calcext:value-type="float">
            <text:p>2,0963368</text:p>
          </table:table-cell>
          <table:table-cell table:style-name="ce3" office:value-type="float" office:value="6.7079334" calcext:value-type="float">
            <text:p>6,7079334</text:p>
          </table:table-cell>
          <table:table-cell table:style-name="ce3" office:value-type="float" office:value="17.9267364" calcext:value-type="float">
            <text:p>17,9267364</text:p>
          </table:table-cell>
          <table:table-cell table:style-name="ce3" office:value-type="float" office:value="40.3053326" calcext:value-type="float">
            <text:p>40,3053326</text:p>
          </table:table-cell>
          <table:table-cell table:style-name="ce3" office:value-type="float" office:value="97.9228084" calcext:value-type="float">
            <text:p>97,9228084</text:p>
          </table:table-cell>
          <table:table-cell table:style-name="ce3" office:value-type="float" office:value="279.469841" calcext:value-type="float">
            <text:p>279,469841</text:p>
          </table:table-cell>
          <table:table-cell table:style-name="ce3" office:value-type="float" office:value="1115.9206934" calcext:value-type="float">
            <text:p>1115,9206934</text:p>
          </table:table-cell>
        </table:table-row>
        <table:table-row table:style-name="ro4">
          <table:table-cell office:value-type="string" calcext:value-type="string">
            <text:p>Promedio</text:p>
          </table:table-cell>
          <table:table-cell table:formula="of:=AVERAGE([.B6:.B10])" office:value-type="float" office:value="0.3082606" calcext:value-type="float">
            <text:p>0,3082606</text:p>
          </table:table-cell>
          <table:table-cell table:formula="of:=AVERAGE([.C6:.C10])" office:value-type="float" office:value="0.7066288" calcext:value-type="float">
            <text:p>0,7066288</text:p>
          </table:table-cell>
          <table:table-cell table:formula="of:=AVERAGE([.D6:.D10])" office:value-type="float" office:value="2.0963368" calcext:value-type="float">
            <text:p>2,0963368</text:p>
          </table:table-cell>
          <table:table-cell table:formula="of:=AVERAGE([.E6:.E10])" office:value-type="float" office:value="6.7079334" calcext:value-type="float">
            <text:p>6,7079334</text:p>
          </table:table-cell>
          <table:table-cell table:formula="of:=AVERAGE([.F6:.F10])" office:value-type="float" office:value="17.9267364" calcext:value-type="float">
            <text:p>17,9267364</text:p>
          </table:table-cell>
          <table:table-cell table:formula="of:=AVERAGE([.G6:.G10])" office:value-type="float" office:value="40.3053326" calcext:value-type="float">
            <text:p>40,3053326</text:p>
          </table:table-cell>
          <table:table-cell table:formula="of:=AVERAGE([.H6];[.H7];[.H8];[.H9];[.H10])" office:value-type="float" office:value="97.9228084" calcext:value-type="float">
            <text:p>97,9228084</text:p>
          </table:table-cell>
          <table:table-cell table:formula="of:=AVERAGE([.I6:.I9])" office:value-type="float" office:value="279.469841" calcext:value-type="float">
            <text:p>279,469841</text:p>
          </table:table-cell>
          <table:table-cell table:formula="of:=AVERAGE([.J6:.J10])" office:value-type="float" office:value="1115.9206934" calcext:value-type="float">
            <text:p>1115,9206934</text:p>
          </table:table-cell>
          <table:table-cell table:number-columns-repeated="2"/>
          <table:table-cell office:value-type="string" calcext:value-type="string">
            <text:p>Secuencial</text:p>
          </table:table-cell>
          <table:table-cell office:value-type="float" office:value="0.4142398" calcext:value-type="float">
            <text:p>0,4142398</text:p>
          </table:table-cell>
          <table:table-cell office:value-type="float" office:value="1.0993354" calcext:value-type="float">
            <text:p>1,0993354</text:p>
          </table:table-cell>
          <table:table-cell office:value-type="float" office:value="3.3954726" calcext:value-type="float">
            <text:p>3,3954726</text:p>
          </table:table-cell>
          <table:table-cell office:value-type="float" office:value="10.4366336" calcext:value-type="float">
            <text:p>10,4366336</text:p>
          </table:table-cell>
          <table:table-cell office:value-type="float" office:value="29.5949318" calcext:value-type="float">
            <text:p>29,5949318</text:p>
          </table:table-cell>
          <table:table-cell office:value-type="float" office:value="79.9014428" calcext:value-type="float">
            <text:p>79,9014428</text:p>
          </table:table-cell>
          <table:table-cell office:value-type="float" office:value="209.165414" calcext:value-type="float">
            <text:p>209,165414</text:p>
          </table:table-cell>
          <table:table-cell office:value-type="float" office:value="612.816559" calcext:value-type="float">
            <text:p>612,816559</text:p>
          </table:table-cell>
          <table:table-cell office:value-type="float" office:value="2059.7655782" calcext:value-type="float">
            <text:p>2059,7655782</text:p>
          </table:table-cell>
        </table:table-row>
        <table:table-row table:style-name="ro2">
          <table:table-cell table:style-name="ce1"/>
          <table:table-cell table:style-name="ce7" table:number-columns-repeated="9"/>
          <table:table-cell table:number-columns-repeated="12"/>
        </table:table-row>
        <table:table-row table:style-name="ro8">
          <table:table-cell table:style-name="ce1" table:number-columns-repeated="10"/>
          <table:table-cell table:number-columns-repeated="12"/>
        </table:table-row>
        <table:table-row table:style-name="ro4">
          <table:table-cell table:style-name="ce2" office:value-type="string" calcext:value-type="string" table:number-columns-spanned="10" table:number-rows-spanned="1">
            <text:p>Uniform Secuencial</text:p>
          </table:table-cell>
          <table:covered-table-cell table:number-columns-repeated="9"/>
          <table:table-cell table:number-columns-repeated="12"/>
        </table:table-row>
        <table:table-row table:style-name="ro6">
          <table:table-cell table:style-name="ce4"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1</text:p>
          </table:table-cell>
          <table:table-cell office:value-type="float" office:value="0.41363" calcext:value-type="float">
            <text:p>0,41363</text:p>
          </table:table-cell>
          <table:table-cell office:value-type="float" office:value="1.099303" calcext:value-type="float">
            <text:p>1,099303</text:p>
          </table:table-cell>
          <table:table-cell office:value-type="float" office:value="3.396505" calcext:value-type="float">
            <text:p>3,396505</text:p>
          </table:table-cell>
          <table:table-cell office:value-type="float" office:value="10.438999" calcext:value-type="float">
            <text:p>10,438999</text:p>
          </table:table-cell>
          <table:table-cell office:value-type="float" office:value="29.567733" calcext:value-type="float">
            <text:p>29,567733</text:p>
          </table:table-cell>
          <table:table-cell office:value-type="float" office:value="79.828832" calcext:value-type="float">
            <text:p>79,828832</text:p>
          </table:table-cell>
          <table:table-cell office:value-type="float" office:value="208.789313" calcext:value-type="float">
            <text:p>208,789313</text:p>
          </table:table-cell>
          <table:table-cell office:value-type="float" office:value="613.473809" calcext:value-type="float">
            <text:p>613,473809</text:p>
          </table:table-cell>
          <table:table-cell office:value-type="float" office:value="2059.111627" calcext:value-type="float">
            <text:p>2059,111627</text:p>
          </table:table-cell>
          <table:table-cell table:number-columns-repeated="12"/>
        </table:table-row>
        <table:table-row table:style-name="ro9">
          <table:table-cell table:style-name="ce4" office:value-type="string" calcext:value-type="string">
            <text:p>P2</text:p>
          </table:table-cell>
          <table:table-cell office:value-type="float" office:value="0.412993" calcext:value-type="float">
            <text:p>0,412993</text:p>
          </table:table-cell>
          <table:table-cell office:value-type="float" office:value="1.099114" calcext:value-type="float">
            <text:p>1,099114</text:p>
          </table:table-cell>
          <table:table-cell office:value-type="float" office:value="3.396544" calcext:value-type="float">
            <text:p>3,396544</text:p>
          </table:table-cell>
          <table:table-cell office:value-type="float" office:value="10.507244" calcext:value-type="float">
            <text:p>10,507244</text:p>
          </table:table-cell>
          <table:table-cell office:value-type="float" office:value="29.677939" calcext:value-type="float">
            <text:p>29,677939</text:p>
          </table:table-cell>
          <table:table-cell office:value-type="float" office:value="80.352298" calcext:value-type="float">
            <text:p>80,352298</text:p>
          </table:table-cell>
          <table:table-cell office:value-type="float" office:value="208.990938" calcext:value-type="float">
            <text:p>208,990938</text:p>
          </table:table-cell>
          <table:table-cell office:value-type="float" office:value="613.147158" calcext:value-type="float">
            <text:p>613,147158</text:p>
          </table:table-cell>
          <table:table-cell office:value-type="float" office:value="2059.076181" calcext:value-type="float">
            <text:p>2059,076181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3</text:p>
          </table:table-cell>
          <table:table-cell office:value-type="float" office:value="0.415587" calcext:value-type="float">
            <text:p>0,415587</text:p>
          </table:table-cell>
          <table:table-cell office:value-type="float" office:value="1.100039" calcext:value-type="float">
            <text:p>1,100039</text:p>
          </table:table-cell>
          <table:table-cell office:value-type="float" office:value="3.397019" calcext:value-type="float">
            <text:p>3,397019</text:p>
          </table:table-cell>
          <table:table-cell office:value-type="float" office:value="10.41364" calcext:value-type="float">
            <text:p>10,41364</text:p>
          </table:table-cell>
          <table:table-cell office:value-type="float" office:value="29.579375" calcext:value-type="float">
            <text:p>29,579375</text:p>
          </table:table-cell>
          <table:table-cell office:value-type="float" office:value="79.736741" calcext:value-type="float">
            <text:p>79,736741</text:p>
          </table:table-cell>
          <table:table-cell office:value-type="float" office:value="210.443736" calcext:value-type="float">
            <text:p>210,443736</text:p>
          </table:table-cell>
          <table:table-cell office:value-type="float" office:value="612.485313" calcext:value-type="float">
            <text:p>612,485313</text:p>
          </table:table-cell>
          <table:table-cell office:value-type="float" office:value="2061.064539" calcext:value-type="float">
            <text:p>2061,064539</text:p>
          </table:table-cell>
          <table:table-cell table:number-columns-repeated="12"/>
        </table:table-row>
        <table:table-row table:style-name="ro6">
          <table:table-cell table:style-name="ce4" office:value-type="string" calcext:value-type="string">
            <text:p>P4</text:p>
          </table:table-cell>
          <table:table-cell office:value-type="float" office:value="0.414593" calcext:value-type="float">
            <text:p>0,414593</text:p>
          </table:table-cell>
          <table:table-cell office:value-type="float" office:value="1.0991" calcext:value-type="float">
            <text:p>1,0991</text:p>
          </table:table-cell>
          <table:table-cell office:value-type="float" office:value="3.392745" calcext:value-type="float">
            <text:p>3,392745</text:p>
          </table:table-cell>
          <table:table-cell office:value-type="float" office:value="10.410298" calcext:value-type="float">
            <text:p>10,410298</text:p>
          </table:table-cell>
          <table:table-cell office:value-type="float" office:value="29.578962" calcext:value-type="float">
            <text:p>29,578962</text:p>
          </table:table-cell>
          <table:table-cell office:value-type="float" office:value="79.902303" calcext:value-type="float">
            <text:p>79,902303</text:p>
          </table:table-cell>
          <table:table-cell office:value-type="float" office:value="208.909676" calcext:value-type="float">
            <text:p>208,909676</text:p>
          </table:table-cell>
          <table:table-cell office:value-type="float" office:value="612.628237" calcext:value-type="float">
            <text:p>612,628237</text:p>
          </table:table-cell>
          <table:table-cell office:value-type="float" office:value="2059.979538" calcext:value-type="float">
            <text:p>2059,979538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5</text:p>
          </table:table-cell>
          <table:table-cell office:value-type="float" office:value="0.414396" calcext:value-type="float">
            <text:p>0,414396</text:p>
          </table:table-cell>
          <table:table-cell office:value-type="float" office:value="1.099121" calcext:value-type="float">
            <text:p>1,099121</text:p>
          </table:table-cell>
          <table:table-cell office:value-type="float" office:value="3.39455" calcext:value-type="float">
            <text:p>3,39455</text:p>
          </table:table-cell>
          <table:table-cell office:value-type="float" office:value="10.412987" calcext:value-type="float">
            <text:p>10,412987</text:p>
          </table:table-cell>
          <table:table-cell office:value-type="float" office:value="29.57065" calcext:value-type="float">
            <text:p>29,57065</text:p>
          </table:table-cell>
          <table:table-cell office:value-type="float" office:value="79.68704" calcext:value-type="float">
            <text:p>79,68704</text:p>
          </table:table-cell>
          <table:table-cell office:value-type="float" office:value="208.693407" calcext:value-type="float">
            <text:p>208,693407</text:p>
          </table:table-cell>
          <table:table-cell office:value-type="float" office:value="612.348278" calcext:value-type="float">
            <text:p>612,348278</text:p>
          </table:table-cell>
          <table:table-cell office:value-type="float" office:value="2059.596006" calcext:value-type="float">
            <text:p>2059,596006</text:p>
          </table:table-cell>
          <table:table-cell table:number-columns-repeated="12"/>
        </table:table-row>
        <table:table-row table:style-name="ro2">
          <table:table-cell table:style-name="ce4" office:value-type="string" calcext:value-type="string">
            <text:p>Promedio</text:p>
          </table:table-cell>
          <table:table-cell table:formula="of:=AVERAGE([.B16:.B20])" office:value-type="float" office:value="0.4142398" calcext:value-type="float">
            <text:p>0,4142398</text:p>
          </table:table-cell>
          <table:table-cell table:formula="of:=AVERAGE([.C16:.C20])" office:value-type="float" office:value="1.0993354" calcext:value-type="float">
            <text:p>1,0993354</text:p>
          </table:table-cell>
          <table:table-cell table:formula="of:=AVERAGE([.D16:.D20])" office:value-type="float" office:value="3.3954726" calcext:value-type="float">
            <text:p>3,3954726</text:p>
          </table:table-cell>
          <table:table-cell table:formula="of:=AVERAGE([.E16:.E20])" office:value-type="float" office:value="10.4366336" calcext:value-type="float">
            <text:p>10,4366336</text:p>
          </table:table-cell>
          <table:table-cell table:formula="of:=AVERAGE([.F16:.F20])" office:value-type="float" office:value="29.5949318" calcext:value-type="float">
            <text:p>29,5949318</text:p>
          </table:table-cell>
          <table:table-cell table:formula="of:=AVERAGE([.G16:.G20])" office:value-type="float" office:value="79.9014428" calcext:value-type="float">
            <text:p>79,9014428</text:p>
          </table:table-cell>
          <table:table-cell table:formula="of:=AVERAGE([.H16:.H20])" office:value-type="float" office:value="209.165414" calcext:value-type="float">
            <text:p>209,165414</text:p>
          </table:table-cell>
          <table:table-cell table:formula="of:=AVERAGE([.I16:.I20])" office:value-type="float" office:value="612.816559" calcext:value-type="float">
            <text:p>612,816559</text:p>
          </table:table-cell>
          <table:table-cell table:formula="of:=AVERAGE([.J16:.J20])" office:value-type="float" office:value="2059.7655782" calcext:value-type="float">
            <text:p>2059,7655782</text:p>
          </table:table-cell>
          <table:table-cell table:number-columns-repeated="12"/>
        </table:table-row>
        <table:table-row table:style-name="ro4">
          <table:table-cell table:style-name="ce5"/>
          <table:table-cell table:style-name="Default" table:number-columns-repeated="9"/>
          <table:table-cell table:number-columns-repeated="12"/>
        </table:table-row>
        <table:table-row table:style-name="ro6">
          <table:table-cell table:style-name="ce5"/>
          <table:table-cell table:style-name="Default" table:number-columns-repeated="9"/>
          <table:table-cell table:number-columns-repeated="12"/>
        </table:table-row>
        <table:table-row table:style-name="ro1" table:number-rows-repeated="2">
          <table:table-cell table:style-name="ce5"/>
          <table:table-cell table:style-name="Default" table:number-columns-repeated="9"/>
          <table:table-cell table:number-columns-repeated="12"/>
        </table:table-row>
        <table:table-row table:style-name="ro4">
          <table:table-cell table:style-name="ce5"/>
          <table:table-cell table:style-name="Default" table:number-columns-repeated="9"/>
          <table:table-cell table:number-columns-repeated="12"/>
        </table:table-row>
        <table:table-row table:style-name="ro2">
          <table:table-cell table:style-name="ce5"/>
          <table:table-cell table:style-name="Default" table:number-columns-repeated="9"/>
          <table:table-cell table:number-columns-repeated="12"/>
        </table:table-row>
      </table:table>
      <table:table table:name="Staggered" table:style-name="ta1">
        <table:shapes>
          <draw:frame draw:z-index="0" draw:style-name="gr1" draw:text-style-name="P1" svg:width="159.99mm" svg:height="89.99mm" svg:x="266.06mm" svg:y="101.09mm">
            <loext:p draw:notify-on-update-of-ranges="Staggered.O12:Staggered.W12 Staggered.N13:Staggered.N13 Staggered.O13:Staggered.W13 Staggered.N14:Staggered.N14 Staggered.O14:Staggered.W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style-name="Default" table:number-columns-repeated="10"/>
          <table:table-cell table:number-columns-repeated="13"/>
        </table:table-row>
        <table:table-row table:style-name="ro1">
          <table:table-cell table:style-name="ce1" table:number-columns-repeated="1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10" table:number-rows-spanned="1">
            <text:p>Staggered OMP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P1</text:p>
          </table:table-cell>
          <table:table-cell office:value-type="float" office:value="0.178674" calcext:value-type="float">
            <text:p>0,178674</text:p>
          </table:table-cell>
          <table:table-cell office:value-type="float" office:value="0.666938" calcext:value-type="float">
            <text:p>0,666938</text:p>
          </table:table-cell>
          <table:table-cell office:value-type="float" office:value="1.445649" calcext:value-type="float">
            <text:p>1,445649</text:p>
          </table:table-cell>
          <table:table-cell office:value-type="float" office:value="3.713335" calcext:value-type="float">
            <text:p>3,713335</text:p>
          </table:table-cell>
          <table:table-cell office:value-type="float" office:value="9.538755" calcext:value-type="float">
            <text:p>9,538755</text:p>
          </table:table-cell>
          <table:table-cell office:value-type="float" office:value="30.750379" calcext:value-type="float">
            <text:p>30,750379</text:p>
          </table:table-cell>
          <table:table-cell office:value-type="float" office:value="107.278653" calcext:value-type="float">
            <text:p>107,278653</text:p>
          </table:table-cell>
          <table:table-cell office:value-type="float" office:value="250.459981" calcext:value-type="float">
            <text:p>250,459981</text:p>
          </table:table-cell>
          <table:table-cell office:value-type="float" office:value="506.107296" calcext:value-type="float">
            <text:p>506,107296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2</text:p>
          </table:table-cell>
          <table:table-cell office:value-type="float" office:value="0.178902" calcext:value-type="float">
            <text:p>0,178902</text:p>
          </table:table-cell>
          <table:table-cell office:value-type="float" office:value="0.630968" calcext:value-type="float">
            <text:p>0,630968</text:p>
          </table:table-cell>
          <table:table-cell office:value-type="float" office:value="1.446477" calcext:value-type="float">
            <text:p>1,446477</text:p>
          </table:table-cell>
          <table:table-cell office:value-type="float" office:value="3.647478" calcext:value-type="float">
            <text:p>3,647478</text:p>
          </table:table-cell>
          <table:table-cell office:value-type="float" office:value="9.577239" calcext:value-type="float">
            <text:p>9,577239</text:p>
          </table:table-cell>
          <table:table-cell office:value-type="float" office:value="30.601706" calcext:value-type="float">
            <text:p>30,601706</text:p>
          </table:table-cell>
          <table:table-cell office:value-type="float" office:value="106.241984" calcext:value-type="float">
            <text:p>106,241984</text:p>
          </table:table-cell>
          <table:table-cell office:value-type="float" office:value="250.621825" calcext:value-type="float">
            <text:p>250,621825</text:p>
          </table:table-cell>
          <table:table-cell office:value-type="float" office:value="499.784909" calcext:value-type="float">
            <text:p>499,784909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P3</text:p>
          </table:table-cell>
          <table:table-cell office:value-type="float" office:value="0.181017" calcext:value-type="float">
            <text:p>0,181017</text:p>
          </table:table-cell>
          <table:table-cell office:value-type="float" office:value="0.674874" calcext:value-type="float">
            <text:p>0,674874</text:p>
          </table:table-cell>
          <table:table-cell office:value-type="float" office:value="1.431373" calcext:value-type="float">
            <text:p>1,431373</text:p>
          </table:table-cell>
          <table:table-cell office:value-type="float" office:value="3.72535" calcext:value-type="float">
            <text:p>3,72535</text:p>
          </table:table-cell>
          <table:table-cell office:value-type="float" office:value="9.592745" calcext:value-type="float">
            <text:p>9,592745</text:p>
          </table:table-cell>
          <table:table-cell office:value-type="float" office:value="29.962008" calcext:value-type="float">
            <text:p>29,962008</text:p>
          </table:table-cell>
          <table:table-cell office:value-type="float" office:value="104.816721" calcext:value-type="float">
            <text:p>104,816721</text:p>
          </table:table-cell>
          <table:table-cell office:value-type="float" office:value="256.059325" calcext:value-type="float">
            <text:p>256,059325</text:p>
          </table:table-cell>
          <table:table-cell office:value-type="float" office:value="509.779216" calcext:value-type="float">
            <text:p>509,779216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P4</text:p>
          </table:table-cell>
          <table:table-cell office:value-type="float" office:value="0.169665" calcext:value-type="float">
            <text:p>0,169665</text:p>
          </table:table-cell>
          <table:table-cell office:value-type="float" office:value="0.673261" calcext:value-type="float">
            <text:p>0,673261</text:p>
          </table:table-cell>
          <table:table-cell office:value-type="float" office:value="1.450336" calcext:value-type="float">
            <text:p>1,450336</text:p>
          </table:table-cell>
          <table:table-cell office:value-type="float" office:value="3.707954" calcext:value-type="float">
            <text:p>3,707954</text:p>
          </table:table-cell>
          <table:table-cell office:value-type="float" office:value="9.768379" calcext:value-type="float">
            <text:p>9,768379</text:p>
          </table:table-cell>
          <table:table-cell office:value-type="float" office:value="30.720571" calcext:value-type="float">
            <text:p>30,720571</text:p>
          </table:table-cell>
          <table:table-cell office:value-type="float" office:value="106.21283" calcext:value-type="float">
            <text:p>106,21283</text:p>
          </table:table-cell>
          <table:table-cell office:value-type="float" office:value="253.241419" calcext:value-type="float">
            <text:p>253,241419</text:p>
          </table:table-cell>
          <table:table-cell office:value-type="float" office:value="510.793752" calcext:value-type="float">
            <text:p>510,793752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P5</text:p>
          </table:table-cell>
          <table:table-cell office:value-type="float" office:value="0.175376" calcext:value-type="float">
            <text:p>0,175376</text:p>
          </table:table-cell>
          <table:table-cell office:value-type="float" office:value="0.67878" calcext:value-type="float">
            <text:p>0,67878</text:p>
          </table:table-cell>
          <table:table-cell office:value-type="float" office:value="1.380364" calcext:value-type="float">
            <text:p>1,380364</text:p>
          </table:table-cell>
          <table:table-cell office:value-type="float" office:value="3.660155" calcext:value-type="float">
            <text:p>3,660155</text:p>
          </table:table-cell>
          <table:table-cell office:value-type="float" office:value="9.870721" calcext:value-type="float">
            <text:p>9,870721</text:p>
          </table:table-cell>
          <table:table-cell office:value-type="float" office:value="30.641199" calcext:value-type="float">
            <text:p>30,641199</text:p>
          </table:table-cell>
          <table:table-cell office:value-type="float" office:value="106.130794" calcext:value-type="float">
            <text:p>106,130794</text:p>
          </table:table-cell>
          <table:table-cell office:value-type="float" office:value="256.948458" calcext:value-type="float">
            <text:p>256,948458</text:p>
          </table:table-cell>
          <table:table-cell office:value-type="float" office:value="503.53851" calcext:value-type="float">
            <text:p>503,53851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romedio</text:p>
          </table:table-cell>
          <table:table-cell table:formula="of:=AVERAGE([.B6:.B10])" office:value-type="float" office:value="0.1767268" calcext:value-type="float">
            <text:p>0,1767268</text:p>
          </table:table-cell>
          <table:table-cell table:formula="of:=AVERAGE([.C6:.C10])" office:value-type="float" office:value="0.6649642" calcext:value-type="float">
            <text:p>0,6649642</text:p>
          </table:table-cell>
          <table:table-cell table:formula="of:=AVERAGE([.D6:.D10])" office:value-type="float" office:value="1.4308398" calcext:value-type="float">
            <text:p>1,4308398</text:p>
          </table:table-cell>
          <table:table-cell table:formula="of:=AVERAGE([.E6:.E10])" office:value-type="float" office:value="3.6908544" calcext:value-type="float">
            <text:p>3,6908544</text:p>
          </table:table-cell>
          <table:table-cell table:formula="of:=AVERAGE([.F6:.F10])" office:value-type="float" office:value="9.6695678" calcext:value-type="float">
            <text:p>9,6695678</text:p>
          </table:table-cell>
          <table:table-cell table:formula="of:=AVERAGE([.G6:.G10])" office:value-type="float" office:value="30.5351726" calcext:value-type="float">
            <text:p>30,5351726</text:p>
          </table:table-cell>
          <table:table-cell table:formula="of:=AVERAGE([.H6];[.H7];[.H8];[.H9];[.H10])" office:value-type="float" office:value="106.1361964" calcext:value-type="float">
            <text:p>106,1361964</text:p>
          </table:table-cell>
          <table:table-cell table:formula="of:=AVERAGE([.I6:.I9])" office:value-type="float" office:value="252.5956375" calcext:value-type="float">
            <text:p>252,5956375</text:p>
          </table:table-cell>
          <table:table-cell table:formula="of:=AVERAGE([.J6:.J10])" office:value-type="float" office:value="506.0007366" calcext:value-type="float">
            <text:p>506,0007366</text:p>
          </table:table-cell>
          <table:table-cell table:number-columns-repeated="13"/>
        </table:table-row>
        <table:table-row table:style-name="ro2">
          <table:table-cell table:style-name="ce1"/>
          <table:table-cell table:style-name="ce7" table:number-columns-repeated="9"/>
          <table:table-cell table:number-columns-repeated="4"/>
          <table:table-cell table:style-name="ce6" office:value-type="string" calcext:value-type="string">
            <text:p>2¹⁹</text:p>
          </table:table-cell>
          <table:table-cell table:style-name="ce6" office:value-type="string" calcext:value-type="string">
            <text:p>2²⁰</text:p>
          </table:table-cell>
          <table:table-cell table:style-name="ce6" office:value-type="string" calcext:value-type="string">
            <text:p>2²¹</text:p>
          </table:table-cell>
          <table:table-cell table:style-name="ce6" office:value-type="string" calcext:value-type="string">
            <text:p>2²²</text:p>
          </table:table-cell>
          <table:table-cell table:style-name="ce6" office:value-type="string" calcext:value-type="string">
            <text:p>2²³</text:p>
          </table:table-cell>
          <table:table-cell table:style-name="ce6" office:value-type="string" calcext:value-type="string">
            <text:p>2²⁴</text:p>
          </table:table-cell>
          <table:table-cell table:style-name="ce6" office:value-type="string" calcext:value-type="string">
            <text:p>2²⁵</text:p>
          </table:table-cell>
          <table:table-cell table:style-name="ce6" office:value-type="string" calcext:value-type="string">
            <text:p>2²⁶</text:p>
          </table:table-cell>
          <table:table-cell table:style-name="ce6" office:value-type="string" calcext:value-type="string">
            <text:p>2²⁷</text:p>
          </table:table-cell>
        </table:table-row>
        <table:table-row table:style-name="ro8">
          <table:table-cell table:style-name="ce1" table:number-columns-repeated="10"/>
          <table:table-cell table:number-columns-repeated="3"/>
          <table:table-cell office:value-type="string" calcext:value-type="string">
            <text:p>OpenMP</text:p>
          </table:table-cell>
          <table:table-cell office:value-type="float" office:value="0.1767268" calcext:value-type="float">
            <text:p>0,1767268</text:p>
          </table:table-cell>
          <table:table-cell office:value-type="float" office:value="0.6649642" calcext:value-type="float">
            <text:p>0,6649642</text:p>
          </table:table-cell>
          <table:table-cell office:value-type="float" office:value="1.4308398" calcext:value-type="float">
            <text:p>1,4308398</text:p>
          </table:table-cell>
          <table:table-cell office:value-type="float" office:value="3.6908544" calcext:value-type="float">
            <text:p>3,6908544</text:p>
          </table:table-cell>
          <table:table-cell office:value-type="float" office:value="9.6695678" calcext:value-type="float">
            <text:p>9,6695678</text:p>
          </table:table-cell>
          <table:table-cell office:value-type="float" office:value="30.5351726" calcext:value-type="float">
            <text:p>30,5351726</text:p>
          </table:table-cell>
          <table:table-cell office:value-type="float" office:value="106.1361964" calcext:value-type="float">
            <text:p>106,1361964</text:p>
          </table:table-cell>
          <table:table-cell office:value-type="float" office:value="252.5956375" calcext:value-type="float">
            <text:p>252,5956375</text:p>
          </table:table-cell>
          <table:table-cell office:value-type="float" office:value="506.0007366" calcext:value-type="float">
            <text:p>506,0007366</text:p>
          </table:table-cell>
        </table:table-row>
        <table:table-row table:style-name="ro4">
          <table:table-cell table:style-name="ce2" office:value-type="string" calcext:value-type="string" table:number-columns-spanned="10" table:number-rows-spanned="1">
            <text:p>Uniform Secuencial</text:p>
          </table:table-cell>
          <table:covered-table-cell table:number-columns-repeated="9"/>
          <table:table-cell table:number-columns-repeated="3"/>
          <table:table-cell office:value-type="string" calcext:value-type="string">
            <text:p>Secuencial</text:p>
          </table:table-cell>
          <table:table-cell table:style-name="ce3" office:value-type="float" office:value="0.2674666" calcext:value-type="float">
            <text:p>0,2674666</text:p>
          </table:table-cell>
          <table:table-cell table:style-name="ce3" office:value-type="float" office:value="0.9083984" calcext:value-type="float">
            <text:p>0,9083984</text:p>
          </table:table-cell>
          <table:table-cell table:style-name="ce3" office:value-type="float" office:value="2.4143" calcext:value-type="float">
            <text:p>2,4143</text:p>
          </table:table-cell>
          <table:table-cell table:style-name="ce3" office:value-type="float" office:value="6.7335326" calcext:value-type="float">
            <text:p>6,7335326</text:p>
          </table:table-cell>
          <table:table-cell table:style-name="ce3" office:value-type="float" office:value="17.8461962" calcext:value-type="float">
            <text:p>17,8461962</text:p>
          </table:table-cell>
          <table:table-cell table:style-name="ce3" office:value-type="float" office:value="58.4491592" calcext:value-type="float">
            <text:p>58,4491592</text:p>
          </table:table-cell>
          <table:table-cell table:style-name="ce3" office:value-type="float" office:value="187.5676876" calcext:value-type="float">
            <text:p>187,5676876</text:p>
          </table:table-cell>
          <table:table-cell table:style-name="ce3" office:value-type="float" office:value="507.2815306" calcext:value-type="float">
            <text:p>507,2815306</text:p>
          </table:table-cell>
          <table:table-cell table:style-name="ce3" office:value-type="float" office:value="1187.2742384" calcext:value-type="float">
            <text:p>1187,2742384</text:p>
          </table:table-cell>
        </table:table-row>
        <table:table-row table:style-name="ro6">
          <table:table-cell table:style-name="ce4"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1</text:p>
          </table:table-cell>
          <table:table-cell office:value-type="float" office:value="0.267743" calcext:value-type="float">
            <text:p>0,267743</text:p>
          </table:table-cell>
          <table:table-cell office:value-type="float" office:value="0.909432" calcext:value-type="float">
            <text:p>0,909432</text:p>
          </table:table-cell>
          <table:table-cell office:value-type="float" office:value="2.37012" calcext:value-type="float">
            <text:p>2,37012</text:p>
          </table:table-cell>
          <table:table-cell office:value-type="float" office:value="6.730831" calcext:value-type="float">
            <text:p>6,730831</text:p>
          </table:table-cell>
          <table:table-cell office:value-type="float" office:value="17.823969" calcext:value-type="float">
            <text:p>17,823969</text:p>
          </table:table-cell>
          <table:table-cell office:value-type="float" office:value="58.455472" calcext:value-type="float">
            <text:p>58,455472</text:p>
          </table:table-cell>
          <table:table-cell office:value-type="float" office:value="187.537232" calcext:value-type="float">
            <text:p>187,537232</text:p>
          </table:table-cell>
          <table:table-cell office:value-type="float" office:value="507.223444" calcext:value-type="float">
            <text:p>507,223444</text:p>
          </table:table-cell>
          <table:table-cell office:value-type="float" office:value="1186.440147" calcext:value-type="float">
            <text:p>1186,440147</text:p>
          </table:table-cell>
          <table:table-cell table:number-columns-repeated="13"/>
        </table:table-row>
        <table:table-row table:style-name="ro9">
          <table:table-cell table:style-name="ce4" office:value-type="string" calcext:value-type="string">
            <text:p>P2</text:p>
          </table:table-cell>
          <table:table-cell office:value-type="float" office:value="0.267803" calcext:value-type="float">
            <text:p>0,267803</text:p>
          </table:table-cell>
          <table:table-cell office:value-type="float" office:value="0.905291" calcext:value-type="float">
            <text:p>0,905291</text:p>
          </table:table-cell>
          <table:table-cell office:value-type="float" office:value="2.474469" calcext:value-type="float">
            <text:p>2,474469</text:p>
          </table:table-cell>
          <table:table-cell office:value-type="float" office:value="6.741229" calcext:value-type="float">
            <text:p>6,741229</text:p>
          </table:table-cell>
          <table:table-cell office:value-type="float" office:value="17.845299" calcext:value-type="float">
            <text:p>17,845299</text:p>
          </table:table-cell>
          <table:table-cell office:value-type="float" office:value="58.42436" calcext:value-type="float">
            <text:p>58,42436</text:p>
          </table:table-cell>
          <table:table-cell office:value-type="float" office:value="187.809382" calcext:value-type="float">
            <text:p>187,809382</text:p>
          </table:table-cell>
          <table:table-cell office:value-type="float" office:value="507.675799" calcext:value-type="float">
            <text:p>507,675799</text:p>
          </table:table-cell>
          <table:table-cell office:value-type="float" office:value="1188.139654" calcext:value-type="float">
            <text:p>1188,139654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3</text:p>
          </table:table-cell>
          <table:table-cell office:value-type="float" office:value="0.26737" calcext:value-type="float">
            <text:p>0,26737</text:p>
          </table:table-cell>
          <table:table-cell office:value-type="float" office:value="0.9082" calcext:value-type="float">
            <text:p>0,9082</text:p>
          </table:table-cell>
          <table:table-cell office:value-type="float" office:value="2.371461" calcext:value-type="float">
            <text:p>2,371461</text:p>
          </table:table-cell>
          <table:table-cell office:value-type="float" office:value="6.717668" calcext:value-type="float">
            <text:p>6,717668</text:p>
          </table:table-cell>
          <table:table-cell office:value-type="float" office:value="17.817316" calcext:value-type="float">
            <text:p>17,817316</text:p>
          </table:table-cell>
          <table:table-cell office:value-type="float" office:value="58.440601" calcext:value-type="float">
            <text:p>58,440601</text:p>
          </table:table-cell>
          <table:table-cell office:value-type="float" office:value="187.519275" calcext:value-type="float">
            <text:p>187,519275</text:p>
          </table:table-cell>
          <table:table-cell office:value-type="float" office:value="507.131437" calcext:value-type="float">
            <text:p>507,131437</text:p>
          </table:table-cell>
          <table:table-cell office:value-type="float" office:value="1187.38521" calcext:value-type="float">
            <text:p>1187,38521</text:p>
          </table:table-cell>
          <table:table-cell table:number-columns-repeated="13"/>
        </table:table-row>
        <table:table-row table:style-name="ro6">
          <table:table-cell table:style-name="ce4" office:value-type="string" calcext:value-type="string">
            <text:p>P4</text:p>
          </table:table-cell>
          <table:table-cell office:value-type="float" office:value="0.266918" calcext:value-type="float">
            <text:p>0,266918</text:p>
          </table:table-cell>
          <table:table-cell office:value-type="float" office:value="0.908461" calcext:value-type="float">
            <text:p>0,908461</text:p>
          </table:table-cell>
          <table:table-cell office:value-type="float" office:value="2.380488" calcext:value-type="float">
            <text:p>2,380488</text:p>
          </table:table-cell>
          <table:table-cell office:value-type="float" office:value="6.718614" calcext:value-type="float">
            <text:p>6,718614</text:p>
          </table:table-cell>
          <table:table-cell office:value-type="float" office:value="17.915538" calcext:value-type="float">
            <text:p>17,915538</text:p>
          </table:table-cell>
          <table:table-cell office:value-type="float" office:value="58.46414" calcext:value-type="float">
            <text:p>58,46414</text:p>
          </table:table-cell>
          <table:table-cell office:value-type="float" office:value="187.484883" calcext:value-type="float">
            <text:p>187,484883</text:p>
          </table:table-cell>
          <table:table-cell office:value-type="float" office:value="506.919206" calcext:value-type="float">
            <text:p>506,919206</text:p>
          </table:table-cell>
          <table:table-cell office:value-type="float" office:value="1187.44368" calcext:value-type="float">
            <text:p>1187,44368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5</text:p>
          </table:table-cell>
          <table:table-cell office:value-type="float" office:value="0.267499" calcext:value-type="float">
            <text:p>0,267499</text:p>
          </table:table-cell>
          <table:table-cell office:value-type="float" office:value="0.910608" calcext:value-type="float">
            <text:p>0,910608</text:p>
          </table:table-cell>
          <table:table-cell office:value-type="float" office:value="2.474962" calcext:value-type="float">
            <text:p>2,474962</text:p>
          </table:table-cell>
          <table:table-cell office:value-type="float" office:value="6.759321" calcext:value-type="float">
            <text:p>6,759321</text:p>
          </table:table-cell>
          <table:table-cell office:value-type="float" office:value="17.828859" calcext:value-type="float">
            <text:p>17,828859</text:p>
          </table:table-cell>
          <table:table-cell office:value-type="float" office:value="58.461223" calcext:value-type="float">
            <text:p>58,461223</text:p>
          </table:table-cell>
          <table:table-cell office:value-type="float" office:value="187.487666" calcext:value-type="float">
            <text:p>187,487666</text:p>
          </table:table-cell>
          <table:table-cell office:value-type="float" office:value="507.457767" calcext:value-type="float">
            <text:p>507,457767</text:p>
          </table:table-cell>
          <table:table-cell office:value-type="float" office:value="1186.962501" calcext:value-type="float">
            <text:p>1186,962501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romedio</text:p>
          </table:table-cell>
          <table:table-cell table:formula="of:=AVERAGE([.B16:.B20])" office:value-type="float" office:value="0.2674666" calcext:value-type="float">
            <text:p>0,2674666</text:p>
          </table:table-cell>
          <table:table-cell table:formula="of:=AVERAGE([.C16:.C20])" office:value-type="float" office:value="0.9083984" calcext:value-type="float">
            <text:p>0,9083984</text:p>
          </table:table-cell>
          <table:table-cell table:formula="of:=AVERAGE([.D16:.D20])" office:value-type="float" office:value="2.4143" calcext:value-type="float">
            <text:p>2,4143</text:p>
          </table:table-cell>
          <table:table-cell table:formula="of:=AVERAGE([.E16:.E20])" office:value-type="float" office:value="6.7335326" calcext:value-type="float">
            <text:p>6,7335326</text:p>
          </table:table-cell>
          <table:table-cell table:formula="of:=AVERAGE([.F16:.F20])" office:value-type="float" office:value="17.8461962" calcext:value-type="float">
            <text:p>17,8461962</text:p>
          </table:table-cell>
          <table:table-cell table:formula="of:=AVERAGE([.G16:.G20])" office:value-type="float" office:value="58.4491592" calcext:value-type="float">
            <text:p>58,4491592</text:p>
          </table:table-cell>
          <table:table-cell table:formula="of:=AVERAGE([.H16:.H20])" office:value-type="float" office:value="187.5676876" calcext:value-type="float">
            <text:p>187,5676876</text:p>
          </table:table-cell>
          <table:table-cell table:formula="of:=AVERAGE([.I16:.I20])" office:value-type="float" office:value="507.2815306" calcext:value-type="float">
            <text:p>507,2815306</text:p>
          </table:table-cell>
          <table:table-cell table:formula="of:=AVERAGE([.J16:.J20])" office:value-type="float" office:value="1187.2742384" calcext:value-type="float">
            <text:p>1187,2742384</text:p>
          </table:table-cell>
          <table:table-cell table:number-columns-repeated="13"/>
        </table:table-row>
        <table:table-row table:style-name="ro4">
          <table:table-cell table:style-name="ce5"/>
          <table:table-cell table:style-name="Default" table:number-columns-repeated="9"/>
          <table:table-cell table:number-columns-repeated="13"/>
        </table:table-row>
        <table:table-row table:style-name="ro6">
          <table:table-cell table:style-name="ce5"/>
          <table:table-cell table:style-name="Default" table:number-columns-repeated="9"/>
          <table:table-cell table:number-columns-repeated="13"/>
        </table:table-row>
        <table:table-row table:style-name="ro1" table:number-rows-repeated="2">
          <table:table-cell table:style-name="ce5"/>
          <table:table-cell table:style-name="Default" table:number-columns-repeated="9"/>
          <table:table-cell table:number-columns-repeated="13"/>
        </table:table-row>
        <table:table-row table:style-name="ro4">
          <table:table-cell table:style-name="ce5"/>
          <table:table-cell table:style-name="Default" table:number-columns-repeated="9"/>
          <table:table-cell table:number-columns-repeated="13"/>
        </table:table-row>
        <table:table-row table:style-name="ro2">
          <table:table-cell table:style-name="ce5"/>
          <table:table-cell table:style-name="Default" table:number-columns-repeated="9"/>
          <table:table-cell table:number-columns-repeated="13"/>
        </table:table-row>
      </table:table>
      <table:table table:name="Bucket" table:style-name="ta1">
        <table:shapes>
          <draw:frame draw:z-index="0" draw:style-name="gr1" draw:text-style-name="P1" svg:width="159.99mm" svg:height="89.99mm" svg:x="239.73mm" svg:y="77.31mm">
            <loext:p draw:notify-on-update-of-ranges="Bucket.O10:Bucket.W10 Bucket.N11:Bucket.N11 Bucket.O11:Bucket.W11 Bucket.N12:Bucket.N12 Bucket.O12:Bucket.W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style-name="Default" table:number-columns-repeated="10"/>
          <table:table-cell table:number-columns-repeated="13"/>
        </table:table-row>
        <table:table-row table:style-name="ro1">
          <table:table-cell table:style-name="ce1" table:number-columns-repeated="1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10" table:number-rows-spanned="1">
            <text:p>Bucket OMP</text:p>
          </table:table-cell>
          <table:covered-table-cell table:number-columns-repeated="9"/>
          <table:table-cell table:number-columns-repeated="13"/>
        </table:table-row>
        <table:table-row table:style-name="ro2">
          <table:table-cell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P1</text:p>
          </table:table-cell>
          <table:table-cell office:value-type="float" office:value="0.23537" calcext:value-type="float">
            <text:p>0,23537</text:p>
          </table:table-cell>
          <table:table-cell office:value-type="float" office:value="0.999465" calcext:value-type="float">
            <text:p>0,999465</text:p>
          </table:table-cell>
          <table:table-cell office:value-type="float" office:value="1.803177" calcext:value-type="float">
            <text:p>1,803177</text:p>
          </table:table-cell>
          <table:table-cell office:value-type="float" office:value="6.823923" calcext:value-type="float">
            <text:p>6,823923</text:p>
          </table:table-cell>
          <table:table-cell office:value-type="float" office:value="15.139855" calcext:value-type="float">
            <text:p>15,139855</text:p>
          </table:table-cell>
          <table:table-cell office:value-type="float" office:value="60.0398" calcext:value-type="float">
            <text:p>60,0398</text:p>
          </table:table-cell>
          <table:table-cell office:value-type="float" office:value="115.774328" calcext:value-type="float">
            <text:p>115,774328</text:p>
          </table:table-cell>
          <table:table-cell office:value-type="float" office:value="235.664186" calcext:value-type="float">
            <text:p>235,664186</text:p>
          </table:table-cell>
          <table:table-cell office:value-type="float" office:value="1007.019186" calcext:value-type="float">
            <text:p>1007,019186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2</text:p>
          </table:table-cell>
          <table:table-cell office:value-type="float" office:value="0.233275" calcext:value-type="float">
            <text:p>0,233275</text:p>
          </table:table-cell>
          <table:table-cell office:value-type="float" office:value="1.00075" calcext:value-type="float">
            <text:p>1,00075</text:p>
          </table:table-cell>
          <table:table-cell office:value-type="float" office:value="1.792856" calcext:value-type="float">
            <text:p>1,792856</text:p>
          </table:table-cell>
          <table:table-cell office:value-type="float" office:value="6.78007" calcext:value-type="float">
            <text:p>6,78007</text:p>
          </table:table-cell>
          <table:table-cell office:value-type="float" office:value="15.370416" calcext:value-type="float">
            <text:p>15,370416</text:p>
          </table:table-cell>
          <table:table-cell office:value-type="float" office:value="60.285072" calcext:value-type="float">
            <text:p>60,285072</text:p>
          </table:table-cell>
          <table:table-cell office:value-type="float" office:value="115.44776" calcext:value-type="float">
            <text:p>115,44776</text:p>
          </table:table-cell>
          <table:table-cell office:value-type="float" office:value="233.075026" calcext:value-type="float">
            <text:p>233,075026</text:p>
          </table:table-cell>
          <table:table-cell office:value-type="float" office:value="1013.410634" calcext:value-type="float">
            <text:p>1013,410634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P3</text:p>
          </table:table-cell>
          <table:table-cell office:value-type="float" office:value="0.231785" calcext:value-type="float">
            <text:p>0,231785</text:p>
          </table:table-cell>
          <table:table-cell office:value-type="float" office:value="0.973282" calcext:value-type="float">
            <text:p>0,973282</text:p>
          </table:table-cell>
          <table:table-cell office:value-type="float" office:value="1.79729" calcext:value-type="float">
            <text:p>1,79729</text:p>
          </table:table-cell>
          <table:table-cell office:value-type="float" office:value="6.767686" calcext:value-type="float">
            <text:p>6,767686</text:p>
          </table:table-cell>
          <table:table-cell office:value-type="float" office:value="15.132537" calcext:value-type="float">
            <text:p>15,132537</text:p>
          </table:table-cell>
          <table:table-cell office:value-type="float" office:value="60.120535" calcext:value-type="float">
            <text:p>60,120535</text:p>
          </table:table-cell>
          <table:table-cell office:value-type="float" office:value="115.361616" calcext:value-type="float">
            <text:p>115,361616</text:p>
          </table:table-cell>
          <table:table-cell office:value-type="float" office:value="236.713405" calcext:value-type="float">
            <text:p>236,713405</text:p>
          </table:table-cell>
          <table:table-cell office:value-type="float" office:value="1012.184774" calcext:value-type="float">
            <text:p>1012,184774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P4</text:p>
          </table:table-cell>
          <table:table-cell office:value-type="float" office:value="0.232255" calcext:value-type="float">
            <text:p>0,232255</text:p>
          </table:table-cell>
          <table:table-cell office:value-type="float" office:value="0.987004" calcext:value-type="float">
            <text:p>0,987004</text:p>
          </table:table-cell>
          <table:table-cell office:value-type="float" office:value="1.79298" calcext:value-type="float">
            <text:p>1,79298</text:p>
          </table:table-cell>
          <table:table-cell office:value-type="float" office:value="6.824254" calcext:value-type="float">
            <text:p>6,824254</text:p>
          </table:table-cell>
          <table:table-cell office:value-type="float" office:value="15.142268" calcext:value-type="float">
            <text:p>15,142268</text:p>
          </table:table-cell>
          <table:table-cell office:value-type="float" office:value="60.202419" calcext:value-type="float">
            <text:p>60,202419</text:p>
          </table:table-cell>
          <table:table-cell office:value-type="float" office:value="115.565919" calcext:value-type="float">
            <text:p>115,565919</text:p>
          </table:table-cell>
          <table:table-cell office:value-type="float" office:value="232.895585" calcext:value-type="float">
            <text:p>232,895585</text:p>
          </table:table-cell>
          <table:table-cell office:value-type="float" office:value="1007.619039" calcext:value-type="float">
            <text:p>1007,619039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P5</text:p>
          </table:table-cell>
          <table:table-cell office:value-type="float" office:value="0.227847" calcext:value-type="float">
            <text:p>0,227847</text:p>
          </table:table-cell>
          <table:table-cell office:value-type="float" office:value="0.974319" calcext:value-type="float">
            <text:p>0,974319</text:p>
          </table:table-cell>
          <table:table-cell office:value-type="float" office:value="1.820248" calcext:value-type="float">
            <text:p>1,820248</text:p>
          </table:table-cell>
          <table:table-cell office:value-type="float" office:value="6.828717" calcext:value-type="float">
            <text:p>6,828717</text:p>
          </table:table-cell>
          <table:table-cell office:value-type="float" office:value="15.156897" calcext:value-type="float">
            <text:p>15,156897</text:p>
          </table:table-cell>
          <table:table-cell office:value-type="float" office:value="60.164403" calcext:value-type="float">
            <text:p>60,164403</text:p>
          </table:table-cell>
          <table:table-cell office:value-type="float" office:value="115.270754" calcext:value-type="float">
            <text:p>115,270754</text:p>
          </table:table-cell>
          <table:table-cell office:value-type="float" office:value="231.095878" calcext:value-type="float">
            <text:p>231,095878</text:p>
          </table:table-cell>
          <table:table-cell office:value-type="float" office:value="1007.445758" calcext:value-type="float">
            <text:p>1007,445758</text:p>
          </table:table-cell>
          <table:table-cell table:number-columns-repeated="4"/>
          <table:table-cell table:style-name="ce6" office:value-type="string" calcext:value-type="string">
            <text:p>2¹⁹</text:p>
          </table:table-cell>
          <table:table-cell table:style-name="ce6" office:value-type="string" calcext:value-type="string">
            <text:p>2²⁰</text:p>
          </table:table-cell>
          <table:table-cell table:style-name="ce6" office:value-type="string" calcext:value-type="string">
            <text:p>2²¹</text:p>
          </table:table-cell>
          <table:table-cell table:style-name="ce6" office:value-type="string" calcext:value-type="string">
            <text:p>2²²</text:p>
          </table:table-cell>
          <table:table-cell table:style-name="ce6" office:value-type="string" calcext:value-type="string">
            <text:p>2²³</text:p>
          </table:table-cell>
          <table:table-cell table:style-name="ce6" office:value-type="string" calcext:value-type="string">
            <text:p>2²⁴</text:p>
          </table:table-cell>
          <table:table-cell table:style-name="ce6" office:value-type="string" calcext:value-type="string">
            <text:p>2²⁵</text:p>
          </table:table-cell>
          <table:table-cell table:style-name="ce6" office:value-type="string" calcext:value-type="string">
            <text:p>2²⁶</text:p>
          </table:table-cell>
          <table:table-cell table:style-name="ce6" office:value-type="string" calcext:value-type="string">
            <text:p>2²⁷</text:p>
          </table:table-cell>
        </table:table-row>
        <table:table-row table:style-name="ro4">
          <table:table-cell office:value-type="string" calcext:value-type="string">
            <text:p>Promedio</text:p>
          </table:table-cell>
          <table:table-cell table:formula="of:=AVERAGE([.B6:.B10])" office:value-type="float" office:value="0.2321064" calcext:value-type="float">
            <text:p>0,2321064</text:p>
          </table:table-cell>
          <table:table-cell table:formula="of:=AVERAGE([.C6:.C10])" office:value-type="float" office:value="0.986964" calcext:value-type="float">
            <text:p>0,986964</text:p>
          </table:table-cell>
          <table:table-cell table:formula="of:=AVERAGE([.D6:.D10])" office:value-type="float" office:value="1.8013102" calcext:value-type="float">
            <text:p>1,8013102</text:p>
          </table:table-cell>
          <table:table-cell table:formula="of:=AVERAGE([.E6:.E10])" office:value-type="float" office:value="6.80493" calcext:value-type="float">
            <text:p>6,80493</text:p>
          </table:table-cell>
          <table:table-cell table:formula="of:=AVERAGE([.F6:.F10])" office:value-type="float" office:value="15.1883946" calcext:value-type="float">
            <text:p>15,1883946</text:p>
          </table:table-cell>
          <table:table-cell table:formula="of:=AVERAGE([.G6:.G10])" office:value-type="float" office:value="60.1624458" calcext:value-type="float">
            <text:p>60,1624458</text:p>
          </table:table-cell>
          <table:table-cell table:formula="of:=AVERAGE([.H6];[.H7];[.H8];[.H9];[.H10])" office:value-type="float" office:value="115.4840754" calcext:value-type="float">
            <text:p>115,4840754</text:p>
          </table:table-cell>
          <table:table-cell table:formula="of:=AVERAGE([.I6:.I9])" office:value-type="float" office:value="234.5870505" calcext:value-type="float">
            <text:p>234,5870505</text:p>
          </table:table-cell>
          <table:table-cell table:formula="of:=AVERAGE([.J6:.J10])" office:value-type="float" office:value="1009.5358782" calcext:value-type="float">
            <text:p>1009,5358782</text:p>
          </table:table-cell>
          <table:table-cell table:number-columns-repeated="3"/>
          <table:table-cell office:value-type="string" calcext:value-type="string">
            <text:p>OpenMP</text:p>
          </table:table-cell>
          <table:table-cell office:value-type="float" office:value="0.2321064" calcext:value-type="float">
            <text:p>0,2321064</text:p>
          </table:table-cell>
          <table:table-cell office:value-type="float" office:value="0.986964" calcext:value-type="float">
            <text:p>0,986964</text:p>
          </table:table-cell>
          <table:table-cell office:value-type="float" office:value="1.8013102" calcext:value-type="float">
            <text:p>1,8013102</text:p>
          </table:table-cell>
          <table:table-cell office:value-type="float" office:value="6.80493" calcext:value-type="float">
            <text:p>6,80493</text:p>
          </table:table-cell>
          <table:table-cell office:value-type="float" office:value="15.1883946" calcext:value-type="float">
            <text:p>15,1883946</text:p>
          </table:table-cell>
          <table:table-cell office:value-type="float" office:value="60.1624458" calcext:value-type="float">
            <text:p>60,1624458</text:p>
          </table:table-cell>
          <table:table-cell office:value-type="float" office:value="115.4840754" calcext:value-type="float">
            <text:p>115,4840754</text:p>
          </table:table-cell>
          <table:table-cell office:value-type="float" office:value="234.5870505" calcext:value-type="float">
            <text:p>234,5870505</text:p>
          </table:table-cell>
          <table:table-cell office:value-type="float" office:value="1009.5358782" calcext:value-type="float">
            <text:p>1009,5358782</text:p>
          </table:table-cell>
        </table:table-row>
        <table:table-row table:style-name="ro2">
          <table:table-cell table:style-name="ce1"/>
          <table:table-cell table:style-name="ce7" table:number-columns-repeated="9"/>
          <table:table-cell table:number-columns-repeated="3"/>
          <table:table-cell office:value-type="string" calcext:value-type="string">
            <text:p>Secuencial</text:p>
          </table:table-cell>
          <table:table-cell office:value-type="float" office:value="0.327094" calcext:value-type="float">
            <text:p>0,327094</text:p>
          </table:table-cell>
          <table:table-cell office:value-type="float" office:value="1.299668" calcext:value-type="float">
            <text:p>1,299668</text:p>
          </table:table-cell>
          <table:table-cell office:value-type="float" office:value="2.966275" calcext:value-type="float">
            <text:p>2,966275</text:p>
          </table:table-cell>
          <table:table-cell office:value-type="float" office:value="10.854807" calcext:value-type="float">
            <text:p>10,854807</text:p>
          </table:table-cell>
          <table:table-cell office:value-type="float" office:value="26.426424" calcext:value-type="float">
            <text:p>26,426424</text:p>
          </table:table-cell>
          <table:table-cell office:value-type="float" office:value="95.099035" calcext:value-type="float">
            <text:p>95,099035</text:p>
          </table:table-cell>
          <table:table-cell office:value-type="float" office:value="230.318984" calcext:value-type="float">
            <text:p>230,318984</text:p>
          </table:table-cell>
          <table:table-cell office:value-type="float" office:value="582.36678" calcext:value-type="float">
            <text:p>582,36678</text:p>
          </table:table-cell>
          <table:table-cell office:value-type="float" office:value="2022.775178" calcext:value-type="float">
            <text:p>2022,775178</text:p>
          </table:table-cell>
        </table:table-row>
        <table:table-row table:style-name="ro8">
          <table:table-cell table:style-name="ce1" table:number-columns-repeated="10"/>
          <table:table-cell table:number-columns-repeated="13"/>
        </table:table-row>
        <table:table-row table:style-name="ro4">
          <table:table-cell table:style-name="ce2" office:value-type="string" calcext:value-type="string" table:number-columns-spanned="10" table:number-rows-spanned="1">
            <text:p>Staggered Secuencial</text:p>
          </table:table-cell>
          <table:covered-table-cell table:number-columns-repeated="9"/>
          <table:table-cell table:number-columns-repeated="13"/>
        </table:table-row>
        <table:table-row table:style-name="ro6">
          <table:table-cell table:style-name="ce4"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6" office:value-type="float" office:value="33554432" calcext:value-type="float">
            <text:p>33554432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6" office:value-type="float" office:value="134217728" calcext:value-type="float">
            <text:p>134217728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1</text:p>
          </table:table-cell>
          <table:table-cell office:value-type="float" office:value="0.327094" calcext:value-type="float">
            <text:p>0,327094</text:p>
          </table:table-cell>
          <table:table-cell office:value-type="float" office:value="1.299668" calcext:value-type="float">
            <text:p>1,299668</text:p>
          </table:table-cell>
          <table:table-cell office:value-type="float" office:value="2.966275" calcext:value-type="float">
            <text:p>2,966275</text:p>
          </table:table-cell>
          <table:table-cell office:value-type="float" office:value="10.854807" calcext:value-type="float">
            <text:p>10,854807</text:p>
          </table:table-cell>
          <table:table-cell office:value-type="float" office:value="26.426424" calcext:value-type="float">
            <text:p>26,426424</text:p>
          </table:table-cell>
          <table:table-cell office:value-type="float" office:value="95.099035" calcext:value-type="float">
            <text:p>95,099035</text:p>
          </table:table-cell>
          <table:table-cell office:value-type="float" office:value="230.318984" calcext:value-type="float">
            <text:p>230,318984</text:p>
          </table:table-cell>
          <table:table-cell table:style-name="ce2" office:value-type="float" office:value="582.36678" calcext:value-type="float">
            <text:p>582,36678</text:p>
          </table:table-cell>
          <table:table-cell table:style-name="ce2" office:value-type="float" office:value="2022.775178" calcext:value-type="float">
            <text:p>2022,775178</text:p>
          </table:table-cell>
          <table:table-cell table:number-columns-repeated="13"/>
        </table:table-row>
        <table:table-row table:style-name="ro9">
          <table:table-cell table:style-name="ce4" office:value-type="string" calcext:value-type="string">
            <text:p>P2</text:p>
          </table:table-cell>
          <table:table-cell office:value-type="string" calcext:value-type="string">
            <text:p>0.329153</text:p>
          </table:table-cell>
          <table:table-cell office:value-type="string" calcext:value-type="string">
            <text:p>1.300495</text:p>
          </table:table-cell>
          <table:table-cell office:value-type="string" calcext:value-type="string">
            <text:p>2.969254</text:p>
          </table:table-cell>
          <table:table-cell office:value-type="string" calcext:value-type="string">
            <text:p>10.862742</text:p>
          </table:table-cell>
          <table:table-cell office:value-type="string" calcext:value-type="string">
            <text:p>26.423043</text:p>
          </table:table-cell>
          <table:table-cell office:value-type="string" calcext:value-type="string">
            <text:p>95.368291</text:p>
          </table:table-cell>
          <table:table-cell office:value-type="string" calcext:value-type="string">
            <text:p>229.361241</text:p>
          </table:table-cell>
          <table:table-cell office:value-type="string" calcext:value-type="string">
            <text:p>581.879288</text:p>
          </table:table-cell>
          <table:table-cell office:value-type="string" calcext:value-type="string">
            <text:p>2021.861880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3</text:p>
          </table:table-cell>
          <table:table-cell office:value-type="string" calcext:value-type="string">
            <text:p>0.326431</text:p>
          </table:table-cell>
          <table:table-cell office:value-type="string" calcext:value-type="string">
            <text:p>1.300049</text:p>
          </table:table-cell>
          <table:table-cell office:value-type="string" calcext:value-type="string">
            <text:p>2.964661</text:p>
          </table:table-cell>
          <table:table-cell office:value-type="string" calcext:value-type="string">
            <text:p>10.856710</text:p>
          </table:table-cell>
          <table:table-cell office:value-type="string" calcext:value-type="string">
            <text:p>26.407522</text:p>
          </table:table-cell>
          <table:table-cell office:value-type="string" calcext:value-type="string">
            <text:p>94.730992</text:p>
          </table:table-cell>
          <table:table-cell office:value-type="string" calcext:value-type="string">
            <text:p>229.242123</text:p>
          </table:table-cell>
          <table:table-cell office:value-type="string" calcext:value-type="string">
            <text:p>581.462713</text:p>
          </table:table-cell>
          <table:table-cell office:value-type="string" calcext:value-type="string">
            <text:p>2021.194469</text:p>
          </table:table-cell>
          <table:table-cell table:number-columns-repeated="13"/>
        </table:table-row>
        <table:table-row table:style-name="ro6">
          <table:table-cell table:style-name="ce4" office:value-type="string" calcext:value-type="string">
            <text:p>P4</text:p>
          </table:table-cell>
          <table:table-cell office:value-type="string" calcext:value-type="string">
            <text:p>0.329594</text:p>
          </table:table-cell>
          <table:table-cell office:value-type="string" calcext:value-type="string">
            <text:p>1.298661</text:p>
          </table:table-cell>
          <table:table-cell office:value-type="string" calcext:value-type="string">
            <text:p>2.974609</text:p>
          </table:table-cell>
          <table:table-cell office:value-type="string" calcext:value-type="string">
            <text:p>10.862742</text:p>
          </table:table-cell>
          <table:table-cell office:value-type="string" calcext:value-type="string">
            <text:p>26.430615</text:p>
          </table:table-cell>
          <table:table-cell office:value-type="string" calcext:value-type="string">
            <text:p>94.750087</text:p>
          </table:table-cell>
          <table:table-cell office:value-type="string" calcext:value-type="string">
            <text:p>229.188851</text:p>
          </table:table-cell>
          <table:table-cell office:value-type="string" calcext:value-type="string">
            <text:p>581.746853</text:p>
          </table:table-cell>
          <table:table-cell office:value-type="string" calcext:value-type="string">
            <text:p>2020.200053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5</text:p>
          </table:table-cell>
          <table:table-cell office:value-type="string" calcext:value-type="string">
            <text:p>0.328075</text:p>
          </table:table-cell>
          <table:table-cell office:value-type="string" calcext:value-type="string">
            <text:p>1.300293</text:p>
          </table:table-cell>
          <table:table-cell office:value-type="string" calcext:value-type="string">
            <text:p>2.965279</text:p>
          </table:table-cell>
          <table:table-cell office:value-type="string" calcext:value-type="string">
            <text:p>10.914785</text:p>
          </table:table-cell>
          <table:table-cell office:value-type="string" calcext:value-type="string">
            <text:p>26.412483</text:p>
          </table:table-cell>
          <table:table-cell office:value-type="string" calcext:value-type="string">
            <text:p>94.740818</text:p>
          </table:table-cell>
          <table:table-cell office:value-type="string" calcext:value-type="string">
            <text:p>229.318120</text:p>
          </table:table-cell>
          <table:table-cell office:value-type="string" calcext:value-type="string">
            <text:p>581.714743</text:p>
          </table:table-cell>
          <table:table-cell office:value-type="string" calcext:value-type="string">
            <text:p>2024.682180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Promedio</text:p>
          </table:table-cell>
          <table:table-cell table:formula="of:=AVERAGE([.B16:.B20])" office:value-type="float" office:value="0.327094" calcext:value-type="float">
            <text:p>0,327094</text:p>
          </table:table-cell>
          <table:table-cell table:formula="of:=AVERAGE([.C16:.C20])" office:value-type="float" office:value="1.299668" calcext:value-type="float">
            <text:p>1,299668</text:p>
          </table:table-cell>
          <table:table-cell table:formula="of:=AVERAGE([.D16:.D20])" office:value-type="float" office:value="2.966275" calcext:value-type="float">
            <text:p>2,966275</text:p>
          </table:table-cell>
          <table:table-cell table:formula="of:=AVERAGE([.E16:.E20])" office:value-type="float" office:value="10.854807" calcext:value-type="float">
            <text:p>10,854807</text:p>
          </table:table-cell>
          <table:table-cell table:formula="of:=AVERAGE([.F16:.F20])" office:value-type="float" office:value="26.426424" calcext:value-type="float">
            <text:p>26,426424</text:p>
          </table:table-cell>
          <table:table-cell table:formula="of:=AVERAGE([.G16:.G20])" office:value-type="float" office:value="95.099035" calcext:value-type="float">
            <text:p>95,099035</text:p>
          </table:table-cell>
          <table:table-cell table:formula="of:=AVERAGE([.H16:.H20])" office:value-type="float" office:value="230.318984" calcext:value-type="float">
            <text:p>230,318984</text:p>
          </table:table-cell>
          <table:table-cell table:formula="of:=AVERAGE([.I16:.I20])" office:value-type="float" office:value="582.36678" calcext:value-type="float">
            <text:p>582,36678</text:p>
          </table:table-cell>
          <table:table-cell table:formula="of:=AVERAGE([.J16:.J20])" office:value-type="float" office:value="2022.775178" calcext:value-type="float">
            <text:p>2022,775178</text:p>
          </table:table-cell>
          <table:table-cell table:number-columns-repeated="13"/>
        </table:table-row>
        <table:table-row table:style-name="ro4">
          <table:table-cell table:style-name="ce5"/>
          <table:table-cell table:style-name="Default" table:number-columns-repeated="9"/>
          <table:table-cell table:number-columns-repeated="13"/>
        </table:table-row>
        <table:table-row table:style-name="ro6">
          <table:table-cell table:style-name="ce5"/>
          <table:table-cell table:style-name="Default" table:number-columns-repeated="9"/>
          <table:table-cell table:number-columns-repeated="13"/>
        </table:table-row>
        <table:table-row table:style-name="ro1" table:number-rows-repeated="2">
          <table:table-cell table:style-name="ce5"/>
          <table:table-cell table:style-name="Default" table:number-columns-repeated="9"/>
          <table:table-cell table:number-columns-repeated="13"/>
        </table:table-row>
        <table:table-row table:style-name="ro4">
          <table:table-cell table:style-name="ce5"/>
          <table:table-cell table:style-name="Default" table:number-columns-repeated="9"/>
          <table:table-cell table:number-columns-repeated="13"/>
        </table:table-row>
        <table:table-row table:style-name="ro2">
          <table:table-cell table:style-name="ce5"/>
          <table:table-cell table:style-name="Default" table:number-columns-repeated="9"/>
          <table:table-cell table:number-columns-repeated="13"/>
        </table:table-row>
      </table:table>
      <table:table table:name="Gaussian" table:style-name="ta1">
        <table:shapes>
          <draw:frame draw:z-index="0" draw:style-name="gr1" draw:text-style-name="P1" svg:width="159.99mm" svg:height="89.99mm" svg:x="263.06mm" svg:y="71.35mm">
            <loext:p draw:notify-on-update-of-ranges="Gaussian.N9:Gaussian.V9 Gaussian.M10:Gaussian.M10 Gaussian.N10:Gaussian.V10 Gaussian.M11:Gaussian.M11 Gaussian.N11:Gaussian.V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style-name="Default"/>
          <table:table-cell table:number-columns-repeated="23"/>
        </table:table-row>
        <table:table-row table:style-name="ro2">
          <table:table-cell table:style-name="ce8" office:value-type="string" calcext:value-type="string" table:number-columns-spanned="10" table:number-rows-spanned="1">
            <text:p>Gaussian OMP</text:p>
          </table:table-cell>
          <table:covered-table-cell table:number-columns-repeated="6" table:style-name="ce3"/>
          <table:covered-table-cell table:number-columns-repeated="3" table:style-name="ce9"/>
          <table:table-cell table:number-columns-repeated="14"/>
        </table:table-row>
        <table:table-row table:style-name="ro2">
          <table:table-cell table:style-name="ce9"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13" office:value-type="float" office:value="33554432" calcext:value-type="float">
            <text:p>33554432</text:p>
          </table:table-cell>
          <table:table-cell table:style-name="ce13" office:value-type="float" office:value="67108864" calcext:value-type="float">
            <text:p>67108864</text:p>
          </table:table-cell>
          <table:table-cell table:style-name="ce13" office:value-type="float" office:value="134217728" calcext:value-type="float">
            <text:p>134217728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P1</text:p>
          </table:table-cell>
          <table:table-cell table:style-name="ce3" office:value-type="float" office:value="0.453259" calcext:value-type="float">
            <text:p>0,453259</text:p>
          </table:table-cell>
          <table:table-cell table:style-name="ce3" office:value-type="float" office:value="0.871431" calcext:value-type="float">
            <text:p>0,871431</text:p>
          </table:table-cell>
          <table:table-cell table:style-name="ce3" office:value-type="float" office:value="1.746954" calcext:value-type="float">
            <text:p>1,746954</text:p>
          </table:table-cell>
          <table:table-cell table:style-name="ce3" office:value-type="float" office:value="6.274901" calcext:value-type="float">
            <text:p>6,274901</text:p>
          </table:table-cell>
          <table:table-cell table:style-name="ce3" office:value-type="float" office:value="13.485187" calcext:value-type="float">
            <text:p>13,485187</text:p>
          </table:table-cell>
          <table:table-cell table:style-name="ce3" office:value-type="float" office:value="35.854922" calcext:value-type="float">
            <text:p>35,854922</text:p>
          </table:table-cell>
          <table:table-cell table:style-name="ce3" office:value-type="float" office:value="115.366887" calcext:value-type="float">
            <text:p>115,366887</text:p>
          </table:table-cell>
          <table:table-cell table:style-name="ce3" office:value-type="float" office:value="414.727615" calcext:value-type="float">
            <text:p>414,727615</text:p>
          </table:table-cell>
          <table:table-cell table:style-name="ce3" office:value-type="float" office:value="1257.374798" calcext:value-type="float">
            <text:p>1257,374798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4">
          <table:table-cell office:value-type="string" calcext:value-type="string">
            <text:p>P2</text:p>
          </table:table-cell>
          <table:table-cell table:style-name="ce3" office:value-type="float" office:value="0.450632" calcext:value-type="float">
            <text:p>0,450632</text:p>
          </table:table-cell>
          <table:table-cell table:style-name="ce3" office:value-type="float" office:value="0.897065" calcext:value-type="float">
            <text:p>0,897065</text:p>
          </table:table-cell>
          <table:table-cell table:style-name="ce3" office:value-type="float" office:value="1.727473" calcext:value-type="float">
            <text:p>1,727473</text:p>
          </table:table-cell>
          <table:table-cell table:style-name="ce3" office:value-type="float" office:value="6.30702" calcext:value-type="float">
            <text:p>6,30702</text:p>
          </table:table-cell>
          <table:table-cell table:style-name="ce3" office:value-type="float" office:value="13.788631" calcext:value-type="float">
            <text:p>13,788631</text:p>
          </table:table-cell>
          <table:table-cell table:style-name="ce3" office:value-type="float" office:value="36.058329" calcext:value-type="float">
            <text:p>36,058329</text:p>
          </table:table-cell>
          <table:table-cell table:style-name="ce3" office:value-type="float" office:value="115.708003" calcext:value-type="float">
            <text:p>115,708003</text:p>
          </table:table-cell>
          <table:table-cell table:style-name="ce3" office:value-type="float" office:value="409.237507" calcext:value-type="float">
            <text:p>409,237507</text:p>
          </table:table-cell>
          <table:table-cell table:style-name="ce3" office:value-type="float" office:value="1258.816861" calcext:value-type="float">
            <text:p>1258,816861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5">
          <table:table-cell office:value-type="string" calcext:value-type="string">
            <text:p>P3</text:p>
          </table:table-cell>
          <table:table-cell table:style-name="ce3" office:value-type="float" office:value="0.441836" calcext:value-type="float">
            <text:p>0,441836</text:p>
          </table:table-cell>
          <table:table-cell table:style-name="ce3" office:value-type="float" office:value="0.892232" calcext:value-type="float">
            <text:p>0,892232</text:p>
          </table:table-cell>
          <table:table-cell table:style-name="ce3" office:value-type="float" office:value="1.738703" calcext:value-type="float">
            <text:p>1,738703</text:p>
          </table:table-cell>
          <table:table-cell table:style-name="ce3" office:value-type="float" office:value="6.322912" calcext:value-type="float">
            <text:p>6,322912</text:p>
          </table:table-cell>
          <table:table-cell table:style-name="ce3" office:value-type="float" office:value="13.665998" calcext:value-type="float">
            <text:p>13,665998</text:p>
          </table:table-cell>
          <table:table-cell table:style-name="ce3" office:value-type="float" office:value="36.456521" calcext:value-type="float">
            <text:p>36,456521</text:p>
          </table:table-cell>
          <table:table-cell table:style-name="ce3" office:value-type="float" office:value="115.202873" calcext:value-type="float">
            <text:p>115,202873</text:p>
          </table:table-cell>
          <table:table-cell table:style-name="ce3" office:value-type="float" office:value="409.509609" calcext:value-type="float">
            <text:p>409,509609</text:p>
          </table:table-cell>
          <table:table-cell table:style-name="ce3" office:value-type="float" office:value="1267.999335" calcext:value-type="float">
            <text:p>1267,999335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P4</text:p>
          </table:table-cell>
          <table:table-cell table:style-name="ce3" office:value-type="float" office:value="0.448035" calcext:value-type="float">
            <text:p>0,448035</text:p>
          </table:table-cell>
          <table:table-cell table:style-name="ce3" office:value-type="float" office:value="0.90063" calcext:value-type="float">
            <text:p>0,90063</text:p>
          </table:table-cell>
          <table:table-cell table:style-name="ce3" office:value-type="float" office:value="1.73112" calcext:value-type="float">
            <text:p>1,73112</text:p>
          </table:table-cell>
          <table:table-cell table:style-name="ce3" office:value-type="float" office:value="6.376027" calcext:value-type="float">
            <text:p>6,376027</text:p>
          </table:table-cell>
          <table:table-cell table:style-name="ce3" office:value-type="float" office:value="13.620074" calcext:value-type="float">
            <text:p>13,620074</text:p>
          </table:table-cell>
          <table:table-cell table:style-name="ce3" office:value-type="float" office:value="36.371369" calcext:value-type="float">
            <text:p>36,371369</text:p>
          </table:table-cell>
          <table:table-cell table:style-name="ce3" office:value-type="float" office:value="115.540616" calcext:value-type="float">
            <text:p>115,540616</text:p>
          </table:table-cell>
          <table:table-cell table:style-name="ce3" office:value-type="float" office:value="412.769581" calcext:value-type="float">
            <text:p>412,769581</text:p>
          </table:table-cell>
          <table:table-cell table:style-name="ce3" office:value-type="float" office:value="1265.26277" calcext:value-type="float">
            <text:p>1265,26277</text:p>
          </table:table-cell>
          <table:table-cell table:number-columns-repeated="3"/>
          <table:table-cell office:value-type="string" calcext:value-type="string">
            <text:p>2¹⁹</text:p>
          </table:table-cell>
          <table:table-cell office:value-type="string" calcext:value-type="string">
            <text:p>2²⁰</text:p>
          </table:table-cell>
          <table:table-cell office:value-type="string" calcext:value-type="string">
            <text:p>2²¹</text:p>
          </table:table-cell>
          <table:table-cell office:value-type="string" calcext:value-type="string">
            <text:p>2²²</text:p>
          </table:table-cell>
          <table:table-cell office:value-type="string" calcext:value-type="string">
            <text:p>2²³</text:p>
          </table:table-cell>
          <table:table-cell office:value-type="string" calcext:value-type="string">
            <text:p>2²⁴</text:p>
          </table:table-cell>
          <table:table-cell office:value-type="string" calcext:value-type="string">
            <text:p>2²⁵</text:p>
          </table:table-cell>
          <table:table-cell office:value-type="string" calcext:value-type="string">
            <text:p>2²⁶</text:p>
          </table:table-cell>
          <table:table-cell office:value-type="string" calcext:value-type="string">
            <text:p>2²⁷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P5</text:p>
          </table:table-cell>
          <table:table-cell table:style-name="ce3" office:value-type="float" office:value="0.439146" calcext:value-type="float">
            <text:p>0,439146</text:p>
          </table:table-cell>
          <table:table-cell table:style-name="ce3" office:value-type="float" office:value="0.878945" calcext:value-type="float">
            <text:p>0,878945</text:p>
          </table:table-cell>
          <table:table-cell table:style-name="ce3" office:value-type="float" office:value="1.761424" calcext:value-type="float">
            <text:p>1,761424</text:p>
          </table:table-cell>
          <table:table-cell table:style-name="ce3" office:value-type="float" office:value="6.39518" calcext:value-type="float">
            <text:p>6,39518</text:p>
          </table:table-cell>
          <table:table-cell table:style-name="ce3" office:value-type="float" office:value="13.486706" calcext:value-type="float">
            <text:p>13,486706</text:p>
          </table:table-cell>
          <table:table-cell table:style-name="ce3" office:value-type="float" office:value="36.170262" calcext:value-type="float">
            <text:p>36,170262</text:p>
          </table:table-cell>
          <table:table-cell table:style-name="ce3" office:value-type="float" office:value="114.832973" calcext:value-type="float">
            <text:p>114,832973</text:p>
          </table:table-cell>
          <table:table-cell table:style-name="ce3" office:value-type="float" office:value="412.306439" calcext:value-type="float">
            <text:p>412,306439</text:p>
          </table:table-cell>
          <table:table-cell table:style-name="ce3" office:value-type="float" office:value="1260.485353" calcext:value-type="float">
            <text:p>1260,485353</text:p>
          </table:table-cell>
          <table:table-cell table:number-columns-repeated="2"/>
          <table:table-cell office:value-type="string" calcext:value-type="string">
            <text:p>OpenMP</text:p>
          </table:table-cell>
          <table:table-cell office:value-type="float" office:value="0.4465816" calcext:value-type="float">
            <text:p>0,4465816</text:p>
          </table:table-cell>
          <table:table-cell office:value-type="float" office:value="0.8880606" calcext:value-type="float">
            <text:p>0,8880606</text:p>
          </table:table-cell>
          <table:table-cell office:value-type="float" office:value="1.7411348" calcext:value-type="float">
            <text:p>1,7411348</text:p>
          </table:table-cell>
          <table:table-cell office:value-type="float" office:value="6.335208" calcext:value-type="float">
            <text:p>6,335208</text:p>
          </table:table-cell>
          <table:table-cell office:value-type="float" office:value="13.6093192" calcext:value-type="float">
            <text:p>13,6093192</text:p>
          </table:table-cell>
          <table:table-cell office:value-type="float" office:value="36.1822806" calcext:value-type="float">
            <text:p>36,1822806</text:p>
          </table:table-cell>
          <table:table-cell office:value-type="float" office:value="115.3302704" calcext:value-type="float">
            <text:p>115,3302704</text:p>
          </table:table-cell>
          <table:table-cell office:value-type="float" office:value="411.7101502" calcext:value-type="float">
            <text:p>411,7101502</text:p>
          </table:table-cell>
          <table:table-cell office:value-type="float" office:value="1261.9878234" calcext:value-type="float">
            <text:p>1261,987823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romedio</text:p>
          </table:table-cell>
          <table:table-cell table:style-name="ce9" office:value-type="float" office:value="0.4465816" calcext:value-type="float">
            <text:p>0,4465816</text:p>
          </table:table-cell>
          <table:table-cell table:style-name="ce9" table:formula="of:=AVERAGE([.C6:.C10])" office:value-type="float" office:value="0.8880606" calcext:value-type="float">
            <text:p>0,8880606</text:p>
          </table:table-cell>
          <table:table-cell table:style-name="ce9" table:formula="of:=AVERAGE([.D6:.D10])" office:value-type="float" office:value="1.7411348" calcext:value-type="float">
            <text:p>1,7411348</text:p>
          </table:table-cell>
          <table:table-cell table:style-name="ce9" table:formula="of:=AVERAGE([.E6:.E10])" office:value-type="float" office:value="6.335208" calcext:value-type="float">
            <text:p>6,335208</text:p>
          </table:table-cell>
          <table:table-cell table:style-name="ce9" table:formula="of:=AVERAGE([.F6:.F10])" office:value-type="float" office:value="13.6093192" calcext:value-type="float">
            <text:p>13,6093192</text:p>
          </table:table-cell>
          <table:table-cell table:style-name="ce9" table:formula="of:=AVERAGE([.G6:.G10])" office:value-type="float" office:value="36.1822806" calcext:value-type="float">
            <text:p>36,1822806</text:p>
          </table:table-cell>
          <table:table-cell table:style-name="ce9" table:formula="of:=AVERAGE([.H6:.H10])" office:value-type="float" office:value="115.3302704" calcext:value-type="float">
            <text:p>115,3302704</text:p>
          </table:table-cell>
          <table:table-cell table:style-name="ce9" table:formula="of:=AVERAGE([.I6:.I10])" office:value-type="float" office:value="411.7101502" calcext:value-type="float">
            <text:p>411,7101502</text:p>
          </table:table-cell>
          <table:table-cell table:style-name="ce9" table:formula="of:=AVERAGE([.J6:.J10])" office:value-type="float" office:value="1261.9878234" calcext:value-type="float">
            <text:p>1261,9878234</text:p>
          </table:table-cell>
          <table:table-cell table:number-columns-repeated="2"/>
          <table:table-cell office:value-type="string" calcext:value-type="string">
            <text:p>Secuencial</text:p>
          </table:table-cell>
          <table:table-cell office:value-type="float" office:value="0.565978" calcext:value-type="float">
            <text:p>0,565978</text:p>
          </table:table-cell>
          <table:table-cell office:value-type="float" office:value="1.1956344" calcext:value-type="float">
            <text:p>1,1956344</text:p>
          </table:table-cell>
          <table:table-cell office:value-type="float" office:value="3.0377634" calcext:value-type="float">
            <text:p>3,0377634</text:p>
          </table:table-cell>
          <table:table-cell office:value-type="float" office:value="10.3245698" calcext:value-type="float">
            <text:p>10,3245698</text:p>
          </table:table-cell>
          <table:table-cell office:value-type="float" office:value="25.9375808" calcext:value-type="float">
            <text:p>25,9375808</text:p>
          </table:table-cell>
          <table:table-cell office:value-type="float" office:value="76.26495" calcext:value-type="float">
            <text:p>76,26495</text:p>
          </table:table-cell>
          <table:table-cell office:value-type="float" office:value="225.3768384" calcext:value-type="float">
            <text:p>225,3768384</text:p>
          </table:table-cell>
          <table:table-cell office:value-type="float" office:value="762.0008362" calcext:value-type="float">
            <text:p>762,0008362</text:p>
          </table:table-cell>
          <table:table-cell office:value-type="float" office:value="2334.4731006" calcext:value-type="float">
            <text:p>2334,4731006</text:p>
          </table:table-cell>
          <table:table-cell table:number-columns-repeated="2"/>
        </table:table-row>
        <table:table-row table:style-name="ro2">
          <table:table-cell table:style-name="ce10"/>
          <table:table-cell table:style-name="ce7" table:number-columns-repeated="9"/>
          <table:table-cell table:number-columns-repeated="14"/>
        </table:table-row>
        <table:table-row table:style-name="ro8">
          <table:table-cell table:style-name="Default"/>
          <table:table-cell table:number-columns-repeated="23"/>
        </table:table-row>
        <table:table-row table:style-name="ro4">
          <table:table-cell table:style-name="ce8" office:value-type="string" calcext:value-type="string" table:number-columns-spanned="10" table:number-rows-spanned="1">
            <text:p>Gaussian Secuencial</text:p>
          </table:table-cell>
          <table:covered-table-cell table:style-name="ce12"/>
          <table:covered-table-cell table:number-columns-repeated="8" table:style-name="ce9"/>
          <table:table-cell table:number-columns-repeated="14"/>
        </table:table-row>
        <table:table-row table:style-name="ro6">
          <table:table-cell table:style-name="ce11"/>
          <table:table-cell table:style-name="ce6" office:value-type="float" office:value="524288" calcext:value-type="float">
            <text:p>524288</text:p>
          </table:table-cell>
          <table:table-cell table:style-name="ce6" office:value-type="float" office:value="1048576" calcext:value-type="float">
            <text:p>1048576</text:p>
          </table:table-cell>
          <table:table-cell table:style-name="ce6" office:value-type="float" office:value="2097152" calcext:value-type="float">
            <text:p>2097152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6" office:value-type="float" office:value="8388608" calcext:value-type="float">
            <text:p>8388608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13" office:value-type="float" office:value="33554432" calcext:value-type="float">
            <text:p>33554432</text:p>
          </table:table-cell>
          <table:table-cell table:style-name="ce13" office:value-type="float" office:value="67108864" calcext:value-type="float">
            <text:p>67108864</text:p>
          </table:table-cell>
          <table:table-cell table:style-name="ce13" office:value-type="float" office:value="134217728" calcext:value-type="float">
            <text:p>134217728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P1</text:p>
          </table:table-cell>
          <table:table-cell table:style-name="ce3" office:value-type="float" office:value="0.649987" calcext:value-type="float">
            <text:p>0,649987</text:p>
          </table:table-cell>
          <table:table-cell table:style-name="ce3" office:value-type="float" office:value="1.195236" calcext:value-type="float">
            <text:p>1,195236</text:p>
          </table:table-cell>
          <table:table-cell table:style-name="ce3" office:value-type="float" office:value="3.037388" calcext:value-type="float">
            <text:p>3,037388</text:p>
          </table:table-cell>
          <table:table-cell table:style-name="ce3" office:value-type="float" office:value="10.33001" calcext:value-type="float">
            <text:p>10,33001</text:p>
          </table:table-cell>
          <table:table-cell table:style-name="ce3" office:value-type="float" office:value="25.882244" calcext:value-type="float">
            <text:p>25,882244</text:p>
          </table:table-cell>
          <table:table-cell table:style-name="ce3" office:value-type="float" office:value="76.174773" calcext:value-type="float">
            <text:p>76,174773</text:p>
          </table:table-cell>
          <table:table-cell table:style-name="ce3" office:value-type="float" office:value="225.346636" calcext:value-type="float">
            <text:p>225,346636</text:p>
          </table:table-cell>
          <table:table-cell table:style-name="ce3" office:value-type="float" office:value="762.537245" calcext:value-type="float">
            <text:p>762,537245</text:p>
          </table:table-cell>
          <table:table-cell table:style-name="ce3" office:value-type="float" office:value="2330.230277" calcext:value-type="float">
            <text:p>2330,230277</text:p>
          </table:table-cell>
          <table:table-cell table:number-columns-repeated="14"/>
        </table:table-row>
        <table:table-row table:style-name="ro9">
          <table:table-cell table:style-name="ce4" office:value-type="string" calcext:value-type="string">
            <text:p>P2</text:p>
          </table:table-cell>
          <table:table-cell table:style-name="ce3" office:value-type="float" office:value="0.659798" calcext:value-type="float">
            <text:p>0,659798</text:p>
          </table:table-cell>
          <table:table-cell table:style-name="ce3" office:value-type="float" office:value="1.193308" calcext:value-type="float">
            <text:p>1,193308</text:p>
          </table:table-cell>
          <table:table-cell table:style-name="ce3" office:value-type="float" office:value="3.038819" calcext:value-type="float">
            <text:p>3,038819</text:p>
          </table:table-cell>
          <table:table-cell table:style-name="ce3" office:value-type="float" office:value="10.320419" calcext:value-type="float">
            <text:p>10,320419</text:p>
          </table:table-cell>
          <table:table-cell table:style-name="ce3" office:value-type="float" office:value="26.064818" calcext:value-type="float">
            <text:p>26,064818</text:p>
          </table:table-cell>
          <table:table-cell table:style-name="ce3" office:value-type="float" office:value="76.266289" calcext:value-type="float">
            <text:p>76,266289</text:p>
          </table:table-cell>
          <table:table-cell table:style-name="ce3" office:value-type="float" office:value="226.304432" calcext:value-type="float">
            <text:p>226,304432</text:p>
          </table:table-cell>
          <table:table-cell table:style-name="ce3" office:value-type="float" office:value="762.78668" calcext:value-type="float">
            <text:p>762,78668</text:p>
          </table:table-cell>
          <table:table-cell table:style-name="ce3" office:value-type="float" office:value="2339.612188" calcext:value-type="float">
            <text:p>2339,612188</text:p>
          </table:table-cell>
          <table:table-cell table:number-columns-repeated="13"/>
          <table:table-cell office:value-type="string" calcext:value-type="string">
            <text:p>eici</text:p>
          </table:table-cell>
        </table:table-row>
        <table:table-row table:style-name="ro2">
          <table:table-cell table:style-name="ce4" office:value-type="string" calcext:value-type="string">
            <text:p>P3</text:p>
          </table:table-cell>
          <table:table-cell table:style-name="ce3" office:value-type="float" office:value="0.505898" calcext:value-type="float">
            <text:p>0,505898</text:p>
          </table:table-cell>
          <table:table-cell table:style-name="ce3" office:value-type="float" office:value="1.197185" calcext:value-type="float">
            <text:p>1,197185</text:p>
          </table:table-cell>
          <table:table-cell table:style-name="ce3" office:value-type="float" office:value="3.039799" calcext:value-type="float">
            <text:p>3,039799</text:p>
          </table:table-cell>
          <table:table-cell table:style-name="ce3" office:value-type="float" office:value="10.32225" calcext:value-type="float">
            <text:p>10,32225</text:p>
          </table:table-cell>
          <table:table-cell table:style-name="ce3" office:value-type="float" office:value="25.981837" calcext:value-type="float">
            <text:p>25,981837</text:p>
          </table:table-cell>
          <table:table-cell table:style-name="ce3" office:value-type="float" office:value="76.493274" calcext:value-type="float">
            <text:p>76,493274</text:p>
          </table:table-cell>
          <table:table-cell table:style-name="ce3" office:value-type="float" office:value="225.633879" calcext:value-type="float">
            <text:p>225,633879</text:p>
          </table:table-cell>
          <table:table-cell table:style-name="ce3" office:value-type="float" office:value="763.016491" calcext:value-type="float">
            <text:p>763,016491</text:p>
          </table:table-cell>
          <table:table-cell table:style-name="ce3" office:value-type="float" office:value="2331.424896" calcext:value-type="float">
            <text:p>2331,424896</text:p>
          </table:table-cell>
          <table:table-cell table:number-columns-repeated="14"/>
        </table:table-row>
        <table:table-row table:style-name="ro6">
          <table:table-cell table:style-name="ce4" office:value-type="string" calcext:value-type="string">
            <text:p>P4</text:p>
          </table:table-cell>
          <table:table-cell table:style-name="ce3" office:value-type="float" office:value="0.50743" calcext:value-type="float">
            <text:p>0,50743</text:p>
          </table:table-cell>
          <table:table-cell table:style-name="ce3" office:value-type="float" office:value="1.198627" calcext:value-type="float">
            <text:p>1,198627</text:p>
          </table:table-cell>
          <table:table-cell table:style-name="ce3" office:value-type="float" office:value="3.035436" calcext:value-type="float">
            <text:p>3,035436</text:p>
          </table:table-cell>
          <table:table-cell table:style-name="ce3" office:value-type="float" office:value="10.325276" calcext:value-type="float">
            <text:p>10,325276</text:p>
          </table:table-cell>
          <table:table-cell table:style-name="ce3" office:value-type="float" office:value="25.879917" calcext:value-type="float">
            <text:p>25,879917</text:p>
          </table:table-cell>
          <table:table-cell table:style-name="ce3" office:value-type="float" office:value="76.190929" calcext:value-type="float">
            <text:p>76,190929</text:p>
          </table:table-cell>
          <table:table-cell table:style-name="ce3" office:value-type="float" office:value="224.766502" calcext:value-type="float">
            <text:p>224,766502</text:p>
          </table:table-cell>
          <table:table-cell table:style-name="ce3" office:value-type="float" office:value="759.913414" calcext:value-type="float">
            <text:p>759,913414</text:p>
          </table:table-cell>
          <table:table-cell table:style-name="ce3" office:value-type="float" office:value="2337.454816" calcext:value-type="float">
            <text:p>2337,454816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P5</text:p>
          </table:table-cell>
          <table:table-cell table:style-name="ce3" office:value-type="float" office:value="0.506777" calcext:value-type="float">
            <text:p>0,506777</text:p>
          </table:table-cell>
          <table:table-cell table:style-name="ce3" office:value-type="float" office:value="1.193816" calcext:value-type="float">
            <text:p>1,193816</text:p>
          </table:table-cell>
          <table:table-cell table:style-name="ce3" office:value-type="float" office:value="3.037375" calcext:value-type="float">
            <text:p>3,037375</text:p>
          </table:table-cell>
          <table:table-cell table:style-name="ce3" office:value-type="float" office:value="10.324894" calcext:value-type="float">
            <text:p>10,324894</text:p>
          </table:table-cell>
          <table:table-cell table:style-name="ce3" office:value-type="float" office:value="25.879088" calcext:value-type="float">
            <text:p>25,879088</text:p>
          </table:table-cell>
          <table:table-cell table:style-name="ce3" office:value-type="float" office:value="76.199485" calcext:value-type="float">
            <text:p>76,199485</text:p>
          </table:table-cell>
          <table:table-cell table:style-name="ce3" office:value-type="float" office:value="224.832743" calcext:value-type="float">
            <text:p>224,832743</text:p>
          </table:table-cell>
          <table:table-cell table:style-name="ce3" office:value-type="float" office:value="761.750351" calcext:value-type="float">
            <text:p>761,750351</text:p>
          </table:table-cell>
          <table:table-cell table:style-name="ce3" office:value-type="float" office:value="2333.643326" calcext:value-type="float">
            <text:p>2333,643326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Promedio</text:p>
          </table:table-cell>
          <table:table-cell table:style-name="ce9" table:formula="of:=AVERAGE([.B16:.B20])" office:value-type="float" office:value="0.565978" calcext:value-type="float">
            <text:p>0,565978</text:p>
          </table:table-cell>
          <table:table-cell table:style-name="ce9" table:formula="of:=AVERAGE([.C16:.C20])" office:value-type="float" office:value="1.1956344" calcext:value-type="float">
            <text:p>1,1956344</text:p>
          </table:table-cell>
          <table:table-cell table:style-name="ce9" table:formula="of:=AVERAGE([.D16:.D20])" office:value-type="float" office:value="3.0377634" calcext:value-type="float">
            <text:p>3,0377634</text:p>
          </table:table-cell>
          <table:table-cell table:style-name="ce9" table:formula="of:=AVERAGE([.E16:.E20])" office:value-type="float" office:value="10.3245698" calcext:value-type="float">
            <text:p>10,3245698</text:p>
          </table:table-cell>
          <table:table-cell table:style-name="ce9" table:formula="of:=AVERAGE([.F16:.F20])" office:value-type="float" office:value="25.9375808" calcext:value-type="float">
            <text:p>25,9375808</text:p>
          </table:table-cell>
          <table:table-cell table:style-name="ce9" table:formula="of:=AVERAGE([.G16:.G20])" office:value-type="float" office:value="76.26495" calcext:value-type="float">
            <text:p>76,26495</text:p>
          </table:table-cell>
          <table:table-cell table:style-name="ce9" table:formula="of:=AVERAGE([.H16:.H20])" office:value-type="float" office:value="225.3768384" calcext:value-type="float">
            <text:p>225,3768384</text:p>
          </table:table-cell>
          <table:table-cell table:style-name="ce9" table:formula="of:=AVERAGE([.I16:.I20])" office:value-type="float" office:value="762.0008362" calcext:value-type="float">
            <text:p>762,0008362</text:p>
          </table:table-cell>
          <table:table-cell table:style-name="ce9" table:formula="of:=AVERAGE([.J16:.J20])" office:value-type="float" office:value="2334.4731006" calcext:value-type="float">
            <text:p>2334,4731006</text:p>
          </table:table-cell>
          <table:table-cell table:number-columns-repeated="14"/>
        </table:table-row>
        <table:table-row table:style-name="ro4">
          <table:table-cell table:style-name="ce5"/>
          <table:table-cell table:number-columns-repeated="23"/>
        </table:table-row>
        <table:table-row table:style-name="ro6">
          <table:table-cell table:style-name="ce5"/>
          <table:table-cell table:number-columns-repeated="23"/>
        </table:table-row>
        <table:table-row table:style-name="ro1" table:number-rows-repeated="2">
          <table:table-cell table:style-name="ce5"/>
          <table:table-cell table:number-columns-repeated="23"/>
        </table:table-row>
        <table:table-row table:style-name="ro4">
          <table:table-cell table:style-name="ce5"/>
          <table:table-cell table:number-columns-repeated="23"/>
        </table:table-row>
        <table:table-row table:style-name="ro2">
          <table:table-cell table:style-name="ce5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 style:data-style-name="N2" text:time-value="11:33:54.8383480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23:55:17.471144415</meta:creation-date>
    <meta:editing-duration>PT3H45M31S</meta:editing-duration>
    <meta:editing-cycles>17</meta:editing-cycles>
    <meta:generator>LibreOffice/5.1.4.2$Linux_X86_64 LibreOffice_project/10m0$Build-2</meta:generator>
    <dc:date>2016-12-27T11:34:02.121248871</dc:date>
    <meta:document-statistic meta:table-count="6" meta:cell-count="11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952cm" style:legend-expansion="high" chart:style-name="ch2"/>
        <chart:plot-area chart:style-name="ch3" table:cell-range-address="Gaussian.N9:Gaussian.V11 Gaussian.M10:Gaussian.M11" chart:data-source-has-labels="both" svg:x="1.331cm" svg:y="0.18cm" svg:width="11.901cm" svg:height="7.659cm">
          <chartooo:coordinate-region svg:x="2.323cm" svg:y="0.379cm" svg:width="10.909cm" svg:height="6.813cm"/>
          <chart:axis chart:dimension="x" chart:name="primary-x" chart:style-name="ch4" chartooo:axis-type="auto">
            <chartooo:date-scale/>
            <chart:title svg:x="6.456cm" svg:y="8.019cm" chart:style-name="ch5">
              <text:p>Elementos</text:p>
            </chart:title>
            <chart:categories table:cell-range-address="Gaussian.N9:Gaussian.V9"/>
          </chart:axis>
          <chart:axis chart:dimension="y" chart:name="primary-y" chart:style-name="ch6">
            <chart:title svg:x="0.451cm" svg:y="5.482cm" chart:style-name="ch7">
              <text:p>Tiempo (Segundo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Gaussian.N10:Gaussian.V10" chart:label-cell-address="Gaussian.M10:Gaussian.M10" chart:class="chart:bar">
            <chart:data-point chart:style-name="ch11" chart:repeated="2"/>
            <chart:data-point chart:repeated="7"/>
          </chart:series>
          <chart:series chart:style-name="ch12" chart:values-cell-range-address="Gaussian.N11:Gaussian.V11" chart:label-cell-address="Gaussian.M11:Gaussian.M1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⁹</text:p>
                <draw:g>
                  <svg:desc>Gaussian.N9:Gaussian.V9</svg:desc>
                </draw:g>
              </table:table-cell>
              <table:table-cell office:value-type="string">
                <text:p>2²⁰</text:p>
              </table:table-cell>
              <table:table-cell office:value-type="string">
                <text:p>2²¹</text:p>
              </table:table-cell>
              <table:table-cell office:value-type="string">
                <text:p>2²²</text:p>
              </table:table-cell>
              <table:table-cell office:value-type="string">
                <text:p>2²³</text:p>
              </table:table-cell>
              <table:table-cell office:value-type="string">
                <text:p>2²⁴</text:p>
              </table:table-cell>
              <table:table-cell office:value-type="string">
                <text:p>2²⁵</text:p>
              </table:table-cell>
              <table:table-cell office:value-type="string">
                <text:p>2²⁶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>OpenMP</text:p>
                <draw:g>
                  <svg:desc>Gaussian.M10:Gaussian.M10</svg:desc>
                </draw:g>
              </table:table-cell>
              <table:table-cell office:value-type="float" office:value="0.4465816">
                <text:p>0.4465816</text:p>
                <draw:g>
                  <svg:desc>Gaussian.N10:Gaussian.V10</svg:desc>
                </draw:g>
              </table:table-cell>
              <table:table-cell office:value-type="float" office:value="0.8880606">
                <text:p>0.8880606</text:p>
              </table:table-cell>
              <table:table-cell office:value-type="float" office:value="1.7411348">
                <text:p>1.7411348</text:p>
              </table:table-cell>
              <table:table-cell office:value-type="float" office:value="6.335208">
                <text:p>6.335208</text:p>
              </table:table-cell>
              <table:table-cell office:value-type="float" office:value="13.6093192">
                <text:p>13.6093192</text:p>
              </table:table-cell>
              <table:table-cell office:value-type="float" office:value="36.1822806">
                <text:p>36.1822806</text:p>
              </table:table-cell>
              <table:table-cell office:value-type="float" office:value="115.3302704">
                <text:p>115.3302704</text:p>
              </table:table-cell>
              <table:table-cell office:value-type="float" office:value="411.7101502">
                <text:p>411.7101502</text:p>
              </table:table-cell>
              <table:table-cell office:value-type="float" office:value="1261.9878234">
                <text:p>1261.9878234</text:p>
              </table:table-cell>
            </table:table-row>
            <table:table-row>
              <table:table-cell office:value-type="string">
                <text:p>Secuencial</text:p>
                <draw:g>
                  <svg:desc>Gaussian.M11:Gaussian.M11</svg:desc>
                </draw:g>
              </table:table-cell>
              <table:table-cell office:value-type="float" office:value="0.565978">
                <text:p>0.565978</text:p>
                <draw:g>
                  <svg:desc>Gaussian.N11:Gaussian.V11</svg:desc>
                </draw:g>
              </table:table-cell>
              <table:table-cell office:value-type="float" office:value="1.1956344">
                <text:p>1.1956344</text:p>
              </table:table-cell>
              <table:table-cell office:value-type="float" office:value="3.0377634">
                <text:p>3.0377634</text:p>
              </table:table-cell>
              <table:table-cell office:value-type="float" office:value="10.3245698">
                <text:p>10.3245698</text:p>
              </table:table-cell>
              <table:table-cell office:value-type="float" office:value="25.9375808">
                <text:p>25.9375808</text:p>
              </table:table-cell>
              <table:table-cell office:value-type="float" office:value="76.26495">
                <text:p>76.26495</text:p>
              </table:table-cell>
              <table:table-cell office:value-type="float" office:value="225.3768384">
                <text:p>225.3768384</text:p>
              </table:table-cell>
              <table:table-cell office:value-type="float" office:value="762.0008362">
                <text:p>762.0008362</text:p>
              </table:table-cell>
              <table:table-cell office:value-type="float" office:value="2334.4731006">
                <text:p>2334.4731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8.99cm" xlink:href=".." xlink:type="simple" chart:class="chart:bar" chart:style-name="ch1">
        <chart:legend chart:legend-position="end" svg:x="13.538cm" svg:y="3.698cm" style:legend-expansion="high" chart:style-name="ch2"/>
        <chart:plot-area chart:style-name="ch3" table:cell-range-address="Sorted.L9:Sorted.U12" chart:data-source-has-labels="both" svg:x="1.33cm" svg:y="0.179cm" svg:width="11.889cm" svg:height="7.651cm">
          <chartooo:coordinate-region svg:x="1.951cm" svg:y="0.378cm" svg:width="11.268cm" svg:height="6.805cm"/>
          <chart:axis chart:dimension="x" chart:name="primary-x" chart:style-name="ch4" chartooo:axis-type="auto">
            <chartooo:date-scale/>
            <chart:title svg:x="5.867cm" svg:y="8.009cm" chart:style-name="ch5">
              <text:p>Cantidad de Datos</text:p>
            </chart:title>
            <chart:categories table:cell-range-address="Sorted.M9:Sorted.U9"/>
          </chart:axis>
          <chart:axis chart:dimension="y" chart:name="primary-y" chart:style-name="ch6">
            <chart:title svg:x="0.451cm" svg:y="5.477cm" chart:style-name="ch7">
              <text:p>Tiempo (Segundos)</text:p>
            </chart:title>
            <chart:grid chart:style-name="ch8" chart:class="major"/>
          </chart:axis>
          <chart:series chart:style-name="ch9" chart:values-cell-range-address="Sorted.M10:Sorted.U10" chart:label-cell-address="Sorted.L10:Sorted.L10" chart:class="chart:bar">
            <chart:data-point chart:repeated="9"/>
          </chart:series>
          <chart:series chart:style-name="ch10" chart:values-cell-range-address="Sorted.M11:Sorted.U11" chart:label-cell-address="Sorted.L11:Sorted.L11" chart:class="chart:bar">
            <chart:data-point chart:repeated="9"/>
          </chart:series>
          <chart:series chart:style-name="ch11" chart:values-cell-range-address="Sorted.M12:Sorted.U12" chart:label-cell-address="Sorted.L12:Sorted.L12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⁹</text:p>
                <draw:g>
                  <svg:desc>Sorted.M9:Sorted.U9</svg:desc>
                </draw:g>
              </table:table-cell>
              <table:table-cell office:value-type="string">
                <text:p>2²⁰</text:p>
              </table:table-cell>
              <table:table-cell office:value-type="string">
                <text:p>2²¹</text:p>
              </table:table-cell>
              <table:table-cell office:value-type="string">
                <text:p>2²²</text:p>
              </table:table-cell>
              <table:table-cell office:value-type="string">
                <text:p>2²³</text:p>
              </table:table-cell>
              <table:table-cell office:value-type="string">
                <text:p>2²⁴</text:p>
              </table:table-cell>
              <table:table-cell office:value-type="string">
                <text:p>2²⁵</text:p>
              </table:table-cell>
              <table:table-cell office:value-type="string">
                <text:p>2²⁶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>OpenMP</text:p>
                <draw:g>
                  <svg:desc>Sorted.L10:Sorted.L10</svg:desc>
                </draw:g>
              </table:table-cell>
              <table:table-cell office:value-type="float" office:value="0.011377">
                <text:p>0.011377</text:p>
                <draw:g>
                  <svg:desc>Sorted.M10:Sorted.U10</svg:desc>
                </draw:g>
              </table:table-cell>
              <table:table-cell office:value-type="float" office:value="0.0154548">
                <text:p>0.0154548</text:p>
              </table:table-cell>
              <table:table-cell office:value-type="float" office:value="0.0405876">
                <text:p>0.0405876</text:p>
              </table:table-cell>
              <table:table-cell office:value-type="float" office:value="0.095355">
                <text:p>0.095355</text:p>
              </table:table-cell>
              <table:table-cell office:value-type="float" office:value="0.383124">
                <text:p>0.383124</text:p>
              </table:table-cell>
              <table:table-cell office:value-type="float" office:value="0.9034186">
                <text:p>0.9034186</text:p>
              </table:table-cell>
              <table:table-cell office:value-type="float" office:value="1.8048114">
                <text:p>1.8048114</text:p>
              </table:table-cell>
              <table:table-cell office:value-type="float" office:value="4.56547725">
                <text:p>4.56547725</text:p>
              </table:table-cell>
              <table:table-cell office:value-type="float" office:value="10.2743626">
                <text:p>10.2743626</text:p>
              </table:table-cell>
            </table:table-row>
            <table:table-row>
              <table:table-cell office:value-type="string">
                <text:p>CORE</text:p>
                <draw:g>
                  <svg:desc>Sorted.L11:Sorted.L11</svg:desc>
                </draw:g>
              </table:table-cell>
              <table:table-cell office:value-type="float" office:value="0.008411">
                <text:p>0.008411</text:p>
                <draw:g>
                  <svg:desc>Sorted.M11:Sorted.U11</svg:desc>
                </draw:g>
              </table:table-cell>
              <table:table-cell office:value-type="float" office:value="0.015531">
                <text:p>0.015531</text:p>
              </table:table-cell>
              <table:table-cell office:value-type="float" office:value="0.0264534">
                <text:p>0.0264534</text:p>
              </table:table-cell>
              <table:table-cell office:value-type="float" office:value="0.0836734">
                <text:p>0.0836734</text:p>
              </table:table-cell>
              <table:table-cell office:value-type="float" office:value="0.313168">
                <text:p>0.313168</text:p>
              </table:table-cell>
              <table:table-cell office:value-type="float" office:value="0.7272024">
                <text:p>0.7272024</text:p>
              </table:table-cell>
              <table:table-cell office:value-type="float" office:value="1.5985678">
                <text:p>1.5985678</text:p>
              </table:table-cell>
              <table:table-cell office:value-type="float" office:value="3.6486468">
                <text:p>3.6486468</text:p>
              </table:table-cell>
              <table:table-cell office:value-type="float" office:value="8.5950834">
                <text:p>8.5950834</text:p>
              </table:table-cell>
            </table:table-row>
            <table:table-row>
              <table:table-cell office:value-type="string">
                <text:p>Secuencial</text:p>
                <draw:g>
                  <svg:desc>Sorted.L12:Sorted.L12</svg:desc>
                </draw:g>
              </table:table-cell>
              <table:table-cell office:value-type="float" office:value="0.0073122">
                <text:p>0.0073122</text:p>
                <draw:g>
                  <svg:desc>Sorted.M12:Sorted.U12</svg:desc>
                </draw:g>
              </table:table-cell>
              <table:table-cell office:value-type="float" office:value="0.0153">
                <text:p>0.0153</text:p>
              </table:table-cell>
              <table:table-cell office:value-type="float" office:value="0.031567">
                <text:p>0.031567</text:p>
              </table:table-cell>
              <table:table-cell office:value-type="float" office:value="0.0672094">
                <text:p>0.0672094</text:p>
              </table:table-cell>
              <table:table-cell office:value-type="float" office:value="0.144404">
                <text:p>0.144404</text:p>
              </table:table-cell>
              <table:table-cell office:value-type="float" office:value="0.3031522">
                <text:p>0.3031522</text:p>
              </table:table-cell>
              <table:table-cell office:value-type="float" office:value="0.6365178">
                <text:p>0.6365178</text:p>
              </table:table-cell>
              <table:table-cell office:value-type="float" office:value="1.3340832">
                <text:p>1.3340832</text:p>
              </table:table-cell>
              <table:table-cell office:value-type="float" office:value="2.784087">
                <text:p>2.7840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aximum="2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952cm" style:legend-expansion="high" chart:style-name="ch2"/>
        <chart:plot-area chart:style-name="ch3" table:cell-range-address="Uniform.M9:Uniform.V11" chart:data-source-has-labels="both" svg:x="1.331cm" svg:y="0.18cm" svg:width="11.901cm" svg:height="7.659cm">
          <chartooo:coordinate-region svg:x="2.323cm" svg:y="0.38cm" svg:width="10.909cm" svg:height="6.812cm"/>
          <chart:axis chart:dimension="x" chart:name="primary-x" chart:style-name="ch4" chartooo:axis-type="auto">
            <chartooo:date-scale/>
            <chart:title svg:x="6.456cm" svg:y="8.019cm" chart:style-name="ch5">
              <text:p>Elementos</text:p>
            </chart:title>
            <chart:categories table:cell-range-address="Uniform.N9:Uniform.V9"/>
          </chart:axis>
          <chart:axis chart:dimension="y" chart:name="primary-y" chart:style-name="ch6">
            <chart:title svg:x="0.451cm" svg:y="5.482cm" chart:style-name="ch7">
              <text:p>Tiempo (Segundos)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Uniform.N10:Uniform.V10" chart:label-cell-address="Uniform.M10:Uniform.M10" chart:class="chart:bar">
            <chart:data-point chart:repeated="9"/>
          </chart:series>
          <chart:series chart:style-name="ch11" chart:values-cell-range-address="Uniform.N11:Uniform.V11" chart:label-cell-address="Uniform.M11:Uniform.M11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⁹</text:p>
                <draw:g>
                  <svg:desc>Uniform.N9:Uniform.V9</svg:desc>
                </draw:g>
              </table:table-cell>
              <table:table-cell office:value-type="string">
                <text:p>2²⁰</text:p>
              </table:table-cell>
              <table:table-cell office:value-type="string">
                <text:p>2²¹</text:p>
              </table:table-cell>
              <table:table-cell office:value-type="string">
                <text:p>2²²</text:p>
              </table:table-cell>
              <table:table-cell office:value-type="string">
                <text:p>2²³</text:p>
              </table:table-cell>
              <table:table-cell office:value-type="string">
                <text:p>2²⁴</text:p>
              </table:table-cell>
              <table:table-cell office:value-type="string">
                <text:p>2²⁵</text:p>
              </table:table-cell>
              <table:table-cell office:value-type="string">
                <text:p>2²⁶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>OpenMP</text:p>
                <draw:g>
                  <svg:desc>Uniform.M10:Uniform.M10</svg:desc>
                </draw:g>
              </table:table-cell>
              <table:table-cell office:value-type="float" office:value="0.3082606">
                <text:p>0.3082606</text:p>
                <draw:g>
                  <svg:desc>Uniform.N10:Uniform.V10</svg:desc>
                </draw:g>
              </table:table-cell>
              <table:table-cell office:value-type="float" office:value="0.7066288">
                <text:p>0.7066288</text:p>
              </table:table-cell>
              <table:table-cell office:value-type="float" office:value="2.0963368">
                <text:p>2.0963368</text:p>
              </table:table-cell>
              <table:table-cell office:value-type="float" office:value="6.7079334">
                <text:p>6.7079334</text:p>
              </table:table-cell>
              <table:table-cell office:value-type="float" office:value="17.9267364">
                <text:p>17.9267364</text:p>
              </table:table-cell>
              <table:table-cell office:value-type="float" office:value="40.3053326">
                <text:p>40.3053326</text:p>
              </table:table-cell>
              <table:table-cell office:value-type="float" office:value="97.9228084">
                <text:p>97.9228084</text:p>
              </table:table-cell>
              <table:table-cell office:value-type="float" office:value="279.469841">
                <text:p>279.469841</text:p>
              </table:table-cell>
              <table:table-cell office:value-type="float" office:value="1115.9206934">
                <text:p>1115.9206934</text:p>
              </table:table-cell>
            </table:table-row>
            <table:table-row>
              <table:table-cell office:value-type="string">
                <text:p>Secuencial</text:p>
                <draw:g>
                  <svg:desc>Uniform.M11:Uniform.M11</svg:desc>
                </draw:g>
              </table:table-cell>
              <table:table-cell office:value-type="float" office:value="0.4142398">
                <text:p>0.4142398</text:p>
                <draw:g>
                  <svg:desc>Uniform.N11:Uniform.V11</svg:desc>
                </draw:g>
              </table:table-cell>
              <table:table-cell office:value-type="float" office:value="1.0993354">
                <text:p>1.0993354</text:p>
              </table:table-cell>
              <table:table-cell office:value-type="float" office:value="3.3954726">
                <text:p>3.3954726</text:p>
              </table:table-cell>
              <table:table-cell office:value-type="float" office:value="10.4366336">
                <text:p>10.4366336</text:p>
              </table:table-cell>
              <table:table-cell office:value-type="float" office:value="29.5949318">
                <text:p>29.5949318</text:p>
              </table:table-cell>
              <table:table-cell office:value-type="float" office:value="79.9014428">
                <text:p>79.9014428</text:p>
              </table:table-cell>
              <table:table-cell office:value-type="float" office:value="209.165414">
                <text:p>209.165414</text:p>
              </table:table-cell>
              <table:table-cell office:value-type="float" office:value="612.816559">
                <text:p>612.816559</text:p>
              </table:table-cell>
              <table:table-cell office:value-type="float" office:value="2059.7655782">
                <text:p>2059.76557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1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21cm" svg:y="0.316cm" chart:style-name="ch2">
          <text:p>Distribution Staggered</text:p>
        </chart:title>
        <chart:legend chart:legend-position="end" svg:x="13.552cm" svg:y="3.952cm" style:legend-expansion="high" chart:style-name="ch3"/>
        <chart:plot-area chart:style-name="ch4" table:cell-range-address="Staggered.N12:Staggered.W14" chart:data-source-has-labels="both" svg:x="1.331cm" svg:y="1.275cm" svg:width="11.901cm" svg:height="6.564cm">
          <chartooo:coordinate-region svg:x="2.323cm" svg:y="1.275cm" svg:width="10.909cm" svg:height="5.917cm"/>
          <chart:axis chart:dimension="x" chart:name="primary-x" chart:style-name="ch5" chartooo:axis-type="auto">
            <chartooo:date-scale/>
            <chart:title svg:x="6.456cm" svg:y="8.019cm" chart:style-name="ch6">
              <text:p>Elementos</text:p>
            </chart:title>
            <chart:categories table:cell-range-address="Staggered.O12:Staggered.W12"/>
          </chart:axis>
          <chart:axis chart:dimension="y" chart:name="primary-y" chart:style-name="ch7">
            <chart:title svg:x="0.451cm" svg:y="6.03cm" chart:style-name="ch8">
              <text:p>Tiempo (Segundo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taggered.O13:Staggered.W13" chart:label-cell-address="Staggered.N13:Staggered.N13" chart:class="chart:bar">
            <chart:data-point chart:repeated="9"/>
          </chart:series>
          <chart:series chart:style-name="ch12" chart:values-cell-range-address="Staggered.O14:Staggered.W14" chart:label-cell-address="Staggered.N14:Staggered.N14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⁹</text:p>
                <draw:g>
                  <svg:desc>Staggered.O12:Staggered.W12</svg:desc>
                </draw:g>
              </table:table-cell>
              <table:table-cell office:value-type="string">
                <text:p>2²⁰</text:p>
              </table:table-cell>
              <table:table-cell office:value-type="string">
                <text:p>2²¹</text:p>
              </table:table-cell>
              <table:table-cell office:value-type="string">
                <text:p>2²²</text:p>
              </table:table-cell>
              <table:table-cell office:value-type="string">
                <text:p>2²³</text:p>
              </table:table-cell>
              <table:table-cell office:value-type="string">
                <text:p>2²⁴</text:p>
              </table:table-cell>
              <table:table-cell office:value-type="string">
                <text:p>2²⁵</text:p>
              </table:table-cell>
              <table:table-cell office:value-type="string">
                <text:p>2²⁶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>OpenMP</text:p>
                <draw:g>
                  <svg:desc>Staggered.N13:Staggered.N13</svg:desc>
                </draw:g>
              </table:table-cell>
              <table:table-cell office:value-type="float" office:value="0.1767268">
                <text:p>0.1767268</text:p>
                <draw:g>
                  <svg:desc>Staggered.O13:Staggered.W13</svg:desc>
                </draw:g>
              </table:table-cell>
              <table:table-cell office:value-type="float" office:value="0.6649642">
                <text:p>0.6649642</text:p>
              </table:table-cell>
              <table:table-cell office:value-type="float" office:value="1.4308398">
                <text:p>1.4308398</text:p>
              </table:table-cell>
              <table:table-cell office:value-type="float" office:value="3.6908544">
                <text:p>3.6908544</text:p>
              </table:table-cell>
              <table:table-cell office:value-type="float" office:value="9.6695678">
                <text:p>9.6695678</text:p>
              </table:table-cell>
              <table:table-cell office:value-type="float" office:value="30.5351726">
                <text:p>30.5351726</text:p>
              </table:table-cell>
              <table:table-cell office:value-type="float" office:value="106.1361964">
                <text:p>106.1361964</text:p>
              </table:table-cell>
              <table:table-cell office:value-type="float" office:value="252.5956375">
                <text:p>252.5956375</text:p>
              </table:table-cell>
              <table:table-cell office:value-type="float" office:value="506.0007366">
                <text:p>506.0007366</text:p>
              </table:table-cell>
            </table:table-row>
            <table:table-row>
              <table:table-cell office:value-type="string">
                <text:p>Secuencial</text:p>
                <draw:g>
                  <svg:desc>Staggered.N14:Staggered.N14</svg:desc>
                </draw:g>
              </table:table-cell>
              <table:table-cell office:value-type="float" office:value="0.2674666">
                <text:p>0.2674666</text:p>
                <draw:g>
                  <svg:desc>Staggered.O14:Staggered.W14</svg:desc>
                </draw:g>
              </table:table-cell>
              <table:table-cell office:value-type="float" office:value="0.9083984">
                <text:p>0.9083984</text:p>
              </table:table-cell>
              <table:table-cell office:value-type="float" office:value="2.4143">
                <text:p>2.4143</text:p>
              </table:table-cell>
              <table:table-cell office:value-type="float" office:value="6.7335326">
                <text:p>6.7335326</text:p>
              </table:table-cell>
              <table:table-cell office:value-type="float" office:value="17.8461962">
                <text:p>17.8461962</text:p>
              </table:table-cell>
              <table:table-cell office:value-type="float" office:value="58.4491592">
                <text:p>58.4491592</text:p>
              </table:table-cell>
              <table:table-cell office:value-type="float" office:value="187.5676876">
                <text:p>187.5676876</text:p>
              </table:table-cell>
              <table:table-cell office:value-type="float" office:value="507.2815306">
                <text:p>507.2815306</text:p>
              </table:table-cell>
              <table:table-cell office:value-type="float" office:value="1187.2742384">
                <text:p>1187.27423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2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Distribution Bucket</text:p>
        </chart:title>
        <chart:legend chart:legend-position="end" svg:x="13.552cm" svg:y="3.952cm" style:legend-expansion="high" chart:style-name="ch3"/>
        <chart:plot-area chart:style-name="ch4" table:cell-range-address="Bucket.N10:Bucket.W12" chart:data-source-has-labels="both" svg:x="1.331cm" svg:y="1.275cm" svg:width="11.901cm" svg:height="6.564cm">
          <chartooo:coordinate-region svg:x="2.429cm" svg:y="1.475cm" svg:width="10.803cm" svg:height="5.717cm"/>
          <chart:axis chart:dimension="x" chart:name="primary-x" chart:style-name="ch5" chartooo:axis-type="auto">
            <chartooo:date-scale/>
            <chart:title svg:x="6.456cm" svg:y="8.019cm" chart:style-name="ch6">
              <text:p>Elementos</text:p>
            </chart:title>
            <chart:categories table:cell-range-address="Bucket.O10:Bucket.W10"/>
          </chart:axis>
          <chart:axis chart:dimension="y" chart:name="primary-y" chart:style-name="ch7">
            <chart:title svg:x="0.451cm" svg:y="6.03cm" chart:style-name="ch8">
              <text:p>Tiempo (Segundo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Bucket.O11:Bucket.W11" chart:label-cell-address="Bucket.N11:Bucket.N11" chart:class="chart:bar">
            <chart:data-point chart:repeated="9"/>
          </chart:series>
          <chart:series chart:style-name="ch12" chart:values-cell-range-address="Bucket.O12:Bucket.W12" chart:label-cell-address="Bucket.N12:Bucket.N12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⁹</text:p>
                <draw:g>
                  <svg:desc>Bucket.O10:Bucket.W10</svg:desc>
                </draw:g>
              </table:table-cell>
              <table:table-cell office:value-type="string">
                <text:p>2²⁰</text:p>
              </table:table-cell>
              <table:table-cell office:value-type="string">
                <text:p>2²¹</text:p>
              </table:table-cell>
              <table:table-cell office:value-type="string">
                <text:p>2²²</text:p>
              </table:table-cell>
              <table:table-cell office:value-type="string">
                <text:p>2²³</text:p>
              </table:table-cell>
              <table:table-cell office:value-type="string">
                <text:p>2²⁴</text:p>
              </table:table-cell>
              <table:table-cell office:value-type="string">
                <text:p>2²⁵</text:p>
              </table:table-cell>
              <table:table-cell office:value-type="string">
                <text:p>2²⁶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>OpenMP</text:p>
                <draw:g>
                  <svg:desc>Bucket.N11:Bucket.N11</svg:desc>
                </draw:g>
              </table:table-cell>
              <table:table-cell office:value-type="float" office:value="0.2321064">
                <text:p>0.2321064</text:p>
                <draw:g>
                  <svg:desc>Bucket.O11:Bucket.W11</svg:desc>
                </draw:g>
              </table:table-cell>
              <table:table-cell office:value-type="float" office:value="0.986964">
                <text:p>0.986964</text:p>
              </table:table-cell>
              <table:table-cell office:value-type="float" office:value="1.8013102">
                <text:p>1.8013102</text:p>
              </table:table-cell>
              <table:table-cell office:value-type="float" office:value="6.80493">
                <text:p>6.80493</text:p>
              </table:table-cell>
              <table:table-cell office:value-type="float" office:value="15.1883946">
                <text:p>15.1883946</text:p>
              </table:table-cell>
              <table:table-cell office:value-type="float" office:value="60.1624458">
                <text:p>60.1624458</text:p>
              </table:table-cell>
              <table:table-cell office:value-type="float" office:value="115.4840754">
                <text:p>115.4840754</text:p>
              </table:table-cell>
              <table:table-cell office:value-type="float" office:value="234.5870505">
                <text:p>234.5870505</text:p>
              </table:table-cell>
              <table:table-cell office:value-type="float" office:value="1009.5358782">
                <text:p>1009.5358782</text:p>
              </table:table-cell>
            </table:table-row>
            <table:table-row>
              <table:table-cell office:value-type="string">
                <text:p>Secuencial</text:p>
                <draw:g>
                  <svg:desc>Bucket.N12:Bucket.N12</svg:desc>
                </draw:g>
              </table:table-cell>
              <table:table-cell office:value-type="float" office:value="0.327094">
                <text:p>0.327094</text:p>
                <draw:g>
                  <svg:desc>Bucket.O12:Bucket.W12</svg:desc>
                </draw:g>
              </table:table-cell>
              <table:table-cell office:value-type="float" office:value="1.299668">
                <text:p>1.299668</text:p>
              </table:table-cell>
              <table:table-cell office:value-type="float" office:value="2.966275">
                <text:p>2.966275</text:p>
              </table:table-cell>
              <table:table-cell office:value-type="float" office:value="10.854807">
                <text:p>10.854807</text:p>
              </table:table-cell>
              <table:table-cell office:value-type="float" office:value="26.426424">
                <text:p>26.426424</text:p>
              </table:table-cell>
              <table:table-cell office:value-type="float" office:value="95.099035">
                <text:p>95.099035</text:p>
              </table:table-cell>
              <table:table-cell office:value-type="float" office:value="230.318984">
                <text:p>230.318984</text:p>
              </table:table-cell>
              <table:table-cell office:value-type="float" office:value="582.36678">
                <text:p>582.36678</text:p>
              </table:table-cell>
              <table:table-cell office:value-type="float" office:value="2022.775178">
                <text:p>2022.7751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8cm" xlink:href=".." xlink:type="simple" chart:class="chart:bar" chart:style-name="ch1">
        <chart:legend chart:legend-position="end" svg:x="12.818cm" svg:y="3.707cm" style:legend-expansion="high" chart:style-name="ch2"/>
        <chart:plot-area chart:style-name="ch3" table:cell-range-address="Zero.O10:Zero.W13 Zero.N11:Zero.N13" chart:data-source-has-labels="both" svg:x="1.331cm" svg:y="0.18cm" svg:width="11.167cm" svg:height="7.667cm">
          <chartooo:coordinate-region svg:x="1.952cm" svg:y="0.379cm" svg:width="10.546cm" svg:height="6.821cm"/>
          <chart:axis chart:dimension="x" chart:name="primary-x" chart:style-name="ch4" chartooo:axis-type="auto">
            <chartooo:date-scale/>
            <chart:title svg:x="5.507cm" svg:y="8.027cm" chart:style-name="ch5">
              <text:p>Cantidad de Datos</text:p>
            </chart:title>
            <chart:categories table:cell-range-address="Zero.O10:Zero.W10"/>
          </chart:axis>
          <chart:axis chart:dimension="y" chart:name="primary-y" chart:style-name="ch6">
            <chart:title svg:x="0.451cm" svg:y="5.486cm" chart:style-name="ch7">
              <text:p>Tiempo (Segundos)</text:p>
            </chart:title>
            <chart:grid chart:style-name="ch8" chart:class="major"/>
          </chart:axis>
          <chart:series chart:style-name="ch9" chart:values-cell-range-address="Zero.O11:Zero.W11" chart:label-cell-address="Zero.N11:Zero.N11" chart:class="chart:bar">
            <chart:data-point chart:repeated="9"/>
          </chart:series>
          <chart:series chart:style-name="ch10" chart:values-cell-range-address="Zero.O12:Zero.W12" chart:label-cell-address="Zero.N12:Zero.N12" chart:class="chart:bar">
            <chart:data-point chart:repeated="9"/>
          </chart:series>
          <chart:series chart:style-name="ch11" chart:values-cell-range-address="Zero.O13:Zero.W13" chart:label-cell-address="Zero.N13:Zero.N13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¹⁹</text:p>
                <draw:g>
                  <svg:desc>Zero.O10:Zero.W10</svg:desc>
                </draw:g>
              </table:table-cell>
              <table:table-cell office:value-type="string">
                <text:p>2²⁰</text:p>
              </table:table-cell>
              <table:table-cell office:value-type="string">
                <text:p>2²¹</text:p>
              </table:table-cell>
              <table:table-cell office:value-type="string">
                <text:p>2²²</text:p>
              </table:table-cell>
              <table:table-cell office:value-type="string">
                <text:p>2²³</text:p>
              </table:table-cell>
              <table:table-cell office:value-type="string">
                <text:p>2²⁴</text:p>
              </table:table-cell>
              <table:table-cell office:value-type="string">
                <text:p>2²⁵</text:p>
              </table:table-cell>
              <table:table-cell office:value-type="string">
                <text:p>2²⁶</text:p>
              </table:table-cell>
              <table:table-cell office:value-type="string">
                <text:p>2²⁷</text:p>
              </table:table-cell>
            </table:table-row>
          </table:table-header-rows>
          <table:table-rows>
            <table:table-row>
              <table:table-cell office:value-type="string">
                <text:p>OpenMP</text:p>
                <draw:g>
                  <svg:desc>Zero.N11:Zero.N11</svg:desc>
                </draw:g>
              </table:table-cell>
              <table:table-cell office:value-type="float" office:value="0.0114642">
                <text:p>0.0114642</text:p>
                <draw:g>
                  <svg:desc>Zero.O11:Zero.W11</svg:desc>
                </draw:g>
              </table:table-cell>
              <table:table-cell office:value-type="float" office:value="0.018219">
                <text:p>0.018219</text:p>
              </table:table-cell>
              <table:table-cell office:value-type="float" office:value="0.0332128">
                <text:p>0.0332128</text:p>
              </table:table-cell>
              <table:table-cell office:value-type="float" office:value="0.1026846">
                <text:p>0.1026846</text:p>
              </table:table-cell>
              <table:table-cell office:value-type="float" office:value="0.381351">
                <text:p>0.381351</text:p>
              </table:table-cell>
              <table:table-cell office:value-type="float" office:value="0.9349666">
                <text:p>0.9349666</text:p>
              </table:table-cell>
              <table:table-cell office:value-type="float" office:value="1.8691898">
                <text:p>1.8691898</text:p>
              </table:table-cell>
              <table:table-cell office:value-type="float" office:value="4.41345925">
                <text:p>4.41345925</text:p>
              </table:table-cell>
              <table:table-cell office:value-type="float" office:value="10.7455484">
                <text:p>10.7455484</text:p>
              </table:table-cell>
            </table:table-row>
            <table:table-row>
              <table:table-cell office:value-type="string">
                <text:p>OpenMP-CORE</text:p>
                <draw:g>
                  <svg:desc>Zero.N12:Zero.N12</svg:desc>
                </draw:g>
              </table:table-cell>
              <table:table-cell office:value-type="float" office:value="0.008879">
                <text:p>0.008879</text:p>
                <draw:g>
                  <svg:desc>Zero.O12:Zero.W12</svg:desc>
                </draw:g>
              </table:table-cell>
              <table:table-cell office:value-type="float" office:value="0.016274">
                <text:p>0.016274</text:p>
              </table:table-cell>
              <table:table-cell office:value-type="float" office:value="0.0271424">
                <text:p>0.0271424</text:p>
              </table:table-cell>
              <table:table-cell office:value-type="float" office:value="0.0825182">
                <text:p>0.0825182</text:p>
              </table:table-cell>
              <table:table-cell office:value-type="float" office:value="0.306225">
                <text:p>0.306225</text:p>
              </table:table-cell>
              <table:table-cell office:value-type="float" office:value="0.732751">
                <text:p>0.732751</text:p>
              </table:table-cell>
              <table:table-cell office:value-type="float" office:value="1.536435">
                <text:p>1.536435</text:p>
              </table:table-cell>
              <table:table-cell office:value-type="float" office:value="3.5503328">
                <text:p>3.5503328</text:p>
              </table:table-cell>
              <table:table-cell office:value-type="float" office:value="8.3856634">
                <text:p>8.3856634</text:p>
              </table:table-cell>
            </table:table-row>
            <table:table-row>
              <table:table-cell office:value-type="string">
                <text:p>Secuencial</text:p>
                <draw:g>
                  <svg:desc>Zero.N13:Zero.N13</svg:desc>
                </draw:g>
              </table:table-cell>
              <table:table-cell office:value-type="float" office:value="0.0086662">
                <text:p>0.0086662</text:p>
                <draw:g>
                  <svg:desc>Zero.O13:Zero.W13</svg:desc>
                </draw:g>
              </table:table-cell>
              <table:table-cell office:value-type="float" office:value="0.0172492">
                <text:p>0.0172492</text:p>
              </table:table-cell>
              <table:table-cell office:value-type="float" office:value="0.0361186">
                <text:p>0.0361186</text:p>
              </table:table-cell>
              <table:table-cell office:value-type="float" office:value="0.0668502">
                <text:p>0.0668502</text:p>
              </table:table-cell>
              <table:table-cell office:value-type="float" office:value="0.1440444">
                <text:p>0.1440444</text:p>
              </table:table-cell>
              <table:table-cell office:value-type="float" office:value="0.3030318">
                <text:p>0.3030318</text:p>
              </table:table-cell>
              <table:table-cell office:value-type="float" office:value="0.6362462">
                <text:p>0.6362462</text:p>
              </table:table-cell>
              <table:table-cell office:value-type="float" office:value="1.3332896">
                <text:p>1.3332896</text:p>
              </table:table-cell>
              <table:table-cell office:value-type="float" office:value="2.78617">
                <text:p>2.786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